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55.37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position=""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 fo:font-size="10pt" style:font-size-asian="10pt" style:font-size-complex="10pt"/>
    </style:style>
    <style:style style:name="ce5" style:family="table-cell" style:parent-style-name="Default" style:data-style-name="N4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Courier 10 Pitc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00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S0C</text:p>
          </table:table-cell>
          <table:table-cell office:value-type="string" calcext:value-type="string">
            <text:p>S1C</text:p>
          </table:table-cell>
          <table:table-cell office:value-type="string" calcext:value-type="string">
            <text:p>S0U</text:p>
          </table:table-cell>
          <table:table-cell office:value-type="string" calcext:value-type="string">
            <text:p>S1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CSC</text:p>
          </table:table-cell>
          <table:table-cell office:value-type="string" calcext:value-type="string">
            <text:p>CCSU</text:p>
          </table:table-cell>
          <table:table-cell office:value-type="string" calcext:value-type="string">
            <text:p>YGC</text:p>
          </table:table-cell>
          <table:table-cell office:value-type="string" calcext:value-type="string">
            <text:p>YGCT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GCT</text:p>
          </table:table-cell>
          <table:table-cell office:value-type="string" calcext:value-type="string">
            <text:p>GCT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3278.7" calcext:value-type="float">
            <text:p>3278,7</text:p>
          </table:table-cell>
          <table:table-cell office:value-type="float" office:value="44032" calcext:value-type="float">
            <text:p>4403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4.6" calcext:value-type="float">
            <text:p>774,6</text:p>
          </table:table-cell>
          <table:table-cell office:value-type="float" office:value="384" calcext:value-type="float">
            <text:p>384</text:p>
          </table:table-cell>
          <table:table-cell office:value-type="float" office:value="75.9" calcext:value-type="float">
            <text:p>75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225" calcext:value-type="float">
            <text:p>60225</text:p>
          </table:table-cell>
          <table:table-cell office:value-type="float" office:value="290316" calcext:value-type="float">
            <text:p>290316</text:p>
          </table:table-cell>
          <table:table-cell office:value-type="float" office:value="369" calcext:value-type="float">
            <text:p>369</text:p>
          </table:table-cell>
          <table:table-cell office:value-type="float" office:value="91780" calcext:value-type="float">
            <text:p>917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380.2" calcext:value-type="float">
            <text:p>4380,2</text:p>
          </table:table-cell>
          <table:table-cell office:value-type="float" office:value="44032" calcext:value-type="float">
            <text:p>44032</text:p>
          </table:table-cell>
          <table:table-cell office:value-type="float" office:value="3596.1" calcext:value-type="float">
            <text:p>35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49.2" calcext:value-type="float">
            <text:p>6849,2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12" calcext:value-type="float">
            <text:p>112</text:p>
          </table:table-cell>
          <table:table-cell office:value-type="float" office:value="0.585" calcext:value-type="float">
            <text:p>0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table:number-columns-repeated="1003"/>
        </table:table-row>
        <table:table-row table:style-name="ro1">
          <table:table-cell office:value-type="float" office:value="120418" calcext:value-type="float">
            <text:p>120418</text:p>
          </table:table-cell>
          <table:table-cell office:value-type="float" office:value="595824" calcext:value-type="float">
            <text:p>595824</text:p>
          </table:table-cell>
          <table:table-cell office:value-type="float" office:value="376" calcext:value-type="float">
            <text:p>376</text:p>
          </table:table-cell>
          <table:table-cell office:value-type="float" office:value="96044" calcext:value-type="float">
            <text:p>960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370.7" calcext:value-type="float">
            <text:p>1370,7</text:p>
          </table:table-cell>
          <table:table-cell office:value-type="float" office:value="44032" calcext:value-type="float">
            <text:p>44032</text:p>
          </table:table-cell>
          <table:table-cell office:value-type="float" office:value="6188.1" calcext:value-type="float">
            <text:p>618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2.7" calcext:value-type="float">
            <text:p>6852,7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224" calcext:value-type="float">
            <text:p>224</text:p>
          </table:table-cell>
          <table:table-cell office:value-type="float" office:value="1.179" calcext:value-type="float">
            <text:p>1,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  <table:table-cell table:number-columns-repeated="1003"/>
        </table:table-row>
        <table:table-row table:style-name="ro1">
          <table:table-cell office:value-type="float" office:value="180613" calcext:value-type="float">
            <text:p>180613</text:p>
          </table:table-cell>
          <table:table-cell office:value-type="float" office:value="892590" calcext:value-type="float">
            <text:p>892590</text:p>
          </table:table-cell>
          <table:table-cell office:value-type="float" office:value="376" calcext:value-type="float">
            <text:p>376</text:p>
          </table:table-cell>
          <table:table-cell office:value-type="float" office:value="98364" calcext:value-type="float">
            <text:p>9836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386.4" calcext:value-type="float">
            <text:p>12386,4</text:p>
          </table:table-cell>
          <table:table-cell office:value-type="float" office:value="44032" calcext:value-type="float">
            <text:p>44032</text:p>
          </table:table-cell>
          <table:table-cell office:value-type="float" office:value="8804.1" calcext:value-type="float">
            <text:p>880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3.1" calcext:value-type="float">
            <text:p>6853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332" calcext:value-type="float">
            <text:p>332</text:p>
          </table:table-cell>
          <table:table-cell office:value-type="float" office:value="1.752" calcext:value-type="float">
            <text:p>1,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2" calcext:value-type="float">
            <text:p>1,752</text:p>
          </table:table-cell>
          <table:table-cell table:number-columns-repeated="1003"/>
        </table:table-row>
        <table:table-row table:style-name="ro1">
          <table:table-cell office:value-type="float" office:value="240804" calcext:value-type="float">
            <text:p>240804</text:p>
          </table:table-cell>
          <table:table-cell office:value-type="float" office:value="1200564" calcext:value-type="float">
            <text:p>1200564</text:p>
          </table:table-cell>
          <table:table-cell office:value-type="float" office:value="376" calcext:value-type="float">
            <text:p>376</text:p>
          </table:table-cell>
          <table:table-cell office:value-type="float" office:value="100664" calcext:value-type="float">
            <text:p>10066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6165.7" calcext:value-type="float">
            <text:p>6165,7</text:p>
          </table:table-cell>
          <table:table-cell office:value-type="float" office:value="44032" calcext:value-type="float">
            <text:p>44032</text:p>
          </table:table-cell>
          <table:table-cell office:value-type="float" office:value="11564.1" calcext:value-type="float">
            <text:p>115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4.5" calcext:value-type="float">
            <text:p>6854,5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445" calcext:value-type="float">
            <text:p>445</text:p>
          </table:table-cell>
          <table:table-cell office:value-type="float" office:value="2.333" calcext:value-type="float">
            <text:p>2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" calcext:value-type="float">
            <text:p>2,333</text:p>
          </table:table-cell>
          <table:table-cell table:number-columns-repeated="1003"/>
        </table:table-row>
        <table:table-row table:style-name="ro1">
          <table:table-cell office:value-type="float" office:value="300982" calcext:value-type="float">
            <text:p>300982</text:p>
          </table:table-cell>
          <table:table-cell office:value-type="float" office:value="1518734" calcext:value-type="float">
            <text:p>1518734</text:p>
          </table:table-cell>
          <table:table-cell office:value-type="float" office:value="379" calcext:value-type="float">
            <text:p>379</text:p>
          </table:table-cell>
          <table:table-cell office:value-type="float" office:value="102764" calcext:value-type="float">
            <text:p>10276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2302" calcext:value-type="float">
            <text:p>12302</text:p>
          </table:table-cell>
          <table:table-cell office:value-type="float" office:value="44032" calcext:value-type="float">
            <text:p>44032</text:p>
          </table:table-cell>
          <table:table-cell office:value-type="float" office:value="14332.1" calcext:value-type="float">
            <text:p>143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4.5" calcext:value-type="float">
            <text:p>6854,5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561" calcext:value-type="float">
            <text:p>561</text:p>
          </table:table-cell>
          <table:table-cell office:value-type="float" office:value="2.936" calcext:value-type="float">
            <text:p>2,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" calcext:value-type="float">
            <text:p>2,936</text:p>
          </table:table-cell>
          <table:table-cell table:number-columns-repeated="1003"/>
        </table:table-row>
        <table:table-row table:style-name="ro1">
          <table:table-cell office:value-type="float" office:value="361164" calcext:value-type="float">
            <text:p>361164</text:p>
          </table:table-cell>
          <table:table-cell office:value-type="float" office:value="1836344" calcext:value-type="float">
            <text:p>1836344</text:p>
          </table:table-cell>
          <table:table-cell office:value-type="float" office:value="381" calcext:value-type="float">
            <text:p>381</text:p>
          </table:table-cell>
          <table:table-cell office:value-type="float" office:value="106904" calcext:value-type="float">
            <text:p>10690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6787.8" calcext:value-type="float">
            <text:p>16787,8</text:p>
          </table:table-cell>
          <table:table-cell office:value-type="float" office:value="44032" calcext:value-type="float">
            <text:p>44032</text:p>
          </table:table-cell>
          <table:table-cell office:value-type="float" office:value="17148.1" calcext:value-type="float">
            <text:p>171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" calcext:value-type="float">
            <text:p>6858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677" calcext:value-type="float">
            <text:p>677</text:p>
          </table:table-cell>
          <table:table-cell office:value-type="float" office:value="3.544" calcext:value-type="float">
            <text:p>3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4" calcext:value-type="float">
            <text:p>3,544</text:p>
          </table:table-cell>
          <table:table-cell table:number-columns-repeated="1003"/>
        </table:table-row>
        <table:table-row table:style-name="ro1">
          <table:table-cell office:value-type="float" office:value="421347" calcext:value-type="float">
            <text:p>421347</text:p>
          </table:table-cell>
          <table:table-cell office:value-type="float" office:value="2149682" calcext:value-type="float">
            <text:p>2149682</text:p>
          </table:table-cell>
          <table:table-cell office:value-type="float" office:value="382" calcext:value-type="float">
            <text:p>382</text:p>
          </table:table-cell>
          <table:table-cell office:value-type="float" office:value="109000" calcext:value-type="float">
            <text:p>1090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0010.4" calcext:value-type="float">
            <text:p>10010,4</text:p>
          </table:table-cell>
          <table:table-cell office:value-type="float" office:value="44032" calcext:value-type="float">
            <text:p>44032</text:p>
          </table:table-cell>
          <table:table-cell office:value-type="float" office:value="19676.1" calcext:value-type="float">
            <text:p>1967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" calcext:value-type="float">
            <text:p>6858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792" calcext:value-type="float">
            <text:p>792</text:p>
          </table:table-cell>
          <table:table-cell office:value-type="float" office:value="4.167" calcext:value-type="float">
            <text:p>4,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7" calcext:value-type="float">
            <text:p>4,167</text:p>
          </table:table-cell>
          <table:table-cell table:number-columns-repeated="1003"/>
        </table:table-row>
        <table:table-row table:style-name="ro1">
          <table:table-cell office:value-type="float" office:value="481531" calcext:value-type="float">
            <text:p>481531</text:p>
          </table:table-cell>
          <table:table-cell office:value-type="float" office:value="2461414" calcext:value-type="float">
            <text:p>2461414</text:p>
          </table:table-cell>
          <table:table-cell office:value-type="float" office:value="382" calcext:value-type="float">
            <text:p>382</text:p>
          </table:table-cell>
          <table:table-cell office:value-type="float" office:value="111104" calcext:value-type="float">
            <text:p>11110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0381.6" calcext:value-type="float">
            <text:p>10381,6</text:p>
          </table:table-cell>
          <table:table-cell office:value-type="float" office:value="44032" calcext:value-type="float">
            <text:p>44032</text:p>
          </table:table-cell>
          <table:table-cell office:value-type="float" office:value="22332.1" calcext:value-type="float">
            <text:p>223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" calcext:value-type="float">
            <text:p>6858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906" calcext:value-type="float">
            <text:p>906</text:p>
          </table:table-cell>
          <table:table-cell office:value-type="float" office:value="4.772" calcext:value-type="float">
            <text:p>4,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2" calcext:value-type="float">
            <text:p>4,772</text:p>
          </table:table-cell>
          <table:table-cell table:number-columns-repeated="1003"/>
        </table:table-row>
        <table:table-row table:style-name="ro1">
          <table:table-cell office:value-type="float" office:value="541719" calcext:value-type="float">
            <text:p>541719</text:p>
          </table:table-cell>
          <table:table-cell office:value-type="float" office:value="2776896" calcext:value-type="float">
            <text:p>2776896</text:p>
          </table:table-cell>
          <table:table-cell office:value-type="float" office:value="383" calcext:value-type="float">
            <text:p>383</text:p>
          </table:table-cell>
          <table:table-cell office:value-type="float" office:value="115296" calcext:value-type="float">
            <text:p>11529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7531.2" calcext:value-type="float">
            <text:p>17531,2</text:p>
          </table:table-cell>
          <table:table-cell office:value-type="float" office:value="44032" calcext:value-type="float">
            <text:p>44032</text:p>
          </table:table-cell>
          <table:table-cell office:value-type="float" office:value="25084.1" calcext:value-type="float">
            <text:p>25084,1</text:p>
          </table:table-cell>
          <table:table-cell office:value-type="float" office:value="7296" calcext:value-type="float">
            <text:p>7296</text:p>
          </table:table-cell>
          <table:table-cell office:value-type="float" office:value="6858" calcext:value-type="float">
            <text:p>6858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021" calcext:value-type="float">
            <text:p>1021</text:p>
          </table:table-cell>
          <table:table-cell office:value-type="float" office:value="5.379" calcext:value-type="float">
            <text:p>5,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9" calcext:value-type="float">
            <text:p>5,379</text:p>
          </table:table-cell>
          <table:table-cell table:number-columns-repeated="1003"/>
        </table:table-row>
        <table:table-row table:style-name="ro1">
          <table:table-cell office:value-type="float" office:value="601907" calcext:value-type="float">
            <text:p>601907</text:p>
          </table:table-cell>
          <table:table-cell office:value-type="float" office:value="3095512" calcext:value-type="float">
            <text:p>3095512</text:p>
          </table:table-cell>
          <table:table-cell office:value-type="float" office:value="383" calcext:value-type="float">
            <text:p>383</text:p>
          </table:table-cell>
          <table:table-cell office:value-type="float" office:value="117384" calcext:value-type="float">
            <text:p>1173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9298.5" calcext:value-type="float">
            <text:p>9298,5</text:p>
          </table:table-cell>
          <table:table-cell office:value-type="float" office:value="44032" calcext:value-type="float">
            <text:p>44032</text:p>
          </table:table-cell>
          <table:table-cell office:value-type="float" office:value="27788.1" calcext:value-type="float">
            <text:p>2778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9.6" calcext:value-type="float">
            <text:p>6859,6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138" calcext:value-type="float">
            <text:p>1138</text:p>
          </table:table-cell>
          <table:table-cell office:value-type="float" office:value="5.995" calcext:value-type="float">
            <text:p>5,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5" calcext:value-type="float">
            <text:p>5,995</text:p>
          </table:table-cell>
          <table:table-cell table:number-columns-repeated="1003"/>
        </table:table-row>
        <table:table-row table:style-name="ro1">
          <table:table-cell office:value-type="float" office:value="662096" calcext:value-type="float">
            <text:p>662096</text:p>
          </table:table-cell>
          <table:table-cell office:value-type="float" office:value="3414284" calcext:value-type="float">
            <text:p>3414284</text:p>
          </table:table-cell>
          <table:table-cell office:value-type="float" office:value="384" calcext:value-type="float">
            <text:p>384</text:p>
          </table:table-cell>
          <table:table-cell office:value-type="float" office:value="119508" calcext:value-type="float">
            <text:p>11950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2016.6" calcext:value-type="float">
            <text:p>2016,6</text:p>
          </table:table-cell>
          <table:table-cell office:value-type="float" office:value="44032" calcext:value-type="float">
            <text:p>44032</text:p>
          </table:table-cell>
          <table:table-cell office:value-type="float" office:value="30564.1" calcext:value-type="float">
            <text:p>305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0.3" calcext:value-type="float">
            <text:p>6860,3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255" calcext:value-type="float">
            <text:p>1255</text:p>
          </table:table-cell>
          <table:table-cell office:value-type="float" office:value="6.601" calcext:value-type="float">
            <text:p>6,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1" calcext:value-type="float">
            <text:p>6,601</text:p>
          </table:table-cell>
          <table:table-cell table:number-columns-repeated="1003"/>
        </table:table-row>
        <table:table-row table:style-name="ro1">
          <table:table-cell office:value-type="float" office:value="722289" calcext:value-type="float">
            <text:p>722289</text:p>
          </table:table-cell>
          <table:table-cell office:value-type="float" office:value="3728074" calcext:value-type="float">
            <text:p>3728074</text:p>
          </table:table-cell>
          <table:table-cell office:value-type="float" office:value="384" calcext:value-type="float">
            <text:p>384</text:p>
          </table:table-cell>
          <table:table-cell office:value-type="float" office:value="123676" calcext:value-type="float">
            <text:p>1236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6521.2" calcext:value-type="float">
            <text:p>16521,2</text:p>
          </table:table-cell>
          <table:table-cell office:value-type="float" office:value="44032" calcext:value-type="float">
            <text:p>44032</text:p>
          </table:table-cell>
          <table:table-cell office:value-type="float" office:value="33164.1" calcext:value-type="float">
            <text:p>33164,1</text:p>
          </table:table-cell>
          <table:table-cell office:value-type="float" office:value="7296" calcext:value-type="float">
            <text:p>7296</text:p>
          </table:table-cell>
          <table:table-cell office:value-type="float" office:value="6861.1" calcext:value-type="float">
            <text:p>6861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369" calcext:value-type="float">
            <text:p>1369</text:p>
          </table:table-cell>
          <table:table-cell office:value-type="float" office:value="7.198" calcext:value-type="float">
            <text:p>7,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98" calcext:value-type="float">
            <text:p>7,198</text:p>
          </table:table-cell>
          <table:table-cell table:number-columns-repeated="1003"/>
        </table:table-row>
        <table:table-row table:style-name="ro1">
          <table:table-cell office:value-type="float" office:value="782484" calcext:value-type="float">
            <text:p>782484</text:p>
          </table:table-cell>
          <table:table-cell office:value-type="float" office:value="4037502" calcext:value-type="float">
            <text:p>4037502</text:p>
          </table:table-cell>
          <table:table-cell office:value-type="float" office:value="384" calcext:value-type="float">
            <text:p>384</text:p>
          </table:table-cell>
          <table:table-cell office:value-type="float" office:value="125788" calcext:value-type="float">
            <text:p>12578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734.1" calcext:value-type="float">
            <text:p>734,1</text:p>
          </table:table-cell>
          <table:table-cell office:value-type="float" office:value="44032" calcext:value-type="float">
            <text:p>44032</text:p>
          </table:table-cell>
          <table:table-cell office:value-type="float" office:value="35628.1" calcext:value-type="float">
            <text:p>356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61.1" calcext:value-type="float">
            <text:p>6861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483" calcext:value-type="float">
            <text:p>1483</text:p>
          </table:table-cell>
          <table:table-cell office:value-type="float" office:value="7.815" calcext:value-type="float">
            <text:p>7,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5" calcext:value-type="float">
            <text:p>7,815</text:p>
          </table:table-cell>
          <table:table-cell table:number-columns-repeated="1003"/>
        </table:table-row>
        <table:table-row table:style-name="ro1">
          <table:table-cell office:value-type="float" office:value="842660" calcext:value-type="float">
            <text:p>842660</text:p>
          </table:table-cell>
          <table:table-cell office:value-type="float" office:value="4342820" calcext:value-type="float">
            <text:p>4342820</text:p>
          </table:table-cell>
          <table:table-cell office:value-type="float" office:value="384" calcext:value-type="float">
            <text:p>384</text:p>
          </table:table-cell>
          <table:table-cell office:value-type="float" office:value="127900" calcext:value-type="float">
            <text:p>1279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3848.4" calcext:value-type="float">
            <text:p>13848,4</text:p>
          </table:table-cell>
          <table:table-cell office:value-type="float" office:value="44032" calcext:value-type="float">
            <text:p>44032</text:p>
          </table:table-cell>
          <table:table-cell office:value-type="float" office:value="38172.1" calcext:value-type="float">
            <text:p>38172,1</text:p>
          </table:table-cell>
          <table:table-cell office:value-type="float" office:value="7296" calcext:value-type="float">
            <text:p>7296</text:p>
          </table:table-cell>
          <table:table-cell office:value-type="float" office:value="6861.1" calcext:value-type="float">
            <text:p>6861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594" calcext:value-type="float">
            <text:p>1594</text:p>
          </table:table-cell>
          <table:table-cell office:value-type="float" office:value="8.397" calcext:value-type="float">
            <text:p>8,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97" calcext:value-type="float">
            <text:p>8,397</text:p>
          </table:table-cell>
          <table:table-cell table:number-columns-repeated="1003"/>
        </table:table-row>
        <table:table-row table:style-name="ro1">
          <table:table-cell office:value-type="float" office:value="902845" calcext:value-type="float">
            <text:p>902845</text:p>
          </table:table-cell>
          <table:table-cell office:value-type="float" office:value="4607902" calcext:value-type="float">
            <text:p>4607902</text:p>
          </table:table-cell>
          <table:table-cell office:value-type="float" office:value="381" calcext:value-type="float">
            <text:p>381</text:p>
          </table:table-cell>
          <table:table-cell office:value-type="float" office:value="130032" calcext:value-type="float">
            <text:p>13003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3242.1" calcext:value-type="float">
            <text:p>13242,1</text:p>
          </table:table-cell>
          <table:table-cell office:value-type="float" office:value="44032" calcext:value-type="float">
            <text:p>44032</text:p>
          </table:table-cell>
          <table:table-cell office:value-type="float" office:value="40332.1" calcext:value-type="float">
            <text:p>403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61.1" calcext:value-type="float">
            <text:p>6861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691" calcext:value-type="float">
            <text:p>1691</text:p>
          </table:table-cell>
          <table:table-cell office:value-type="float" office:value="8.93" calcext:value-type="float">
            <text:p>8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3" calcext:value-type="float">
            <text:p>8,93</text:p>
          </table:table-cell>
          <table:table-cell table:number-columns-repeated="1003"/>
        </table:table-row>
        <table:table-row table:style-name="ro1">
          <table:table-cell office:value-type="float" office:value="963032" calcext:value-type="float">
            <text:p>963032</text:p>
          </table:table-cell>
          <table:table-cell office:value-type="float" office:value="4868002" calcext:value-type="float">
            <text:p>4868002</text:p>
          </table:table-cell>
          <table:table-cell office:value-type="float" office:value="379" calcext:value-type="float">
            <text:p>379</text:p>
          </table:table-cell>
          <table:table-cell office:value-type="float" office:value="132164" calcext:value-type="float">
            <text:p>13216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5996.5" calcext:value-type="float">
            <text:p>15996,5</text:p>
          </table:table-cell>
          <table:table-cell office:value-type="float" office:value="44032" calcext:value-type="float">
            <text:p>44032</text:p>
          </table:table-cell>
          <table:table-cell office:value-type="float" office:value="42428.1" calcext:value-type="float">
            <text:p>424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61.1" calcext:value-type="float">
            <text:p>6861,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786" calcext:value-type="float">
            <text:p>1786</text:p>
          </table:table-cell>
          <table:table-cell office:value-type="float" office:value="9.446" calcext:value-type="float">
            <text:p>9,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6" calcext:value-type="float">
            <text:p>9,446</text:p>
          </table:table-cell>
          <table:table-cell table:number-columns-repeated="1003"/>
        </table:table-row>
        <table:table-row table:style-name="ro1">
          <table:table-cell office:value-type="float" office:value="1023222" calcext:value-type="float">
            <text:p>1023222</text:p>
          </table:table-cell>
          <table:table-cell office:value-type="float" office:value="5137182" calcext:value-type="float">
            <text:p>5137182</text:p>
          </table:table-cell>
          <table:table-cell office:value-type="float" office:value="378" calcext:value-type="float">
            <text:p>378</text:p>
          </table:table-cell>
          <table:table-cell office:value-type="float" office:value="134776" calcext:value-type="float">
            <text:p>1347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5796" calcext:value-type="float">
            <text:p>5796</text:p>
          </table:table-cell>
          <table:table-cell office:value-type="float" office:value="44032" calcext:value-type="float">
            <text:p>44032</text:p>
          </table:table-cell>
          <table:table-cell office:value-type="float" office:value="6793.4" calcext:value-type="float">
            <text:p>6793,4</text:p>
          </table:table-cell>
          <table:table-cell office:value-type="float" office:value="7296" calcext:value-type="float">
            <text:p>7296</text:p>
          </table:table-cell>
          <table:table-cell office:value-type="float" office:value="6844" calcext:value-type="float">
            <text:p>684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885" calcext:value-type="float">
            <text:p>1885</text:p>
          </table:table-cell>
          <table:table-cell office:value-type="float" office:value="9.974" calcext:value-type="float">
            <text:p>9,97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0.014" calcext:value-type="float">
            <text:p>10,014</text:p>
          </table:table-cell>
          <table:table-cell table:number-columns-repeated="1003"/>
        </table:table-row>
        <table:table-row table:style-name="ro1">
          <table:table-cell office:value-type="float" office:value="1083406" calcext:value-type="float">
            <text:p>1083406</text:p>
          </table:table-cell>
          <table:table-cell office:value-type="float" office:value="5406010" calcext:value-type="float">
            <text:p>5406010</text:p>
          </table:table-cell>
          <table:table-cell office:value-type="float" office:value="377" calcext:value-type="float">
            <text:p>377</text:p>
          </table:table-cell>
          <table:table-cell office:value-type="float" office:value="133632" calcext:value-type="float">
            <text:p>13363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1844.3" calcext:value-type="float">
            <text:p>11844,3</text:p>
          </table:table-cell>
          <table:table-cell office:value-type="float" office:value="44032" calcext:value-type="float">
            <text:p>44032</text:p>
          </table:table-cell>
          <table:table-cell office:value-type="float" office:value="8937.4" calcext:value-type="float">
            <text:p>8937,4</text:p>
          </table:table-cell>
          <table:table-cell office:value-type="float" office:value="7296" calcext:value-type="float">
            <text:p>7296</text:p>
          </table:table-cell>
          <table:table-cell office:value-type="float" office:value="6844.3" calcext:value-type="float">
            <text:p>6844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983" calcext:value-type="float">
            <text:p>1983</text:p>
          </table:table-cell>
          <table:table-cell office:value-type="float" office:value="10.493" calcext:value-type="float">
            <text:p>10,49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0.533" calcext:value-type="float">
            <text:p>10,533</text:p>
          </table:table-cell>
          <table:table-cell table:number-columns-repeated="1003"/>
        </table:table-row>
        <table:table-row table:style-name="ro1">
          <table:table-cell office:value-type="float" office:value="1143603" calcext:value-type="float">
            <text:p>1143603</text:p>
          </table:table-cell>
          <table:table-cell office:value-type="float" office:value="5682558" calcext:value-type="float">
            <text:p>5682558</text:p>
          </table:table-cell>
          <table:table-cell office:value-type="float" office:value="376" calcext:value-type="float">
            <text:p>376</text:p>
          </table:table-cell>
          <table:table-cell office:value-type="float" office:value="133660" calcext:value-type="float">
            <text:p>1336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5521.7" calcext:value-type="float">
            <text:p>15521,7</text:p>
          </table:table-cell>
          <table:table-cell office:value-type="float" office:value="44032" calcext:value-type="float">
            <text:p>44032</text:p>
          </table:table-cell>
          <table:table-cell office:value-type="float" office:value="11489.4" calcext:value-type="float">
            <text:p>11489,4</text:p>
          </table:table-cell>
          <table:table-cell office:value-type="float" office:value="7296" calcext:value-type="float">
            <text:p>7296</text:p>
          </table:table-cell>
          <table:table-cell office:value-type="float" office:value="6856" calcext:value-type="float">
            <text:p>685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084" calcext:value-type="float">
            <text:p>2084</text:p>
          </table:table-cell>
          <table:table-cell office:value-type="float" office:value="11.008" calcext:value-type="float">
            <text:p>11,00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1.048" calcext:value-type="float">
            <text:p>11,048</text:p>
          </table:table-cell>
          <table:table-cell table:number-columns-repeated="1003"/>
        </table:table-row>
        <table:table-row table:style-name="ro1">
          <table:table-cell office:value-type="float" office:value="1203800" calcext:value-type="float">
            <text:p>1203800</text:p>
          </table:table-cell>
          <table:table-cell office:value-type="float" office:value="5983588" calcext:value-type="float">
            <text:p>5983588</text:p>
          </table:table-cell>
          <table:table-cell office:value-type="float" office:value="376" calcext:value-type="float">
            <text:p>376</text:p>
          </table:table-cell>
          <table:table-cell office:value-type="float" office:value="133768" calcext:value-type="float">
            <text:p>13376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457.4" calcext:value-type="float">
            <text:p>457,4</text:p>
          </table:table-cell>
          <table:table-cell office:value-type="float" office:value="44032" calcext:value-type="float">
            <text:p>44032</text:p>
          </table:table-cell>
          <table:table-cell office:value-type="float" office:value="14025.4" calcext:value-type="float">
            <text:p>14025,4</text:p>
          </table:table-cell>
          <table:table-cell office:value-type="float" office:value="7296" calcext:value-type="float">
            <text:p>7296</text:p>
          </table:table-cell>
          <table:table-cell office:value-type="float" office:value="6859.8" calcext:value-type="float">
            <text:p>6859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195" calcext:value-type="float">
            <text:p>2195</text:p>
          </table:table-cell>
          <table:table-cell office:value-type="float" office:value="11.596" calcext:value-type="float">
            <text:p>11,59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1.636" calcext:value-type="float">
            <text:p>11,636</text:p>
          </table:table-cell>
          <table:table-cell table:number-columns-repeated="1003"/>
        </table:table-row>
        <table:table-row table:style-name="ro1">
          <table:table-cell office:value-type="float" office:value="1263983" calcext:value-type="float">
            <text:p>1263983</text:p>
          </table:table-cell>
          <table:table-cell office:value-type="float" office:value="6253198" calcext:value-type="float">
            <text:p>6253198</text:p>
          </table:table-cell>
          <table:table-cell office:value-type="float" office:value="375" calcext:value-type="float">
            <text:p>375</text:p>
          </table:table-cell>
          <table:table-cell office:value-type="float" office:value="135832" calcext:value-type="float">
            <text:p>13583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0548.6" calcext:value-type="float">
            <text:p>10548,6</text:p>
          </table:table-cell>
          <table:table-cell office:value-type="float" office:value="44032" calcext:value-type="float">
            <text:p>44032</text:p>
          </table:table-cell>
          <table:table-cell office:value-type="float" office:value="16369.4" calcext:value-type="float">
            <text:p>16369,4</text:p>
          </table:table-cell>
          <table:table-cell office:value-type="float" office:value="7296" calcext:value-type="float">
            <text:p>7296</text:p>
          </table:table-cell>
          <table:table-cell office:value-type="float" office:value="6860.3" calcext:value-type="float">
            <text:p>6860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293" calcext:value-type="float">
            <text:p>2293</text:p>
          </table:table-cell>
          <table:table-cell office:value-type="float" office:value="12.125" calcext:value-type="float">
            <text:p>12,12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2.165" calcext:value-type="float">
            <text:p>12,165</text:p>
          </table:table-cell>
          <table:table-cell table:number-columns-repeated="1003"/>
        </table:table-row>
        <table:table-row table:style-name="ro1">
          <table:table-cell office:value-type="float" office:value="1324171" calcext:value-type="float">
            <text:p>1324171</text:p>
          </table:table-cell>
          <table:table-cell office:value-type="float" office:value="6531720" calcext:value-type="float">
            <text:p>6531720</text:p>
          </table:table-cell>
          <table:table-cell office:value-type="float" office:value="374" calcext:value-type="float">
            <text:p>374</text:p>
          </table:table-cell>
          <table:table-cell office:value-type="float" office:value="133776" calcext:value-type="float">
            <text:p>1337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9558.1" calcext:value-type="float">
            <text:p>955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8873.4" calcext:value-type="float">
            <text:p>18873,4</text:p>
          </table:table-cell>
          <table:table-cell office:value-type="float" office:value="7296" calcext:value-type="float">
            <text:p>7296</text:p>
          </table:table-cell>
          <table:table-cell office:value-type="float" office:value="6860.3" calcext:value-type="float">
            <text:p>6860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395" calcext:value-type="float">
            <text:p>2395</text:p>
          </table:table-cell>
          <table:table-cell office:value-type="float" office:value="12.686" calcext:value-type="float">
            <text:p>12,68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2.725" calcext:value-type="float">
            <text:p>12,725</text:p>
          </table:table-cell>
          <table:table-cell table:number-columns-repeated="1003"/>
        </table:table-row>
        <table:table-row table:style-name="ro1">
          <table:table-cell office:value-type="float" office:value="1384355" calcext:value-type="float">
            <text:p>1384355</text:p>
          </table:table-cell>
          <table:table-cell office:value-type="float" office:value="6823322" calcext:value-type="float">
            <text:p>6823322</text:p>
          </table:table-cell>
          <table:table-cell office:value-type="float" office:value="375" calcext:value-type="float">
            <text:p>375</text:p>
          </table:table-cell>
          <table:table-cell office:value-type="float" office:value="133784" calcext:value-type="float">
            <text:p>1337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3569.6" calcext:value-type="float">
            <text:p>3569,6</text:p>
          </table:table-cell>
          <table:table-cell office:value-type="float" office:value="44032" calcext:value-type="float">
            <text:p>44032</text:p>
          </table:table-cell>
          <table:table-cell office:value-type="float" office:value="21377.4" calcext:value-type="float">
            <text:p>21377,4</text:p>
          </table:table-cell>
          <table:table-cell office:value-type="float" office:value="7296" calcext:value-type="float">
            <text:p>7296</text:p>
          </table:table-cell>
          <table:table-cell office:value-type="float" office:value="6861.4" calcext:value-type="float">
            <text:p>6861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502" calcext:value-type="float">
            <text:p>2502</text:p>
          </table:table-cell>
          <table:table-cell office:value-type="float" office:value="13.258" calcext:value-type="float">
            <text:p>13,25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3.298" calcext:value-type="float">
            <text:p>13,298</text:p>
          </table:table-cell>
          <table:table-cell table:number-columns-repeated="1003"/>
        </table:table-row>
        <table:table-row table:style-name="ro1">
          <table:table-cell office:value-type="float" office:value="1444547" calcext:value-type="float">
            <text:p>1444547</text:p>
          </table:table-cell>
          <table:table-cell office:value-type="float" office:value="7115892" calcext:value-type="float">
            <text:p>7115892</text:p>
          </table:table-cell>
          <table:table-cell office:value-type="float" office:value="375" calcext:value-type="float">
            <text:p>375</text:p>
          </table:table-cell>
          <table:table-cell office:value-type="float" office:value="133752" calcext:value-type="float">
            <text:p>1337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2658.9" calcext:value-type="float">
            <text:p>2658,9</text:p>
          </table:table-cell>
          <table:table-cell office:value-type="float" office:value="44032" calcext:value-type="float">
            <text:p>44032</text:p>
          </table:table-cell>
          <table:table-cell office:value-type="float" office:value="23753.4" calcext:value-type="float">
            <text:p>23753,4</text:p>
          </table:table-cell>
          <table:table-cell office:value-type="float" office:value="7296" calcext:value-type="float">
            <text:p>7296</text:p>
          </table:table-cell>
          <table:table-cell office:value-type="float" office:value="6868" calcext:value-type="float">
            <text:p>686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609" calcext:value-type="float">
            <text:p>2609</text:p>
          </table:table-cell>
          <table:table-cell office:value-type="float" office:value="13.838" calcext:value-type="float">
            <text:p>13,83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3.878" calcext:value-type="float">
            <text:p>13,878</text:p>
          </table:table-cell>
          <table:table-cell table:number-columns-repeated="1003"/>
        </table:table-row>
        <table:table-row table:style-name="ro1">
          <table:table-cell office:value-type="float" office:value="1504732" calcext:value-type="float">
            <text:p>1504732</text:p>
          </table:table-cell>
          <table:table-cell office:value-type="float" office:value="7409044" calcext:value-type="float">
            <text:p>7409044</text:p>
          </table:table-cell>
          <table:table-cell office:value-type="float" office:value="375" calcext:value-type="float">
            <text:p>375</text:p>
          </table:table-cell>
          <table:table-cell office:value-type="float" office:value="133812" calcext:value-type="float">
            <text:p>1338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7270.7" calcext:value-type="float">
            <text:p>7270,7</text:p>
          </table:table-cell>
          <table:table-cell office:value-type="float" office:value="44032" calcext:value-type="float">
            <text:p>44032</text:p>
          </table:table-cell>
          <table:table-cell office:value-type="float" office:value="26257.4" calcext:value-type="float">
            <text:p>26257,4</text:p>
          </table:table-cell>
          <table:table-cell office:value-type="float" office:value="7296" calcext:value-type="float">
            <text:p>7296</text:p>
          </table:table-cell>
          <table:table-cell office:value-type="float" office:value="6868.4" calcext:value-type="float">
            <text:p>6868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716" calcext:value-type="float">
            <text:p>2716</text:p>
          </table:table-cell>
          <table:table-cell office:value-type="float" office:value="14.412" calcext:value-type="float">
            <text:p>14,41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4.452" calcext:value-type="float">
            <text:p>14,452</text:p>
          </table:table-cell>
          <table:table-cell table:number-columns-repeated="1003"/>
        </table:table-row>
        <table:table-row table:style-name="ro1">
          <table:table-cell office:value-type="float" office:value="1564945" calcext:value-type="float">
            <text:p>1564945</text:p>
          </table:table-cell>
          <table:table-cell office:value-type="float" office:value="7684270" calcext:value-type="float">
            <text:p>7684270</text:p>
          </table:table-cell>
          <table:table-cell office:value-type="float" office:value="374" calcext:value-type="float">
            <text:p>374</text:p>
          </table:table-cell>
          <table:table-cell office:value-type="float" office:value="133800" calcext:value-type="float">
            <text:p>1338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735.8" calcext:value-type="float">
            <text:p>1735,8</text:p>
          </table:table-cell>
          <table:table-cell office:value-type="float" office:value="44032" calcext:value-type="float">
            <text:p>44032</text:p>
          </table:table-cell>
          <table:table-cell office:value-type="float" office:value="28521.4" calcext:value-type="float">
            <text:p>28521,4</text:p>
          </table:table-cell>
          <table:table-cell office:value-type="float" office:value="7296" calcext:value-type="float">
            <text:p>7296</text:p>
          </table:table-cell>
          <table:table-cell office:value-type="float" office:value="6868.4" calcext:value-type="float">
            <text:p>6868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817" calcext:value-type="float">
            <text:p>2817</text:p>
          </table:table-cell>
          <table:table-cell office:value-type="float" office:value="14.956" calcext:value-type="float">
            <text:p>14,95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4.995" calcext:value-type="float">
            <text:p>14,995</text:p>
          </table:table-cell>
          <table:table-cell table:number-columns-repeated="1003"/>
        </table:table-row>
        <table:table-row table:style-name="ro1">
          <table:table-cell office:value-type="float" office:value="1625136" calcext:value-type="float">
            <text:p>1625136</text:p>
          </table:table-cell>
          <table:table-cell office:value-type="float" office:value="7966406" calcext:value-type="float">
            <text:p>7966406</text:p>
          </table:table-cell>
          <table:table-cell office:value-type="float" office:value="374" calcext:value-type="float">
            <text:p>374</text:p>
          </table:table-cell>
          <table:table-cell office:value-type="float" office:value="133820" calcext:value-type="float">
            <text:p>1338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5989.6" calcext:value-type="float">
            <text:p>5989,6</text:p>
          </table:table-cell>
          <table:table-cell office:value-type="float" office:value="44032" calcext:value-type="float">
            <text:p>44032</text:p>
          </table:table-cell>
          <table:table-cell office:value-type="float" office:value="30897.4" calcext:value-type="float">
            <text:p>30897,4</text:p>
          </table:table-cell>
          <table:table-cell office:value-type="float" office:value="7296" calcext:value-type="float">
            <text:p>7296</text:p>
          </table:table-cell>
          <table:table-cell office:value-type="float" office:value="6870.3" calcext:value-type="float">
            <text:p>6870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2920" calcext:value-type="float">
            <text:p>2920</text:p>
          </table:table-cell>
          <table:table-cell office:value-type="float" office:value="15.514" calcext:value-type="float">
            <text:p>15,51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5.554" calcext:value-type="float">
            <text:p>15,554</text:p>
          </table:table-cell>
          <table:table-cell table:number-columns-repeated="1003"/>
        </table:table-row>
        <table:table-row table:style-name="ro1">
          <table:table-cell office:value-type="float" office:value="1685336" calcext:value-type="float">
            <text:p>1685336</text:p>
          </table:table-cell>
          <table:table-cell office:value-type="float" office:value="8246156" calcext:value-type="float">
            <text:p>8246156</text:p>
          </table:table-cell>
          <table:table-cell office:value-type="float" office:value="373" calcext:value-type="float">
            <text:p>373</text:p>
          </table:table-cell>
          <table:table-cell office:value-type="float" office:value="133808" calcext:value-type="float">
            <text:p>13380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662.3" calcext:value-type="float">
            <text:p>12662,3</text:p>
          </table:table-cell>
          <table:table-cell office:value-type="float" office:value="44032" calcext:value-type="float">
            <text:p>44032</text:p>
          </table:table-cell>
          <table:table-cell office:value-type="float" office:value="33305.4" calcext:value-type="float">
            <text:p>33305,4</text:p>
          </table:table-cell>
          <table:table-cell office:value-type="float" office:value="7296" calcext:value-type="float">
            <text:p>7296</text:p>
          </table:table-cell>
          <table:table-cell office:value-type="float" office:value="6870.3" calcext:value-type="float">
            <text:p>6870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022" calcext:value-type="float">
            <text:p>3022</text:p>
          </table:table-cell>
          <table:table-cell office:value-type="float" office:value="16.06" calcext:value-type="float">
            <text:p>16,0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6.099" calcext:value-type="float">
            <text:p>16,099</text:p>
          </table:table-cell>
          <table:table-cell table:number-columns-repeated="1003"/>
        </table:table-row>
        <table:table-row table:style-name="ro1">
          <table:table-cell office:value-type="float" office:value="1745520" calcext:value-type="float">
            <text:p>1745520</text:p>
          </table:table-cell>
          <table:table-cell office:value-type="float" office:value="8529388" calcext:value-type="float">
            <text:p>8529388</text:p>
          </table:table-cell>
          <table:table-cell office:value-type="float" office:value="373" calcext:value-type="float">
            <text:p>373</text:p>
          </table:table-cell>
          <table:table-cell office:value-type="float" office:value="133876" calcext:value-type="float">
            <text:p>1338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6256.8" calcext:value-type="float">
            <text:p>6256,8</text:p>
          </table:table-cell>
          <table:table-cell office:value-type="float" office:value="44032" calcext:value-type="float">
            <text:p>44032</text:p>
          </table:table-cell>
          <table:table-cell office:value-type="float" office:value="35649.4" calcext:value-type="float">
            <text:p>35649,4</text:p>
          </table:table-cell>
          <table:table-cell office:value-type="float" office:value="7296" calcext:value-type="float">
            <text:p>7296</text:p>
          </table:table-cell>
          <table:table-cell office:value-type="float" office:value="6870.6" calcext:value-type="float">
            <text:p>6870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126" calcext:value-type="float">
            <text:p>3126</text:p>
          </table:table-cell>
          <table:table-cell office:value-type="float" office:value="16.629" calcext:value-type="float">
            <text:p>16,62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6.669" calcext:value-type="float">
            <text:p>16,669</text:p>
          </table:table-cell>
          <table:table-cell table:number-columns-repeated="1003"/>
        </table:table-row>
        <table:table-row table:style-name="ro1">
          <table:table-cell office:value-type="float" office:value="1805710" calcext:value-type="float">
            <text:p>1805710</text:p>
          </table:table-cell>
          <table:table-cell office:value-type="float" office:value="8830630" calcext:value-type="float">
            <text:p>8830630</text:p>
          </table:table-cell>
          <table:table-cell office:value-type="float" office:value="373" calcext:value-type="float">
            <text:p>373</text:p>
          </table:table-cell>
          <table:table-cell office:value-type="float" office:value="133860" calcext:value-type="float">
            <text:p>1338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9663.6" calcext:value-type="float">
            <text:p>9663,6</text:p>
          </table:table-cell>
          <table:table-cell office:value-type="float" office:value="44032" calcext:value-type="float">
            <text:p>44032</text:p>
          </table:table-cell>
          <table:table-cell office:value-type="float" office:value="38457.4" calcext:value-type="float">
            <text:p>38457,4</text:p>
          </table:table-cell>
          <table:table-cell office:value-type="float" office:value="7296" calcext:value-type="float">
            <text:p>7296</text:p>
          </table:table-cell>
          <table:table-cell office:value-type="float" office:value="6870.6" calcext:value-type="float">
            <text:p>6870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236" calcext:value-type="float">
            <text:p>3236</text:p>
          </table:table-cell>
          <table:table-cell office:value-type="float" office:value="17.205" calcext:value-type="float">
            <text:p>17,20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7.245" calcext:value-type="float">
            <text:p>17,245</text:p>
          </table:table-cell>
          <table:table-cell table:number-columns-repeated="1003"/>
        </table:table-row>
        <table:table-row table:style-name="ro1">
          <table:table-cell office:value-type="float" office:value="1865891" calcext:value-type="float">
            <text:p>1865891</text:p>
          </table:table-cell>
          <table:table-cell office:value-type="float" office:value="9121292" calcext:value-type="float">
            <text:p>9121292</text:p>
          </table:table-cell>
          <table:table-cell office:value-type="float" office:value="373" calcext:value-type="float">
            <text:p>373</text:p>
          </table:table-cell>
          <table:table-cell office:value-type="float" office:value="134176" calcext:value-type="float">
            <text:p>1341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5980.9" calcext:value-type="float">
            <text:p>15980,9</text:p>
          </table:table-cell>
          <table:table-cell office:value-type="float" office:value="44032" calcext:value-type="float">
            <text:p>44032</text:p>
          </table:table-cell>
          <table:table-cell office:value-type="float" office:value="40881.4" calcext:value-type="float">
            <text:p>40881,4</text:p>
          </table:table-cell>
          <table:table-cell office:value-type="float" office:value="7296" calcext:value-type="float">
            <text:p>7296</text:p>
          </table:table-cell>
          <table:table-cell office:value-type="float" office:value="6872.3" calcext:value-type="float">
            <text:p>6872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342" calcext:value-type="float">
            <text:p>3342</text:p>
          </table:table-cell>
          <table:table-cell office:value-type="float" office:value="17.775" calcext:value-type="float">
            <text:p>17,77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7.815" calcext:value-type="float">
            <text:p>17,815</text:p>
          </table:table-cell>
          <table:table-cell table:number-columns-repeated="1003"/>
        </table:table-row>
        <table:table-row table:style-name="ro1">
          <table:table-cell office:value-type="float" office:value="1926083" calcext:value-type="float">
            <text:p>1926083</text:p>
          </table:table-cell>
          <table:table-cell office:value-type="float" office:value="9402716" calcext:value-type="float">
            <text:p>9402716</text:p>
          </table:table-cell>
          <table:table-cell office:value-type="float" office:value="373" calcext:value-type="float">
            <text:p>373</text:p>
          </table:table-cell>
          <table:table-cell office:value-type="float" office:value="134188" calcext:value-type="float">
            <text:p>13418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5984.6" calcext:value-type="float">
            <text:p>15984,6</text:p>
          </table:table-cell>
          <table:table-cell office:value-type="float" office:value="44032" calcext:value-type="float">
            <text:p>44032</text:p>
          </table:table-cell>
          <table:table-cell office:value-type="float" office:value="43185.4" calcext:value-type="float">
            <text:p>43185,4</text:p>
          </table:table-cell>
          <table:table-cell office:value-type="float" office:value="7296" calcext:value-type="float">
            <text:p>7296</text:p>
          </table:table-cell>
          <table:table-cell office:value-type="float" office:value="6878.3" calcext:value-type="float">
            <text:p>6878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445" calcext:value-type="float">
            <text:p>3445</text:p>
          </table:table-cell>
          <table:table-cell office:value-type="float" office:value="18.316" calcext:value-type="float">
            <text:p>18,31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8.355" calcext:value-type="float">
            <text:p>18,355</text:p>
          </table:table-cell>
          <table:table-cell table:number-columns-repeated="1003"/>
        </table:table-row>
        <table:table-row table:style-name="ro1">
          <table:table-cell office:value-type="float" office:value="1986265" calcext:value-type="float">
            <text:p>1986265</text:p>
          </table:table-cell>
          <table:table-cell office:value-type="float" office:value="9665880" calcext:value-type="float">
            <text:p>9665880</text:p>
          </table:table-cell>
          <table:table-cell office:value-type="float" office:value="372" calcext:value-type="float">
            <text:p>372</text:p>
          </table:table-cell>
          <table:table-cell office:value-type="float" office:value="134336" calcext:value-type="float">
            <text:p>13433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2651.5" calcext:value-type="float">
            <text:p>2651,5</text:p>
          </table:table-cell>
          <table:table-cell office:value-type="float" office:value="44032" calcext:value-type="float">
            <text:p>44032</text:p>
          </table:table-cell>
          <table:table-cell office:value-type="float" office:value="6890.5" calcext:value-type="float">
            <text:p>6890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1" calcext:value-type="float">
            <text:p>6879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542" calcext:value-type="float">
            <text:p>3542</text:p>
          </table:table-cell>
          <table:table-cell office:value-type="float" office:value="18.842" calcext:value-type="float">
            <text:p>18,842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18.913" calcext:value-type="float">
            <text:p>18,913</text:p>
          </table:table-cell>
          <table:table-cell table:number-columns-repeated="1003"/>
        </table:table-row>
        <table:table-row table:style-name="ro1">
          <table:table-cell office:value-type="float" office:value="2046450" calcext:value-type="float">
            <text:p>2046450</text:p>
          </table:table-cell>
          <table:table-cell office:value-type="float" office:value="9932316" calcext:value-type="float">
            <text:p>9932316</text:p>
          </table:table-cell>
          <table:table-cell office:value-type="float" office:value="372" calcext:value-type="float">
            <text:p>372</text:p>
          </table:table-cell>
          <table:table-cell office:value-type="float" office:value="134324" calcext:value-type="float">
            <text:p>13432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1658.1" calcext:value-type="float">
            <text:p>11658,1</text:p>
          </table:table-cell>
          <table:table-cell office:value-type="float" office:value="44032" calcext:value-type="float">
            <text:p>44032</text:p>
          </table:table-cell>
          <table:table-cell office:value-type="float" office:value="9210.5" calcext:value-type="float">
            <text:p>9210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4" calcext:value-type="float">
            <text:p>6879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639" calcext:value-type="float">
            <text:p>3639</text:p>
          </table:table-cell>
          <table:table-cell office:value-type="float" office:value="19.341" calcext:value-type="float">
            <text:p>19,341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19.412" calcext:value-type="float">
            <text:p>19,412</text:p>
          </table:table-cell>
          <table:table-cell table:number-columns-repeated="1003"/>
        </table:table-row>
        <table:table-row table:style-name="ro1">
          <table:table-cell office:value-type="float" office:value="2106633" calcext:value-type="float">
            <text:p>2106633</text:p>
          </table:table-cell>
          <table:table-cell office:value-type="float" office:value="10233120" calcext:value-type="float">
            <text:p>10233120</text:p>
          </table:table-cell>
          <table:table-cell office:value-type="float" office:value="372" calcext:value-type="float">
            <text:p>372</text:p>
          </table:table-cell>
          <table:table-cell office:value-type="float" office:value="134428" calcext:value-type="float">
            <text:p>1344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2678.2" calcext:value-type="float">
            <text:p>12678,2</text:p>
          </table:table-cell>
          <table:table-cell office:value-type="float" office:value="44032" calcext:value-type="float">
            <text:p>44032</text:p>
          </table:table-cell>
          <table:table-cell office:value-type="float" office:value="11890.5" calcext:value-type="float">
            <text:p>11890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9" calcext:value-type="float">
            <text:p>687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749" calcext:value-type="float">
            <text:p>3749</text:p>
          </table:table-cell>
          <table:table-cell office:value-type="float" office:value="19.942" calcext:value-type="float">
            <text:p>19,942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0.013" calcext:value-type="float">
            <text:p>20,013</text:p>
          </table:table-cell>
          <table:table-cell table:number-columns-repeated="1003"/>
        </table:table-row>
        <table:table-row table:style-name="ro1">
          <table:table-cell office:value-type="float" office:value="2166830" calcext:value-type="float">
            <text:p>2166830</text:p>
          </table:table-cell>
          <table:table-cell office:value-type="float" office:value="10526678" calcext:value-type="float">
            <text:p>10526678</text:p>
          </table:table-cell>
          <table:table-cell office:value-type="float" office:value="372" calcext:value-type="float">
            <text:p>372</text:p>
          </table:table-cell>
          <table:table-cell office:value-type="float" office:value="134352" calcext:value-type="float">
            <text:p>1343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372.1" calcext:value-type="float">
            <text:p>1372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338.5" calcext:value-type="float">
            <text:p>14338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9" calcext:value-type="float">
            <text:p>687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857" calcext:value-type="float">
            <text:p>3857</text:p>
          </table:table-cell>
          <table:table-cell office:value-type="float" office:value="20.511" calcext:value-type="float">
            <text:p>20,511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0.581" calcext:value-type="float">
            <text:p>20,581</text:p>
          </table:table-cell>
          <table:table-cell table:number-columns-repeated="1003"/>
        </table:table-row>
        <table:table-row table:style-name="ro1">
          <table:table-cell office:value-type="float" office:value="2227027" calcext:value-type="float">
            <text:p>2227027</text:p>
          </table:table-cell>
          <table:table-cell office:value-type="float" office:value="10837580" calcext:value-type="float">
            <text:p>10837580</text:p>
          </table:table-cell>
          <table:table-cell office:value-type="float" office:value="372" calcext:value-type="float">
            <text:p>372</text:p>
          </table:table-cell>
          <table:table-cell office:value-type="float" office:value="134672" calcext:value-type="float">
            <text:p>13467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302.8" calcext:value-type="float">
            <text:p>14302,8</text:p>
          </table:table-cell>
          <table:table-cell office:value-type="float" office:value="44032" calcext:value-type="float">
            <text:p>44032</text:p>
          </table:table-cell>
          <table:table-cell office:value-type="float" office:value="17170.5" calcext:value-type="float">
            <text:p>17170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9" calcext:value-type="float">
            <text:p>687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3970" calcext:value-type="float">
            <text:p>3970</text:p>
          </table:table-cell>
          <table:table-cell office:value-type="float" office:value="21.095" calcext:value-type="float">
            <text:p>21,095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1.165" calcext:value-type="float">
            <text:p>21,165</text:p>
          </table:table-cell>
          <table:table-cell table:number-columns-repeated="1003"/>
        </table:table-row>
        <table:table-row table:style-name="ro1">
          <table:table-cell office:value-type="float" office:value="2287204" calcext:value-type="float">
            <text:p>2287204</text:p>
          </table:table-cell>
          <table:table-cell office:value-type="float" office:value="11137896" calcext:value-type="float">
            <text:p>11137896</text:p>
          </table:table-cell>
          <table:table-cell office:value-type="float" office:value="372" calcext:value-type="float">
            <text:p>372</text:p>
          </table:table-cell>
          <table:table-cell office:value-type="float" office:value="134620" calcext:value-type="float">
            <text:p>1346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292" calcext:value-type="float">
            <text:p>12292</text:p>
          </table:table-cell>
          <table:table-cell office:value-type="float" office:value="44032" calcext:value-type="float">
            <text:p>44032</text:p>
          </table:table-cell>
          <table:table-cell office:value-type="float" office:value="19794.5" calcext:value-type="float">
            <text:p>19794,5</text:p>
          </table:table-cell>
          <table:table-cell office:value-type="float" office:value="7296" calcext:value-type="float">
            <text:p>7296</text:p>
          </table:table-cell>
          <table:table-cell office:value-type="float" office:value="6879.9" calcext:value-type="float">
            <text:p>687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080" calcext:value-type="float">
            <text:p>4080</text:p>
          </table:table-cell>
          <table:table-cell office:value-type="float" office:value="21.677" calcext:value-type="float">
            <text:p>21,677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1.748" calcext:value-type="float">
            <text:p>21,748</text:p>
          </table:table-cell>
          <table:table-cell table:number-columns-repeated="1003"/>
        </table:table-row>
        <table:table-row table:style-name="ro1">
          <table:table-cell office:value-type="float" office:value="2347387" calcext:value-type="float">
            <text:p>2347387</text:p>
          </table:table-cell>
          <table:table-cell office:value-type="float" office:value="11442920" calcext:value-type="float">
            <text:p>11442920</text:p>
          </table:table-cell>
          <table:table-cell office:value-type="float" office:value="372" calcext:value-type="float">
            <text:p>372</text:p>
          </table:table-cell>
          <table:table-cell office:value-type="float" office:value="134604" calcext:value-type="float">
            <text:p>13460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612.9" calcext:value-type="float">
            <text:p>4612,9</text:p>
          </table:table-cell>
          <table:table-cell office:value-type="float" office:value="44032" calcext:value-type="float">
            <text:p>44032</text:p>
          </table:table-cell>
          <table:table-cell office:value-type="float" office:value="22698.5" calcext:value-type="float">
            <text:p>22698,5</text:p>
          </table:table-cell>
          <table:table-cell office:value-type="float" office:value="7296" calcext:value-type="float">
            <text:p>7296</text:p>
          </table:table-cell>
          <table:table-cell office:value-type="float" office:value="6881" calcext:value-type="float">
            <text:p>688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192" calcext:value-type="float">
            <text:p>4192</text:p>
          </table:table-cell>
          <table:table-cell office:value-type="float" office:value="22.252" calcext:value-type="float">
            <text:p>22,252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2.322" calcext:value-type="float">
            <text:p>22,322</text:p>
          </table:table-cell>
          <table:table-cell table:number-columns-repeated="1003"/>
        </table:table-row>
        <table:table-row table:style-name="ro1">
          <table:table-cell office:value-type="float" office:value="2407577" calcext:value-type="float">
            <text:p>2407577</text:p>
          </table:table-cell>
          <table:table-cell office:value-type="float" office:value="11753638" calcext:value-type="float">
            <text:p>11753638</text:p>
          </table:table-cell>
          <table:table-cell office:value-type="float" office:value="373" calcext:value-type="float">
            <text:p>373</text:p>
          </table:table-cell>
          <table:table-cell office:value-type="float" office:value="134824" calcext:value-type="float">
            <text:p>13482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5812.4" calcext:value-type="float">
            <text:p>15812,4</text:p>
          </table:table-cell>
          <table:table-cell office:value-type="float" office:value="44032" calcext:value-type="float">
            <text:p>44032</text:p>
          </table:table-cell>
          <table:table-cell office:value-type="float" office:value="25442.5" calcext:value-type="float">
            <text:p>25442,5</text:p>
          </table:table-cell>
          <table:table-cell office:value-type="float" office:value="7296" calcext:value-type="float">
            <text:p>7296</text:p>
          </table:table-cell>
          <table:table-cell office:value-type="float" office:value="6881.6" calcext:value-type="float">
            <text:p>688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305" calcext:value-type="float">
            <text:p>4305</text:p>
          </table:table-cell>
          <table:table-cell office:value-type="float" office:value="22.853" calcext:value-type="float">
            <text:p>22,85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2.923" calcext:value-type="float">
            <text:p>22,923</text:p>
          </table:table-cell>
          <table:table-cell table:number-columns-repeated="1003"/>
        </table:table-row>
        <table:table-row table:style-name="ro1">
          <table:table-cell office:value-type="float" office:value="2467763" calcext:value-type="float">
            <text:p>2467763</text:p>
          </table:table-cell>
          <table:table-cell office:value-type="float" office:value="12072310" calcext:value-type="float">
            <text:p>12072310</text:p>
          </table:table-cell>
          <table:table-cell office:value-type="float" office:value="373" calcext:value-type="float">
            <text:p>373</text:p>
          </table:table-cell>
          <table:table-cell office:value-type="float" office:value="134784" calcext:value-type="float">
            <text:p>1347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8732.6" calcext:value-type="float">
            <text:p>8732,6</text:p>
          </table:table-cell>
          <table:table-cell office:value-type="float" office:value="44032" calcext:value-type="float">
            <text:p>44032</text:p>
          </table:table-cell>
          <table:table-cell office:value-type="float" office:value="28186.5" calcext:value-type="float">
            <text:p>28186,5</text:p>
          </table:table-cell>
          <table:table-cell office:value-type="float" office:value="7296" calcext:value-type="float">
            <text:p>7296</text:p>
          </table:table-cell>
          <table:table-cell office:value-type="float" office:value="6882.1" calcext:value-type="float">
            <text:p>6882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422" calcext:value-type="float">
            <text:p>4422</text:p>
          </table:table-cell>
          <table:table-cell office:value-type="float" office:value="23.473" calcext:value-type="float">
            <text:p>23,47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3.544" calcext:value-type="float">
            <text:p>23,544</text:p>
          </table:table-cell>
          <table:table-cell table:number-columns-repeated="1003"/>
        </table:table-row>
        <table:table-row table:style-name="ro1">
          <table:table-cell office:value-type="float" office:value="2527953" calcext:value-type="float">
            <text:p>2527953</text:p>
          </table:table-cell>
          <table:table-cell office:value-type="float" office:value="12376582" calcext:value-type="float">
            <text:p>12376582</text:p>
          </table:table-cell>
          <table:table-cell office:value-type="float" office:value="373" calcext:value-type="float">
            <text:p>373</text:p>
          </table:table-cell>
          <table:table-cell office:value-type="float" office:value="134800" calcext:value-type="float">
            <text:p>1348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4430.1" calcext:value-type="float">
            <text:p>14430,1</text:p>
          </table:table-cell>
          <table:table-cell office:value-type="float" office:value="44032" calcext:value-type="float">
            <text:p>44032</text:p>
          </table:table-cell>
          <table:table-cell office:value-type="float" office:value="30746.5" calcext:value-type="float">
            <text:p>30746,5</text:p>
          </table:table-cell>
          <table:table-cell office:value-type="float" office:value="7296" calcext:value-type="float">
            <text:p>7296</text:p>
          </table:table-cell>
          <table:table-cell office:value-type="float" office:value="6882.8" calcext:value-type="float">
            <text:p>6882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533" calcext:value-type="float">
            <text:p>4533</text:p>
          </table:table-cell>
          <table:table-cell office:value-type="float" office:value="24.047" calcext:value-type="float">
            <text:p>24,047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4.118" calcext:value-type="float">
            <text:p>24,118</text:p>
          </table:table-cell>
          <table:table-cell table:number-columns-repeated="1003"/>
        </table:table-row>
        <table:table-row table:style-name="ro1">
          <table:table-cell office:value-type="float" office:value="2588144" calcext:value-type="float">
            <text:p>2588144</text:p>
          </table:table-cell>
          <table:table-cell office:value-type="float" office:value="12678618" calcext:value-type="float">
            <text:p>12678618</text:p>
          </table:table-cell>
          <table:table-cell office:value-type="float" office:value="373" calcext:value-type="float">
            <text:p>373</text:p>
          </table:table-cell>
          <table:table-cell office:value-type="float" office:value="134812" calcext:value-type="float">
            <text:p>1348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5616.9" calcext:value-type="float">
            <text:p>5616,9</text:p>
          </table:table-cell>
          <table:table-cell office:value-type="float" office:value="44032" calcext:value-type="float">
            <text:p>44032</text:p>
          </table:table-cell>
          <table:table-cell office:value-type="float" office:value="33386.5" calcext:value-type="float">
            <text:p>33386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2" calcext:value-type="float">
            <text:p>6884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644" calcext:value-type="float">
            <text:p>4644</text:p>
          </table:table-cell>
          <table:table-cell office:value-type="float" office:value="24.617" calcext:value-type="float">
            <text:p>24,617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4.688" calcext:value-type="float">
            <text:p>24,688</text:p>
          </table:table-cell>
          <table:table-cell table:number-columns-repeated="1003"/>
        </table:table-row>
        <table:table-row table:style-name="ro1">
          <table:table-cell office:value-type="float" office:value="2648328" calcext:value-type="float">
            <text:p>2648328</text:p>
          </table:table-cell>
          <table:table-cell office:value-type="float" office:value="12986392" calcext:value-type="float">
            <text:p>12986392</text:p>
          </table:table-cell>
          <table:table-cell office:value-type="float" office:value="373" calcext:value-type="float">
            <text:p>373</text:p>
          </table:table-cell>
          <table:table-cell office:value-type="float" office:value="135052" calcext:value-type="float">
            <text:p>1350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6619.9" calcext:value-type="float">
            <text:p>16619,9</text:p>
          </table:table-cell>
          <table:table-cell office:value-type="float" office:value="44032" calcext:value-type="float">
            <text:p>44032</text:p>
          </table:table-cell>
          <table:table-cell office:value-type="float" office:value="36146.5" calcext:value-type="float">
            <text:p>36146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2" calcext:value-type="float">
            <text:p>6884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756" calcext:value-type="float">
            <text:p>4756</text:p>
          </table:table-cell>
          <table:table-cell office:value-type="float" office:value="25.203" calcext:value-type="float">
            <text:p>25,20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5.274" calcext:value-type="float">
            <text:p>25,274</text:p>
          </table:table-cell>
          <table:table-cell table:number-columns-repeated="1003"/>
        </table:table-row>
        <table:table-row table:style-name="ro1">
          <table:table-cell office:value-type="float" office:value="2708515" calcext:value-type="float">
            <text:p>2708515</text:p>
          </table:table-cell>
          <table:table-cell office:value-type="float" office:value="13293650" calcext:value-type="float">
            <text:p>13293650</text:p>
          </table:table-cell>
          <table:table-cell office:value-type="float" office:value="374" calcext:value-type="float">
            <text:p>374</text:p>
          </table:table-cell>
          <table:table-cell office:value-type="float" office:value="135024" calcext:value-type="float">
            <text:p>13502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8432" calcext:value-type="float">
            <text:p>18432</text:p>
          </table:table-cell>
          <table:table-cell office:value-type="float" office:value="5074.4" calcext:value-type="float">
            <text:p>5074,4</text:p>
          </table:table-cell>
          <table:table-cell office:value-type="float" office:value="44032" calcext:value-type="float">
            <text:p>44032</text:p>
          </table:table-cell>
          <table:table-cell office:value-type="float" office:value="38866.5" calcext:value-type="float">
            <text:p>38866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6" calcext:value-type="float">
            <text:p>6884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869" calcext:value-type="float">
            <text:p>4869</text:p>
          </table:table-cell>
          <table:table-cell office:value-type="float" office:value="25.781" calcext:value-type="float">
            <text:p>25,781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5.852" calcext:value-type="float">
            <text:p>25,852</text:p>
          </table:table-cell>
          <table:table-cell table:number-columns-repeated="1003"/>
        </table:table-row>
        <table:table-row table:style-name="ro1">
          <table:table-cell office:value-type="float" office:value="2768698" calcext:value-type="float">
            <text:p>2768698</text:p>
          </table:table-cell>
          <table:table-cell office:value-type="float" office:value="13593316" calcext:value-type="float">
            <text:p>13593316</text:p>
          </table:table-cell>
          <table:table-cell office:value-type="float" office:value="374" calcext:value-type="float">
            <text:p>374</text:p>
          </table:table-cell>
          <table:table-cell office:value-type="float" office:value="135016" calcext:value-type="float">
            <text:p>13501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7266.9" calcext:value-type="float">
            <text:p>17266,9</text:p>
          </table:table-cell>
          <table:table-cell office:value-type="float" office:value="44032" calcext:value-type="float">
            <text:p>44032</text:p>
          </table:table-cell>
          <table:table-cell office:value-type="float" office:value="41298.5" calcext:value-type="float">
            <text:p>41298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9" calcext:value-type="float">
            <text:p>6884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4978" calcext:value-type="float">
            <text:p>4978</text:p>
          </table:table-cell>
          <table:table-cell office:value-type="float" office:value="26.361" calcext:value-type="float">
            <text:p>26,361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6.431" calcext:value-type="float">
            <text:p>26,431</text:p>
          </table:table-cell>
          <table:table-cell table:number-columns-repeated="1003"/>
        </table:table-row>
        <table:table-row table:style-name="ro1">
          <table:table-cell office:value-type="float" office:value="2828894" calcext:value-type="float">
            <text:p>2828894</text:p>
          </table:table-cell>
          <table:table-cell office:value-type="float" office:value="13885888" calcext:value-type="float">
            <text:p>13885888</text:p>
          </table:table-cell>
          <table:table-cell office:value-type="float" office:value="373" calcext:value-type="float">
            <text:p>373</text:p>
          </table:table-cell>
          <table:table-cell office:value-type="float" office:value="137652" calcext:value-type="float">
            <text:p>1376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7905.5" calcext:value-type="float">
            <text:p>17905,5</text:p>
          </table:table-cell>
          <table:table-cell office:value-type="float" office:value="44032" calcext:value-type="float">
            <text:p>44032</text:p>
          </table:table-cell>
          <table:table-cell office:value-type="float" office:value="43802.5" calcext:value-type="float">
            <text:p>43802,5</text:p>
          </table:table-cell>
          <table:table-cell office:value-type="float" office:value="7296" calcext:value-type="float">
            <text:p>7296</text:p>
          </table:table-cell>
          <table:table-cell office:value-type="float" office:value="6884.9" calcext:value-type="float">
            <text:p>6884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085" calcext:value-type="float">
            <text:p>5085</text:p>
          </table:table-cell>
          <table:table-cell office:value-type="float" office:value="26.933" calcext:value-type="float">
            <text:p>26,93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27.004" calcext:value-type="float">
            <text:p>27,004</text:p>
          </table:table-cell>
          <table:table-cell table:number-columns-repeated="1003"/>
        </table:table-row>
        <table:table-row table:style-name="ro1">
          <table:table-cell office:value-type="float" office:value="2889084" calcext:value-type="float">
            <text:p>2889084</text:p>
          </table:table-cell>
          <table:table-cell office:value-type="float" office:value="14175270" calcext:value-type="float">
            <text:p>14175270</text:p>
          </table:table-cell>
          <table:table-cell office:value-type="float" office:value="373" calcext:value-type="float">
            <text:p>373</text:p>
          </table:table-cell>
          <table:table-cell office:value-type="float" office:value="137600" calcext:value-type="float">
            <text:p>1376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4852.1" calcext:value-type="float">
            <text:p>14852,1</text:p>
          </table:table-cell>
          <table:table-cell office:value-type="float" office:value="44032" calcext:value-type="float">
            <text:p>44032</text:p>
          </table:table-cell>
          <table:table-cell office:value-type="float" office:value="7526.9" calcext:value-type="float">
            <text:p>7526,9</text:p>
          </table:table-cell>
          <table:table-cell office:value-type="float" office:value="7296" calcext:value-type="float">
            <text:p>7296</text:p>
          </table:table-cell>
          <table:table-cell office:value-type="float" office:value="6884.9" calcext:value-type="float">
            <text:p>6884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191" calcext:value-type="float">
            <text:p>5191</text:p>
          </table:table-cell>
          <table:table-cell office:value-type="float" office:value="27.483" calcext:value-type="float">
            <text:p>27,483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27.591" calcext:value-type="float">
            <text:p>27,591</text:p>
          </table:table-cell>
          <table:table-cell table:number-columns-repeated="1003"/>
        </table:table-row>
        <table:table-row table:style-name="ro1">
          <table:table-cell office:value-type="float" office:value="2949282" calcext:value-type="float">
            <text:p>2949282</text:p>
          </table:table-cell>
          <table:table-cell office:value-type="float" office:value="14457826" calcext:value-type="float">
            <text:p>14457826</text:p>
          </table:table-cell>
          <table:table-cell office:value-type="float" office:value="373" calcext:value-type="float">
            <text:p>373</text:p>
          </table:table-cell>
          <table:table-cell office:value-type="float" office:value="137576" calcext:value-type="float">
            <text:p>1375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3291.4" calcext:value-type="float">
            <text:p>3291,4</text:p>
          </table:table-cell>
          <table:table-cell office:value-type="float" office:value="44032" calcext:value-type="float">
            <text:p>44032</text:p>
          </table:table-cell>
          <table:table-cell office:value-type="float" office:value="10126.9" calcext:value-type="float">
            <text:p>10126,9</text:p>
          </table:table-cell>
          <table:table-cell office:value-type="float" office:value="7296" calcext:value-type="float">
            <text:p>7296</text:p>
          </table:table-cell>
          <table:table-cell office:value-type="float" office:value="6884.9" calcext:value-type="float">
            <text:p>6884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295" calcext:value-type="float">
            <text:p>5295</text:p>
          </table:table-cell>
          <table:table-cell office:value-type="float" office:value="28.019" calcext:value-type="float">
            <text:p>28,019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28.127" calcext:value-type="float">
            <text:p>28,127</text:p>
          </table:table-cell>
          <table:table-cell table:number-columns-repeated="1003"/>
        </table:table-row>
        <table:table-row table:style-name="ro1">
          <table:table-cell office:value-type="float" office:value="3009474" calcext:value-type="float">
            <text:p>3009474</text:p>
          </table:table-cell>
          <table:table-cell office:value-type="float" office:value="14748260" calcext:value-type="float">
            <text:p>14748260</text:p>
          </table:table-cell>
          <table:table-cell office:value-type="float" office:value="373" calcext:value-type="float">
            <text:p>373</text:p>
          </table:table-cell>
          <table:table-cell office:value-type="float" office:value="137948" calcext:value-type="float">
            <text:p>13794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6538.9" calcext:value-type="float">
            <text:p>6538,9</text:p>
          </table:table-cell>
          <table:table-cell office:value-type="float" office:value="44032" calcext:value-type="float">
            <text:p>44032</text:p>
          </table:table-cell>
          <table:table-cell office:value-type="float" office:value="12718.9" calcext:value-type="float">
            <text:p>12718,9</text:p>
          </table:table-cell>
          <table:table-cell office:value-type="float" office:value="7296" calcext:value-type="float">
            <text:p>7296</text:p>
          </table:table-cell>
          <table:table-cell office:value-type="float" office:value="6884.9" calcext:value-type="float">
            <text:p>6884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401" calcext:value-type="float">
            <text:p>5401</text:p>
          </table:table-cell>
          <table:table-cell office:value-type="float" office:value="28.572" calcext:value-type="float">
            <text:p>28,572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28.68" calcext:value-type="float">
            <text:p>28,68</text:p>
          </table:table-cell>
          <table:table-cell table:number-columns-repeated="1003"/>
        </table:table-row>
        <table:table-row table:style-name="ro1">
          <table:table-cell office:value-type="float" office:value="3069654" calcext:value-type="float">
            <text:p>3069654</text:p>
          </table:table-cell>
          <table:table-cell office:value-type="float" office:value="15052508" calcext:value-type="float">
            <text:p>15052508</text:p>
          </table:table-cell>
          <table:table-cell office:value-type="float" office:value="373" calcext:value-type="float">
            <text:p>373</text:p>
          </table:table-cell>
          <table:table-cell office:value-type="float" office:value="137968" calcext:value-type="float">
            <text:p>13796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327.3" calcext:value-type="float">
            <text:p>12327,3</text:p>
          </table:table-cell>
          <table:table-cell office:value-type="float" office:value="44032" calcext:value-type="float">
            <text:p>44032</text:p>
          </table:table-cell>
          <table:table-cell office:value-type="float" office:value="15454.9" calcext:value-type="float">
            <text:p>15454,9</text:p>
          </table:table-cell>
          <table:table-cell office:value-type="float" office:value="7296" calcext:value-type="float">
            <text:p>7296</text:p>
          </table:table-cell>
          <table:table-cell office:value-type="float" office:value="6886.7" calcext:value-type="float">
            <text:p>6886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512" calcext:value-type="float">
            <text:p>5512</text:p>
          </table:table-cell>
          <table:table-cell office:value-type="float" office:value="29.141" calcext:value-type="float">
            <text:p>29,141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29.249" calcext:value-type="float">
            <text:p>29,249</text:p>
          </table:table-cell>
          <table:table-cell table:number-columns-repeated="1003"/>
        </table:table-row>
        <table:table-row table:style-name="ro1">
          <table:table-cell office:value-type="float" office:value="3129839" calcext:value-type="float">
            <text:p>3129839</text:p>
          </table:table-cell>
          <table:table-cell office:value-type="float" office:value="15348242" calcext:value-type="float">
            <text:p>15348242</text:p>
          </table:table-cell>
          <table:table-cell office:value-type="float" office:value="373" calcext:value-type="float">
            <text:p>373</text:p>
          </table:table-cell>
          <table:table-cell office:value-type="float" office:value="139976" calcext:value-type="float">
            <text:p>1399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5870.3" calcext:value-type="float">
            <text:p>15870,3</text:p>
          </table:table-cell>
          <table:table-cell office:value-type="float" office:value="44032" calcext:value-type="float">
            <text:p>44032</text:p>
          </table:table-cell>
          <table:table-cell office:value-type="float" office:value="18086.9" calcext:value-type="float">
            <text:p>18086,9</text:p>
          </table:table-cell>
          <table:table-cell office:value-type="float" office:value="7296" calcext:value-type="float">
            <text:p>7296</text:p>
          </table:table-cell>
          <table:table-cell office:value-type="float" office:value="6886.7" calcext:value-type="float">
            <text:p>6886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620" calcext:value-type="float">
            <text:p>5620</text:p>
          </table:table-cell>
          <table:table-cell office:value-type="float" office:value="29.707" calcext:value-type="float">
            <text:p>29,707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29.815" calcext:value-type="float">
            <text:p>29,815</text:p>
          </table:table-cell>
          <table:table-cell table:number-columns-repeated="1003"/>
        </table:table-row>
        <table:table-row table:style-name="ro1">
          <table:table-cell office:value-type="float" office:value="3190024" calcext:value-type="float">
            <text:p>3190024</text:p>
          </table:table-cell>
          <table:table-cell office:value-type="float" office:value="15640738" calcext:value-type="float">
            <text:p>15640738</text:p>
          </table:table-cell>
          <table:table-cell office:value-type="float" office:value="373" calcext:value-type="float">
            <text:p>373</text:p>
          </table:table-cell>
          <table:table-cell office:value-type="float" office:value="137912" calcext:value-type="float">
            <text:p>1379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4699" calcext:value-type="float">
            <text:p>14699</text:p>
          </table:table-cell>
          <table:table-cell office:value-type="float" office:value="44032" calcext:value-type="float">
            <text:p>44032</text:p>
          </table:table-cell>
          <table:table-cell office:value-type="float" office:value="20646.9" calcext:value-type="float">
            <text:p>20646,9</text:p>
          </table:table-cell>
          <table:table-cell office:value-type="float" office:value="7296" calcext:value-type="float">
            <text:p>7296</text:p>
          </table:table-cell>
          <table:table-cell office:value-type="float" office:value="6888.9" calcext:value-type="float">
            <text:p>6888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727" calcext:value-type="float">
            <text:p>5727</text:p>
          </table:table-cell>
          <table:table-cell office:value-type="float" office:value="30.259" calcext:value-type="float">
            <text:p>30,259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0.367" calcext:value-type="float">
            <text:p>30,367</text:p>
          </table:table-cell>
          <table:table-cell table:number-columns-repeated="1003"/>
        </table:table-row>
        <table:table-row table:style-name="ro1">
          <table:table-cell office:value-type="float" office:value="3250216" calcext:value-type="float">
            <text:p>3250216</text:p>
          </table:table-cell>
          <table:table-cell office:value-type="float" office:value="15930268" calcext:value-type="float">
            <text:p>15930268</text:p>
          </table:table-cell>
          <table:table-cell office:value-type="float" office:value="373" calcext:value-type="float">
            <text:p>373</text:p>
          </table:table-cell>
          <table:table-cell office:value-type="float" office:value="137896" calcext:value-type="float">
            <text:p>13789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8432" calcext:value-type="float">
            <text:p>18432</text:p>
          </table:table-cell>
          <table:table-cell office:value-type="float" office:value="13761.9" calcext:value-type="float">
            <text:p>13761,9</text:p>
          </table:table-cell>
          <table:table-cell office:value-type="float" office:value="44032" calcext:value-type="float">
            <text:p>44032</text:p>
          </table:table-cell>
          <table:table-cell office:value-type="float" office:value="23174.9" calcext:value-type="float">
            <text:p>23174,9</text:p>
          </table:table-cell>
          <table:table-cell office:value-type="float" office:value="7296" calcext:value-type="float">
            <text:p>7296</text:p>
          </table:table-cell>
          <table:table-cell office:value-type="float" office:value="6888.9" calcext:value-type="float">
            <text:p>6888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833" calcext:value-type="float">
            <text:p>5833</text:p>
          </table:table-cell>
          <table:table-cell office:value-type="float" office:value="30.802" calcext:value-type="float">
            <text:p>30,802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0.91" calcext:value-type="float">
            <text:p>30,91</text:p>
          </table:table-cell>
          <table:table-cell table:number-columns-repeated="1003"/>
        </table:table-row>
        <table:table-row table:style-name="ro1">
          <table:table-cell office:value-type="float" office:value="3310396" calcext:value-type="float">
            <text:p>3310396</text:p>
          </table:table-cell>
          <table:table-cell office:value-type="float" office:value="16219620" calcext:value-type="float">
            <text:p>16219620</text:p>
          </table:table-cell>
          <table:table-cell office:value-type="float" office:value="373" calcext:value-type="float">
            <text:p>373</text:p>
          </table:table-cell>
          <table:table-cell office:value-type="float" office:value="138348" calcext:value-type="float">
            <text:p>13834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1289.4" calcext:value-type="float">
            <text:p>11289,4</text:p>
          </table:table-cell>
          <table:table-cell office:value-type="float" office:value="44032" calcext:value-type="float">
            <text:p>44032</text:p>
          </table:table-cell>
          <table:table-cell office:value-type="float" office:value="25542.9" calcext:value-type="float">
            <text:p>25542,9</text:p>
          </table:table-cell>
          <table:table-cell office:value-type="float" office:value="7296" calcext:value-type="float">
            <text:p>7296</text:p>
          </table:table-cell>
          <table:table-cell office:value-type="float" office:value="6888.9" calcext:value-type="float">
            <text:p>6888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5939" calcext:value-type="float">
            <text:p>5939</text:p>
          </table:table-cell>
          <table:table-cell office:value-type="float" office:value="31.356" calcext:value-type="float">
            <text:p>31,356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1.464" calcext:value-type="float">
            <text:p>31,464</text:p>
          </table:table-cell>
          <table:table-cell table:number-columns-repeated="1003"/>
        </table:table-row>
        <table:table-row table:style-name="ro1">
          <table:table-cell office:value-type="float" office:value="3370601" calcext:value-type="float">
            <text:p>3370601</text:p>
          </table:table-cell>
          <table:table-cell office:value-type="float" office:value="16508668" calcext:value-type="float">
            <text:p>16508668</text:p>
          </table:table-cell>
          <table:table-cell office:value-type="float" office:value="373" calcext:value-type="float">
            <text:p>373</text:p>
          </table:table-cell>
          <table:table-cell office:value-type="float" office:value="138380" calcext:value-type="float">
            <text:p>1383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6803.3" calcext:value-type="float">
            <text:p>6803,3</text:p>
          </table:table-cell>
          <table:table-cell office:value-type="float" office:value="44032" calcext:value-type="float">
            <text:p>44032</text:p>
          </table:table-cell>
          <table:table-cell office:value-type="float" office:value="28030.9" calcext:value-type="float">
            <text:p>28030,9</text:p>
          </table:table-cell>
          <table:table-cell office:value-type="float" office:value="7296" calcext:value-type="float">
            <text:p>7296</text:p>
          </table:table-cell>
          <table:table-cell office:value-type="float" office:value="6889.3" calcext:value-type="float">
            <text:p>6889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045" calcext:value-type="float">
            <text:p>6045</text:p>
          </table:table-cell>
          <table:table-cell office:value-type="float" office:value="31.906" calcext:value-type="float">
            <text:p>31,906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2.014" calcext:value-type="float">
            <text:p>32,014</text:p>
          </table:table-cell>
          <table:table-cell table:number-columns-repeated="1003"/>
        </table:table-row>
        <table:table-row table:style-name="ro1">
          <table:table-cell office:value-type="float" office:value="3430795" calcext:value-type="float">
            <text:p>3430795</text:p>
          </table:table-cell>
          <table:table-cell office:value-type="float" office:value="16792800" calcext:value-type="float">
            <text:p>16792800</text:p>
          </table:table-cell>
          <table:table-cell office:value-type="float" office:value="372" calcext:value-type="float">
            <text:p>372</text:p>
          </table:table-cell>
          <table:table-cell office:value-type="float" office:value="138360" calcext:value-type="float">
            <text:p>1383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6539" calcext:value-type="float">
            <text:p>6539</text:p>
          </table:table-cell>
          <table:table-cell office:value-type="float" office:value="44032" calcext:value-type="float">
            <text:p>44032</text:p>
          </table:table-cell>
          <table:table-cell office:value-type="float" office:value="30334.9" calcext:value-type="float">
            <text:p>30334,9</text:p>
          </table:table-cell>
          <table:table-cell office:value-type="float" office:value="7296" calcext:value-type="float">
            <text:p>7296</text:p>
          </table:table-cell>
          <table:table-cell office:value-type="float" office:value="6889.9" calcext:value-type="float">
            <text:p>688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149" calcext:value-type="float">
            <text:p>6149</text:p>
          </table:table-cell>
          <table:table-cell office:value-type="float" office:value="32.455" calcext:value-type="float">
            <text:p>32,455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2.563" calcext:value-type="float">
            <text:p>32,563</text:p>
          </table:table-cell>
          <table:table-cell table:number-columns-repeated="1003"/>
        </table:table-row>
        <table:table-row table:style-name="ro1">
          <table:table-cell office:value-type="float" office:value="3490991" calcext:value-type="float">
            <text:p>3490991</text:p>
          </table:table-cell>
          <table:table-cell office:value-type="float" office:value="17082502" calcext:value-type="float">
            <text:p>17082502</text:p>
          </table:table-cell>
          <table:table-cell office:value-type="float" office:value="372" calcext:value-type="float">
            <text:p>372</text:p>
          </table:table-cell>
          <table:table-cell office:value-type="float" office:value="138384" calcext:value-type="float">
            <text:p>1383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6344" calcext:value-type="float">
            <text:p>6344</text:p>
          </table:table-cell>
          <table:table-cell office:value-type="float" office:value="44032" calcext:value-type="float">
            <text:p>44032</text:p>
          </table:table-cell>
          <table:table-cell office:value-type="float" office:value="32966.9" calcext:value-type="float">
            <text:p>32966,9</text:p>
          </table:table-cell>
          <table:table-cell office:value-type="float" office:value="7296" calcext:value-type="float">
            <text:p>7296</text:p>
          </table:table-cell>
          <table:table-cell office:value-type="float" office:value="6890.2" calcext:value-type="float">
            <text:p>6890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255" calcext:value-type="float">
            <text:p>6255</text:p>
          </table:table-cell>
          <table:table-cell office:value-type="float" office:value="33.004" calcext:value-type="float">
            <text:p>33,004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3.112" calcext:value-type="float">
            <text:p>33,112</text:p>
          </table:table-cell>
          <table:table-cell table:number-columns-repeated="1003"/>
        </table:table-row>
        <table:table-row table:style-name="ro1">
          <table:table-cell office:value-type="float" office:value="3551172" calcext:value-type="float">
            <text:p>3551172</text:p>
          </table:table-cell>
          <table:table-cell office:value-type="float" office:value="17380436" calcext:value-type="float">
            <text:p>17380436</text:p>
          </table:table-cell>
          <table:table-cell office:value-type="float" office:value="372" calcext:value-type="float">
            <text:p>372</text:p>
          </table:table-cell>
          <table:table-cell office:value-type="float" office:value="138372" calcext:value-type="float">
            <text:p>13837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5256.2" calcext:value-type="float">
            <text:p>5256,2</text:p>
          </table:table-cell>
          <table:table-cell office:value-type="float" office:value="44032" calcext:value-type="float">
            <text:p>44032</text:p>
          </table:table-cell>
          <table:table-cell office:value-type="float" office:value="35678.9" calcext:value-type="float">
            <text:p>35678,9</text:p>
          </table:table-cell>
          <table:table-cell office:value-type="float" office:value="7296" calcext:value-type="float">
            <text:p>7296</text:p>
          </table:table-cell>
          <table:table-cell office:value-type="float" office:value="6890.9" calcext:value-type="float">
            <text:p>6890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364" calcext:value-type="float">
            <text:p>6364</text:p>
          </table:table-cell>
          <table:table-cell office:value-type="float" office:value="33.575" calcext:value-type="float">
            <text:p>33,575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3.683" calcext:value-type="float">
            <text:p>33,683</text:p>
          </table:table-cell>
          <table:table-cell table:number-columns-repeated="1003"/>
        </table:table-row>
        <table:table-row table:style-name="ro1">
          <table:table-cell office:value-type="float" office:value="3611353" calcext:value-type="float">
            <text:p>3611353</text:p>
          </table:table-cell>
          <table:table-cell office:value-type="float" office:value="17673874" calcext:value-type="float">
            <text:p>17673874</text:p>
          </table:table-cell>
          <table:table-cell office:value-type="float" office:value="372" calcext:value-type="float">
            <text:p>372</text:p>
          </table:table-cell>
          <table:table-cell office:value-type="float" office:value="138344" calcext:value-type="float">
            <text:p>1383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1392.5" calcext:value-type="float">
            <text:p>11392,5</text:p>
          </table:table-cell>
          <table:table-cell office:value-type="float" office:value="44032" calcext:value-type="float">
            <text:p>44032</text:p>
          </table:table-cell>
          <table:table-cell office:value-type="float" office:value="38166.9" calcext:value-type="float">
            <text:p>38166,9</text:p>
          </table:table-cell>
          <table:table-cell office:value-type="float" office:value="7296" calcext:value-type="float">
            <text:p>7296</text:p>
          </table:table-cell>
          <table:table-cell office:value-type="float" office:value="6893.8" calcext:value-type="float">
            <text:p>6893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471" calcext:value-type="float">
            <text:p>6471</text:p>
          </table:table-cell>
          <table:table-cell office:value-type="float" office:value="34.145" calcext:value-type="float">
            <text:p>34,145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4.253" calcext:value-type="float">
            <text:p>34,253</text:p>
          </table:table-cell>
          <table:table-cell table:number-columns-repeated="1003"/>
        </table:table-row>
        <table:table-row table:style-name="ro1">
          <table:table-cell office:value-type="float" office:value="3671539" calcext:value-type="float">
            <text:p>3671539</text:p>
          </table:table-cell>
          <table:table-cell office:value-type="float" office:value="17960488" calcext:value-type="float">
            <text:p>17960488</text:p>
          </table:table-cell>
          <table:table-cell office:value-type="float" office:value="372" calcext:value-type="float">
            <text:p>372</text:p>
          </table:table-cell>
          <table:table-cell office:value-type="float" office:value="138316" calcext:value-type="float">
            <text:p>13831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9014.4" calcext:value-type="float">
            <text:p>9014,4</text:p>
          </table:table-cell>
          <table:table-cell office:value-type="float" office:value="44032" calcext:value-type="float">
            <text:p>44032</text:p>
          </table:table-cell>
          <table:table-cell office:value-type="float" office:value="40662.9" calcext:value-type="float">
            <text:p>40662,9</text:p>
          </table:table-cell>
          <table:table-cell office:value-type="float" office:value="7296" calcext:value-type="float">
            <text:p>7296</text:p>
          </table:table-cell>
          <table:table-cell office:value-type="float" office:value="6894.6" calcext:value-type="float">
            <text:p>6894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576" calcext:value-type="float">
            <text:p>6576</text:p>
          </table:table-cell>
          <table:table-cell office:value-type="float" office:value="34.695" calcext:value-type="float">
            <text:p>34,695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4.803" calcext:value-type="float">
            <text:p>34,803</text:p>
          </table:table-cell>
          <table:table-cell table:number-columns-repeated="1003"/>
        </table:table-row>
        <table:table-row table:style-name="ro1">
          <table:table-cell office:value-type="float" office:value="3731726" calcext:value-type="float">
            <text:p>3731726</text:p>
          </table:table-cell>
          <table:table-cell office:value-type="float" office:value="18248122" calcext:value-type="float">
            <text:p>18248122</text:p>
          </table:table-cell>
          <table:table-cell office:value-type="float" office:value="372" calcext:value-type="float">
            <text:p>372</text:p>
          </table:table-cell>
          <table:table-cell office:value-type="float" office:value="138320" calcext:value-type="float">
            <text:p>1383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2762.8" calcext:value-type="float">
            <text:p>12762,8</text:p>
          </table:table-cell>
          <table:table-cell office:value-type="float" office:value="44032" calcext:value-type="float">
            <text:p>44032</text:p>
          </table:table-cell>
          <table:table-cell office:value-type="float" office:value="43278.9" calcext:value-type="float">
            <text:p>43278,9</text:p>
          </table:table-cell>
          <table:table-cell office:value-type="float" office:value="7296" calcext:value-type="float">
            <text:p>7296</text:p>
          </table:table-cell>
          <table:table-cell office:value-type="float" office:value="6897.7" calcext:value-type="float">
            <text:p>6897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681" calcext:value-type="float">
            <text:p>6681</text:p>
          </table:table-cell>
          <table:table-cell office:value-type="float" office:value="35.247" calcext:value-type="float">
            <text:p>35,247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,108</text:p>
          </table:table-cell>
          <table:table-cell office:value-type="float" office:value="35.355" calcext:value-type="float">
            <text:p>35,355</text:p>
          </table:table-cell>
          <table:table-cell table:number-columns-repeated="1003"/>
        </table:table-row>
        <table:table-row table:style-name="ro1">
          <table:table-cell office:value-type="float" office:value="3791912" calcext:value-type="float">
            <text:p>3791912</text:p>
          </table:table-cell>
          <table:table-cell office:value-type="float" office:value="18552272" calcext:value-type="float">
            <text:p>18552272</text:p>
          </table:table-cell>
          <table:table-cell office:value-type="float" office:value="372" calcext:value-type="float">
            <text:p>372</text:p>
          </table:table-cell>
          <table:table-cell office:value-type="float" office:value="138444" calcext:value-type="float">
            <text:p>1384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8432" calcext:value-type="float">
            <text:p>18432</text:p>
          </table:table-cell>
          <table:table-cell office:value-type="float" office:value="366" calcext:value-type="float">
            <text:p>366</text:p>
          </table:table-cell>
          <table:table-cell office:value-type="float" office:value="44032" calcext:value-type="float">
            <text:p>44032</text:p>
          </table:table-cell>
          <table:table-cell office:value-type="float" office:value="7233.5" calcext:value-type="float">
            <text:p>7233,5</text:p>
          </table:table-cell>
          <table:table-cell office:value-type="float" office:value="7296" calcext:value-type="float">
            <text:p>7296</text:p>
          </table:table-cell>
          <table:table-cell office:value-type="float" office:value="6900.2" calcext:value-type="float">
            <text:p>6900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793" calcext:value-type="float">
            <text:p>6793</text:p>
          </table:table-cell>
          <table:table-cell office:value-type="float" office:value="35.826" calcext:value-type="float">
            <text:p>35,82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5.966" calcext:value-type="float">
            <text:p>35,966</text:p>
          </table:table-cell>
          <table:table-cell table:number-columns-repeated="1003"/>
        </table:table-row>
        <table:table-row table:style-name="ro1">
          <table:table-cell office:value-type="float" office:value="3852086" calcext:value-type="float">
            <text:p>3852086</text:p>
          </table:table-cell>
          <table:table-cell office:value-type="float" office:value="18854440" calcext:value-type="float">
            <text:p>18854440</text:p>
          </table:table-cell>
          <table:table-cell office:value-type="float" office:value="372" calcext:value-type="float">
            <text:p>372</text:p>
          </table:table-cell>
          <table:table-cell office:value-type="float" office:value="138408" calcext:value-type="float">
            <text:p>13840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9468.7" calcext:value-type="float">
            <text:p>9468,7</text:p>
          </table:table-cell>
          <table:table-cell office:value-type="float" office:value="44032" calcext:value-type="float">
            <text:p>44032</text:p>
          </table:table-cell>
          <table:table-cell office:value-type="float" office:value="9961.5" calcext:value-type="float">
            <text:p>9961,5</text:p>
          </table:table-cell>
          <table:table-cell office:value-type="float" office:value="7296" calcext:value-type="float">
            <text:p>7296</text:p>
          </table:table-cell>
          <table:table-cell office:value-type="float" office:value="6903.4" calcext:value-type="float">
            <text:p>6903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6903" calcext:value-type="float">
            <text:p>6903</text:p>
          </table:table-cell>
          <table:table-cell office:value-type="float" office:value="36.397" calcext:value-type="float">
            <text:p>36,397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6.537" calcext:value-type="float">
            <text:p>36,537</text:p>
          </table:table-cell>
          <table:table-cell table:number-columns-repeated="1003"/>
        </table:table-row>
        <table:table-row table:style-name="ro1">
          <table:table-cell office:value-type="float" office:value="3912270" calcext:value-type="float">
            <text:p>3912270</text:p>
          </table:table-cell>
          <table:table-cell office:value-type="float" office:value="19140726" calcext:value-type="float">
            <text:p>19140726</text:p>
          </table:table-cell>
          <table:table-cell office:value-type="float" office:value="372" calcext:value-type="float">
            <text:p>372</text:p>
          </table:table-cell>
          <table:table-cell office:value-type="float" office:value="138416" calcext:value-type="float">
            <text:p>13841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338.8" calcext:value-type="float">
            <text:p>4338,8</text:p>
          </table:table-cell>
          <table:table-cell office:value-type="float" office:value="44032" calcext:value-type="float">
            <text:p>44032</text:p>
          </table:table-cell>
          <table:table-cell office:value-type="float" office:value="12377.5" calcext:value-type="float">
            <text:p>12377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1" calcext:value-type="float">
            <text:p>690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008" calcext:value-type="float">
            <text:p>7008</text:p>
          </table:table-cell>
          <table:table-cell office:value-type="float" office:value="36.94" calcext:value-type="float">
            <text:p>36,9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7.08" calcext:value-type="float">
            <text:p>37,08</text:p>
          </table:table-cell>
          <table:table-cell table:number-columns-repeated="1003"/>
        </table:table-row>
        <table:table-row table:style-name="ro1">
          <table:table-cell office:value-type="float" office:value="3972457" calcext:value-type="float">
            <text:p>3972457</text:p>
          </table:table-cell>
          <table:table-cell office:value-type="float" office:value="19445196" calcext:value-type="float">
            <text:p>19445196</text:p>
          </table:table-cell>
          <table:table-cell office:value-type="float" office:value="372" calcext:value-type="float">
            <text:p>372</text:p>
          </table:table-cell>
          <table:table-cell office:value-type="float" office:value="138356" calcext:value-type="float">
            <text:p>13835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1767.8" calcext:value-type="float">
            <text:p>11767,8</text:p>
          </table:table-cell>
          <table:table-cell office:value-type="float" office:value="44032" calcext:value-type="float">
            <text:p>44032</text:p>
          </table:table-cell>
          <table:table-cell office:value-type="float" office:value="15001.5" calcext:value-type="float">
            <text:p>15001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1" calcext:value-type="float">
            <text:p>690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119" calcext:value-type="float">
            <text:p>7119</text:p>
          </table:table-cell>
          <table:table-cell office:value-type="float" office:value="37.528" calcext:value-type="float">
            <text:p>37,528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7.668" calcext:value-type="float">
            <text:p>37,668</text:p>
          </table:table-cell>
          <table:table-cell table:number-columns-repeated="1003"/>
        </table:table-row>
        <table:table-row table:style-name="ro1">
          <table:table-cell office:value-type="float" office:value="4032640" calcext:value-type="float">
            <text:p>4032640</text:p>
          </table:table-cell>
          <table:table-cell office:value-type="float" office:value="19756420" calcext:value-type="float">
            <text:p>19756420</text:p>
          </table:table-cell>
          <table:table-cell office:value-type="float" office:value="372" calcext:value-type="float">
            <text:p>372</text:p>
          </table:table-cell>
          <table:table-cell office:value-type="float" office:value="138384" calcext:value-type="float">
            <text:p>1383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9754.5" calcext:value-type="float">
            <text:p>9754,5</text:p>
          </table:table-cell>
          <table:table-cell office:value-type="float" office:value="44032" calcext:value-type="float">
            <text:p>44032</text:p>
          </table:table-cell>
          <table:table-cell office:value-type="float" office:value="17745.5" calcext:value-type="float">
            <text:p>17745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1" calcext:value-type="float">
            <text:p>690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233" calcext:value-type="float">
            <text:p>7233</text:p>
          </table:table-cell>
          <table:table-cell office:value-type="float" office:value="38.135" calcext:value-type="float">
            <text:p>38,135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8.275" calcext:value-type="float">
            <text:p>38,275</text:p>
          </table:table-cell>
          <table:table-cell table:number-columns-repeated="1003"/>
        </table:table-row>
        <table:table-row table:style-name="ro1">
          <table:table-cell office:value-type="float" office:value="4092831" calcext:value-type="float">
            <text:p>4092831</text:p>
          </table:table-cell>
          <table:table-cell office:value-type="float" office:value="20061332" calcext:value-type="float">
            <text:p>20061332</text:p>
          </table:table-cell>
          <table:table-cell office:value-type="float" office:value="372" calcext:value-type="float">
            <text:p>372</text:p>
          </table:table-cell>
          <table:table-cell office:value-type="float" office:value="138420" calcext:value-type="float">
            <text:p>1384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640.7" calcext:value-type="float">
            <text:p>640,7</text:p>
          </table:table-cell>
          <table:table-cell office:value-type="float" office:value="44032" calcext:value-type="float">
            <text:p>44032</text:p>
          </table:table-cell>
          <table:table-cell office:value-type="float" office:value="20489.5" calcext:value-type="float">
            <text:p>20489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5" calcext:value-type="float">
            <text:p>6906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345" calcext:value-type="float">
            <text:p>7345</text:p>
          </table:table-cell>
          <table:table-cell office:value-type="float" office:value="38.718" calcext:value-type="float">
            <text:p>38,718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8.858" calcext:value-type="float">
            <text:p>38,858</text:p>
          </table:table-cell>
          <table:table-cell table:number-columns-repeated="1003"/>
        </table:table-row>
        <table:table-row table:style-name="ro1">
          <table:table-cell office:value-type="float" office:value="4153021" calcext:value-type="float">
            <text:p>4153021</text:p>
          </table:table-cell>
          <table:table-cell office:value-type="float" office:value="20362358" calcext:value-type="float">
            <text:p>20362358</text:p>
          </table:table-cell>
          <table:table-cell office:value-type="float" office:value="372" calcext:value-type="float">
            <text:p>372</text:p>
          </table:table-cell>
          <table:table-cell office:value-type="float" office:value="138376" calcext:value-type="float">
            <text:p>1383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2657.9" calcext:value-type="float">
            <text:p>2657,9</text:p>
          </table:table-cell>
          <table:table-cell office:value-type="float" office:value="44032" calcext:value-type="float">
            <text:p>44032</text:p>
          </table:table-cell>
          <table:table-cell office:value-type="float" office:value="23041.5" calcext:value-type="float">
            <text:p>23041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8" calcext:value-type="float">
            <text:p>6906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455" calcext:value-type="float">
            <text:p>7455</text:p>
          </table:table-cell>
          <table:table-cell office:value-type="float" office:value="39.301" calcext:value-type="float">
            <text:p>39,30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9.441" calcext:value-type="float">
            <text:p>39,441</text:p>
          </table:table-cell>
          <table:table-cell table:number-columns-repeated="1003"/>
        </table:table-row>
        <table:table-row table:style-name="ro1">
          <table:table-cell office:value-type="float" office:value="4213210" calcext:value-type="float">
            <text:p>4213210</text:p>
          </table:table-cell>
          <table:table-cell office:value-type="float" office:value="20645586" calcext:value-type="float">
            <text:p>20645586</text:p>
          </table:table-cell>
          <table:table-cell office:value-type="float" office:value="372" calcext:value-type="float">
            <text:p>372</text:p>
          </table:table-cell>
          <table:table-cell office:value-type="float" office:value="138412" calcext:value-type="float">
            <text:p>1384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044.1" calcext:value-type="float">
            <text:p>14044,1</text:p>
          </table:table-cell>
          <table:table-cell office:value-type="float" office:value="44032" calcext:value-type="float">
            <text:p>44032</text:p>
          </table:table-cell>
          <table:table-cell office:value-type="float" office:value="25361.5" calcext:value-type="float">
            <text:p>25361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8" calcext:value-type="float">
            <text:p>6906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558" calcext:value-type="float">
            <text:p>7558</text:p>
          </table:table-cell>
          <table:table-cell office:value-type="float" office:value="39.849" calcext:value-type="float">
            <text:p>39,849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39.989" calcext:value-type="float">
            <text:p>39,989</text:p>
          </table:table-cell>
          <table:table-cell table:number-columns-repeated="1003"/>
        </table:table-row>
        <table:table-row table:style-name="ro1">
          <table:table-cell office:value-type="float" office:value="4273393" calcext:value-type="float">
            <text:p>4273393</text:p>
          </table:table-cell>
          <table:table-cell office:value-type="float" office:value="20943650" calcext:value-type="float">
            <text:p>20943650</text:p>
          </table:table-cell>
          <table:table-cell office:value-type="float" office:value="372" calcext:value-type="float">
            <text:p>372</text:p>
          </table:table-cell>
          <table:table-cell office:value-type="float" office:value="138384" calcext:value-type="float">
            <text:p>1383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8432" calcext:value-type="float">
            <text:p>18432</text:p>
          </table:table-cell>
          <table:table-cell office:value-type="float" office:value="14242.4" calcext:value-type="float">
            <text:p>14242,4</text:p>
          </table:table-cell>
          <table:table-cell office:value-type="float" office:value="44032" calcext:value-type="float">
            <text:p>44032</text:p>
          </table:table-cell>
          <table:table-cell office:value-type="float" office:value="28033.5" calcext:value-type="float">
            <text:p>28033,5</text:p>
          </table:table-cell>
          <table:table-cell office:value-type="float" office:value="7296" calcext:value-type="float">
            <text:p>7296</text:p>
          </table:table-cell>
          <table:table-cell office:value-type="float" office:value="6906.8" calcext:value-type="float">
            <text:p>6906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667" calcext:value-type="float">
            <text:p>7667</text:p>
          </table:table-cell>
          <table:table-cell office:value-type="float" office:value="40.413" calcext:value-type="float">
            <text:p>40,413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0.553" calcext:value-type="float">
            <text:p>40,553</text:p>
          </table:table-cell>
          <table:table-cell table:number-columns-repeated="1003"/>
        </table:table-row>
        <table:table-row table:style-name="ro1">
          <table:table-cell office:value-type="float" office:value="4333574" calcext:value-type="float">
            <text:p>4333574</text:p>
          </table:table-cell>
          <table:table-cell office:value-type="float" office:value="21211282" calcext:value-type="float">
            <text:p>21211282</text:p>
          </table:table-cell>
          <table:table-cell office:value-type="float" office:value="372" calcext:value-type="float">
            <text:p>372</text:p>
          </table:table-cell>
          <table:table-cell office:value-type="float" office:value="138388" calcext:value-type="float">
            <text:p>13838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2571.8" calcext:value-type="float">
            <text:p>12571,8</text:p>
          </table:table-cell>
          <table:table-cell office:value-type="float" office:value="44032" calcext:value-type="float">
            <text:p>44032</text:p>
          </table:table-cell>
          <table:table-cell office:value-type="float" office:value="30329.5" calcext:value-type="float">
            <text:p>30329,5</text:p>
          </table:table-cell>
          <table:table-cell office:value-type="float" office:value="7296" calcext:value-type="float">
            <text:p>7296</text:p>
          </table:table-cell>
          <table:table-cell office:value-type="float" office:value="6907.2" calcext:value-type="float">
            <text:p>6907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765" calcext:value-type="float">
            <text:p>7765</text:p>
          </table:table-cell>
          <table:table-cell office:value-type="float" office:value="40.933" calcext:value-type="float">
            <text:p>40,933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1.073" calcext:value-type="float">
            <text:p>41,073</text:p>
          </table:table-cell>
          <table:table-cell table:number-columns-repeated="1003"/>
        </table:table-row>
        <table:table-row table:style-name="ro1">
          <table:table-cell office:value-type="float" office:value="4393767" calcext:value-type="float">
            <text:p>4393767</text:p>
          </table:table-cell>
          <table:table-cell office:value-type="float" office:value="21515752" calcext:value-type="float">
            <text:p>21515752</text:p>
          </table:table-cell>
          <table:table-cell office:value-type="float" office:value="372" calcext:value-type="float">
            <text:p>372</text:p>
          </table:table-cell>
          <table:table-cell office:value-type="float" office:value="138380" calcext:value-type="float">
            <text:p>1383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739.4" calcext:value-type="float">
            <text:p>1739,4</text:p>
          </table:table-cell>
          <table:table-cell office:value-type="float" office:value="44032" calcext:value-type="float">
            <text:p>44032</text:p>
          </table:table-cell>
          <table:table-cell office:value-type="float" office:value="32905.5" calcext:value-type="float">
            <text:p>32905,5</text:p>
          </table:table-cell>
          <table:table-cell office:value-type="float" office:value="7296" calcext:value-type="float">
            <text:p>7296</text:p>
          </table:table-cell>
          <table:table-cell office:value-type="float" office:value="6907.7" calcext:value-type="float">
            <text:p>6907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877" calcext:value-type="float">
            <text:p>7877</text:p>
          </table:table-cell>
          <table:table-cell office:value-type="float" office:value="41.526" calcext:value-type="float">
            <text:p>41,52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1.666" calcext:value-type="float">
            <text:p>41,666</text:p>
          </table:table-cell>
          <table:table-cell table:number-columns-repeated="1003"/>
        </table:table-row>
        <table:table-row table:style-name="ro1">
          <table:table-cell office:value-type="float" office:value="4453952" calcext:value-type="float">
            <text:p>4453952</text:p>
          </table:table-cell>
          <table:table-cell office:value-type="float" office:value="21824504" calcext:value-type="float">
            <text:p>21824504</text:p>
          </table:table-cell>
          <table:table-cell office:value-type="float" office:value="372" calcext:value-type="float">
            <text:p>372</text:p>
          </table:table-cell>
          <table:table-cell office:value-type="float" office:value="138360" calcext:value-type="float">
            <text:p>1383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82.6" calcext:value-type="float">
            <text:p>1282,6</text:p>
          </table:table-cell>
          <table:table-cell office:value-type="float" office:value="44032" calcext:value-type="float">
            <text:p>44032</text:p>
          </table:table-cell>
          <table:table-cell office:value-type="float" office:value="35657.5" calcext:value-type="float">
            <text:p>35657,5</text:p>
          </table:table-cell>
          <table:table-cell office:value-type="float" office:value="7296" calcext:value-type="float">
            <text:p>7296</text:p>
          </table:table-cell>
          <table:table-cell office:value-type="float" office:value="6907.7" calcext:value-type="float">
            <text:p>6907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7990" calcext:value-type="float">
            <text:p>7990</text:p>
          </table:table-cell>
          <table:table-cell office:value-type="float" office:value="42.119" calcext:value-type="float">
            <text:p>42,119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2.259" calcext:value-type="float">
            <text:p>42,259</text:p>
          </table:table-cell>
          <table:table-cell table:number-columns-repeated="1003"/>
        </table:table-row>
        <table:table-row table:style-name="ro1">
          <table:table-cell office:value-type="float" office:value="4514134" calcext:value-type="float">
            <text:p>4514134</text:p>
          </table:table-cell>
          <table:table-cell office:value-type="float" office:value="22121168" calcext:value-type="float">
            <text:p>22121168</text:p>
          </table:table-cell>
          <table:table-cell office:value-type="float" office:value="372" calcext:value-type="float">
            <text:p>372</text:p>
          </table:table-cell>
          <table:table-cell office:value-type="float" office:value="138344" calcext:value-type="float">
            <text:p>1383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0109.4" calcext:value-type="float">
            <text:p>10109,4</text:p>
          </table:table-cell>
          <table:table-cell office:value-type="float" office:value="44032" calcext:value-type="float">
            <text:p>44032</text:p>
          </table:table-cell>
          <table:table-cell office:value-type="float" office:value="38433.5" calcext:value-type="float">
            <text:p>38433,5</text:p>
          </table:table-cell>
          <table:table-cell office:value-type="float" office:value="7296" calcext:value-type="float">
            <text:p>7296</text:p>
          </table:table-cell>
          <table:table-cell office:value-type="float" office:value="6908.1" calcext:value-type="float">
            <text:p>690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098" calcext:value-type="float">
            <text:p>8098</text:p>
          </table:table-cell>
          <table:table-cell office:value-type="float" office:value="42.673" calcext:value-type="float">
            <text:p>42,673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2.813" calcext:value-type="float">
            <text:p>42,813</text:p>
          </table:table-cell>
          <table:table-cell table:number-columns-repeated="1003"/>
        </table:table-row>
        <table:table-row table:style-name="ro1">
          <table:table-cell office:value-type="float" office:value="4574318" calcext:value-type="float">
            <text:p>4574318</text:p>
          </table:table-cell>
          <table:table-cell office:value-type="float" office:value="22426172" calcext:value-type="float">
            <text:p>22426172</text:p>
          </table:table-cell>
          <table:table-cell office:value-type="float" office:value="372" calcext:value-type="float">
            <text:p>372</text:p>
          </table:table-cell>
          <table:table-cell office:value-type="float" office:value="138328" calcext:value-type="float">
            <text:p>1383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2292.4" calcext:value-type="float">
            <text:p>2292,4</text:p>
          </table:table-cell>
          <table:table-cell office:value-type="float" office:value="44032" calcext:value-type="float">
            <text:p>44032</text:p>
          </table:table-cell>
          <table:table-cell office:value-type="float" office:value="41105.5" calcext:value-type="float">
            <text:p>41105,5</text:p>
          </table:table-cell>
          <table:table-cell office:value-type="float" office:value="7296" calcext:value-type="float">
            <text:p>7296</text:p>
          </table:table-cell>
          <table:table-cell office:value-type="float" office:value="6908.1" calcext:value-type="float">
            <text:p>690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210" calcext:value-type="float">
            <text:p>8210</text:p>
          </table:table-cell>
          <table:table-cell office:value-type="float" office:value="43.266" calcext:value-type="float">
            <text:p>43,26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3.406" calcext:value-type="float">
            <text:p>43,406</text:p>
          </table:table-cell>
          <table:table-cell table:number-columns-repeated="1003"/>
        </table:table-row>
        <table:table-row table:style-name="ro1">
          <table:table-cell office:value-type="float" office:value="4634490" calcext:value-type="float">
            <text:p>4634490</text:p>
          </table:table-cell>
          <table:table-cell office:value-type="float" office:value="22729628" calcext:value-type="float">
            <text:p>22729628</text:p>
          </table:table-cell>
          <table:table-cell office:value-type="float" office:value="372" calcext:value-type="float">
            <text:p>372</text:p>
          </table:table-cell>
          <table:table-cell office:value-type="float" office:value="138344" calcext:value-type="float">
            <text:p>1383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2473.2" calcext:value-type="float">
            <text:p>2473,2</text:p>
          </table:table-cell>
          <table:table-cell office:value-type="float" office:value="44032" calcext:value-type="float">
            <text:p>44032</text:p>
          </table:table-cell>
          <table:table-cell office:value-type="float" office:value="43809.5" calcext:value-type="float">
            <text:p>43809,5</text:p>
          </table:table-cell>
          <table:table-cell office:value-type="float" office:value="7296" calcext:value-type="float">
            <text:p>7296</text:p>
          </table:table-cell>
          <table:table-cell office:value-type="float" office:value="6908.1" calcext:value-type="float">
            <text:p>690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321" calcext:value-type="float">
            <text:p>8321</text:p>
          </table:table-cell>
          <table:table-cell office:value-type="float" office:value="43.84" calcext:value-type="float">
            <text:p>43,8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43.98" calcext:value-type="float">
            <text:p>43,98</text:p>
          </table:table-cell>
          <table:table-cell table:number-columns-repeated="1003"/>
        </table:table-row>
        <table:table-row table:style-name="ro1">
          <table:table-cell office:value-type="float" office:value="4694676" calcext:value-type="float">
            <text:p>4694676</text:p>
          </table:table-cell>
          <table:table-cell office:value-type="float" office:value="23029012" calcext:value-type="float">
            <text:p>23029012</text:p>
          </table:table-cell>
          <table:table-cell office:value-type="float" office:value="372" calcext:value-type="float">
            <text:p>372</text:p>
          </table:table-cell>
          <table:table-cell office:value-type="float" office:value="138312" calcext:value-type="float">
            <text:p>1383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1468.3" calcext:value-type="float">
            <text:p>11468,3</text:p>
          </table:table-cell>
          <table:table-cell office:value-type="float" office:value="44032" calcext:value-type="float">
            <text:p>44032</text:p>
          </table:table-cell>
          <table:table-cell office:value-type="float" office:value="7793.6" calcext:value-type="float">
            <text:p>7793,6</text:p>
          </table:table-cell>
          <table:table-cell office:value-type="float" office:value="7296" calcext:value-type="float">
            <text:p>7296</text:p>
          </table:table-cell>
          <table:table-cell office:value-type="float" office:value="6908.1" calcext:value-type="float">
            <text:p>6908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430" calcext:value-type="float">
            <text:p>8430</text:p>
          </table:table-cell>
          <table:table-cell office:value-type="float" office:value="44.401" calcext:value-type="float">
            <text:p>44,401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4.569" calcext:value-type="float">
            <text:p>44,569</text:p>
          </table:table-cell>
          <table:table-cell table:number-columns-repeated="1003"/>
        </table:table-row>
        <table:table-row table:style-name="ro1">
          <table:table-cell office:value-type="float" office:value="4754864" calcext:value-type="float">
            <text:p>4754864</text:p>
          </table:table-cell>
          <table:table-cell office:value-type="float" office:value="23302574" calcext:value-type="float">
            <text:p>23302574</text:p>
          </table:table-cell>
          <table:table-cell office:value-type="float" office:value="372" calcext:value-type="float">
            <text:p>372</text:p>
          </table:table-cell>
          <table:table-cell office:value-type="float" office:value="140488" calcext:value-type="float">
            <text:p>14048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3396.2" calcext:value-type="float">
            <text:p>13396,2</text:p>
          </table:table-cell>
          <table:table-cell office:value-type="float" office:value="44032" calcext:value-type="float">
            <text:p>44032</text:p>
          </table:table-cell>
          <table:table-cell office:value-type="float" office:value="10249.6" calcext:value-type="float">
            <text:p>10249,6</text:p>
          </table:table-cell>
          <table:table-cell office:value-type="float" office:value="7296" calcext:value-type="float">
            <text:p>7296</text:p>
          </table:table-cell>
          <table:table-cell office:value-type="float" office:value="6908.7" calcext:value-type="float">
            <text:p>6908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530" calcext:value-type="float">
            <text:p>8530</text:p>
          </table:table-cell>
          <table:table-cell office:value-type="float" office:value="44.926" calcext:value-type="float">
            <text:p>44,926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5.094" calcext:value-type="float">
            <text:p>45,094</text:p>
          </table:table-cell>
          <table:table-cell table:number-columns-repeated="1003"/>
        </table:table-row>
        <table:table-row table:style-name="ro1">
          <table:table-cell office:value-type="float" office:value="4815057" calcext:value-type="float">
            <text:p>4815057</text:p>
          </table:table-cell>
          <table:table-cell office:value-type="float" office:value="23582124" calcext:value-type="float">
            <text:p>23582124</text:p>
          </table:table-cell>
          <table:table-cell office:value-type="float" office:value="372" calcext:value-type="float">
            <text:p>372</text:p>
          </table:table-cell>
          <table:table-cell office:value-type="float" office:value="138420" calcext:value-type="float">
            <text:p>1384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272.7" calcext:value-type="float">
            <text:p>272,7</text:p>
          </table:table-cell>
          <table:table-cell office:value-type="float" office:value="44032" calcext:value-type="float">
            <text:p>44032</text:p>
          </table:table-cell>
          <table:table-cell office:value-type="float" office:value="12729.6" calcext:value-type="float">
            <text:p>12729,6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633" calcext:value-type="float">
            <text:p>8633</text:p>
          </table:table-cell>
          <table:table-cell office:value-type="float" office:value="45.46" calcext:value-type="float">
            <text:p>45,46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5.628" calcext:value-type="float">
            <text:p>45,628</text:p>
          </table:table-cell>
          <table:table-cell table:number-columns-repeated="1003"/>
        </table:table-row>
        <table:table-row table:style-name="ro1">
          <table:table-cell office:value-type="float" office:value="4875244" calcext:value-type="float">
            <text:p>4875244</text:p>
          </table:table-cell>
          <table:table-cell office:value-type="float" office:value="23872560" calcext:value-type="float">
            <text:p>23872560</text:p>
          </table:table-cell>
          <table:table-cell office:value-type="float" office:value="372" calcext:value-type="float">
            <text:p>372</text:p>
          </table:table-cell>
          <table:table-cell office:value-type="float" office:value="138428" calcext:value-type="float">
            <text:p>1384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4696.8" calcext:value-type="float">
            <text:p>4696,8</text:p>
          </table:table-cell>
          <table:table-cell office:value-type="float" office:value="44032" calcext:value-type="float">
            <text:p>44032</text:p>
          </table:table-cell>
          <table:table-cell office:value-type="float" office:value="15177.6" calcext:value-type="float">
            <text:p>15177,6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739" calcext:value-type="float">
            <text:p>8739</text:p>
          </table:table-cell>
          <table:table-cell office:value-type="float" office:value="46.009" calcext:value-type="float">
            <text:p>46,009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6.177" calcext:value-type="float">
            <text:p>46,177</text:p>
          </table:table-cell>
          <table:table-cell table:number-columns-repeated="1003"/>
        </table:table-row>
        <table:table-row table:style-name="ro1">
          <table:table-cell office:value-type="float" office:value="4935430" calcext:value-type="float">
            <text:p>4935430</text:p>
          </table:table-cell>
          <table:table-cell office:value-type="float" office:value="24152024" calcext:value-type="float">
            <text:p>24152024</text:p>
          </table:table-cell>
          <table:table-cell office:value-type="float" office:value="372" calcext:value-type="float">
            <text:p>372</text:p>
          </table:table-cell>
          <table:table-cell office:value-type="float" office:value="138392" calcext:value-type="float">
            <text:p>13839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8541.7" calcext:value-type="float">
            <text:p>8541,7</text:p>
          </table:table-cell>
          <table:table-cell office:value-type="float" office:value="44032" calcext:value-type="float">
            <text:p>44032</text:p>
          </table:table-cell>
          <table:table-cell office:value-type="float" office:value="17569.6" calcext:value-type="float">
            <text:p>17569,6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841" calcext:value-type="float">
            <text:p>8841</text:p>
          </table:table-cell>
          <table:table-cell office:value-type="float" office:value="46.558" calcext:value-type="float">
            <text:p>46,558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6.726" calcext:value-type="float">
            <text:p>46,726</text:p>
          </table:table-cell>
          <table:table-cell table:number-columns-repeated="1003"/>
        </table:table-row>
        <table:table-row table:style-name="ro1">
          <table:table-cell office:value-type="float" office:value="4995624" calcext:value-type="float">
            <text:p>4995624</text:p>
          </table:table-cell>
          <table:table-cell office:value-type="float" office:value="24438910" calcext:value-type="float">
            <text:p>24438910</text:p>
          </table:table-cell>
          <table:table-cell office:value-type="float" office:value="372" calcext:value-type="float">
            <text:p>372</text:p>
          </table:table-cell>
          <table:table-cell office:value-type="float" office:value="139628" calcext:value-type="float">
            <text:p>1396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8098.3" calcext:value-type="float">
            <text:p>8098,3</text:p>
          </table:table-cell>
          <table:table-cell office:value-type="float" office:value="44032" calcext:value-type="float">
            <text:p>44032</text:p>
          </table:table-cell>
          <table:table-cell office:value-type="float" office:value="20017.6" calcext:value-type="float">
            <text:p>20017,6</text:p>
          </table:table-cell>
          <table:table-cell office:value-type="float" office:value="7296" calcext:value-type="float">
            <text:p>7296</text:p>
          </table:table-cell>
          <table:table-cell office:value-type="float" office:value="6909.9" calcext:value-type="float">
            <text:p>690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8946" calcext:value-type="float">
            <text:p>8946</text:p>
          </table:table-cell>
          <table:table-cell office:value-type="float" office:value="47.119" calcext:value-type="float">
            <text:p>47,119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7.287" calcext:value-type="float">
            <text:p>47,287</text:p>
          </table:table-cell>
          <table:table-cell table:number-columns-repeated="1003"/>
        </table:table-row>
        <table:table-row table:style-name="ro1">
          <table:table-cell office:value-type="float" office:value="5055806" calcext:value-type="float">
            <text:p>5055806</text:p>
          </table:table-cell>
          <table:table-cell office:value-type="float" office:value="24726566" calcext:value-type="float">
            <text:p>24726566</text:p>
          </table:table-cell>
          <table:table-cell office:value-type="float" office:value="372" calcext:value-type="float">
            <text:p>372</text:p>
          </table:table-cell>
          <table:table-cell office:value-type="float" office:value="138420" calcext:value-type="float">
            <text:p>1384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3500.1" calcext:value-type="float">
            <text:p>13500,1</text:p>
          </table:table-cell>
          <table:table-cell office:value-type="float" office:value="44032" calcext:value-type="float">
            <text:p>44032</text:p>
          </table:table-cell>
          <table:table-cell office:value-type="float" office:value="22553.6" calcext:value-type="float">
            <text:p>22553,6</text:p>
          </table:table-cell>
          <table:table-cell office:value-type="float" office:value="7296" calcext:value-type="float">
            <text:p>7296</text:p>
          </table:table-cell>
          <table:table-cell office:value-type="float" office:value="6910.9" calcext:value-type="float">
            <text:p>6910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051" calcext:value-type="float">
            <text:p>9051</text:p>
          </table:table-cell>
          <table:table-cell office:value-type="float" office:value="47.678" calcext:value-type="float">
            <text:p>47,678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7.846" calcext:value-type="float">
            <text:p>47,846</text:p>
          </table:table-cell>
          <table:table-cell table:number-columns-repeated="1003"/>
        </table:table-row>
        <table:table-row table:style-name="ro1">
          <table:table-cell office:value-type="float" office:value="5115994" calcext:value-type="float">
            <text:p>5115994</text:p>
          </table:table-cell>
          <table:table-cell office:value-type="float" office:value="25027700" calcext:value-type="float">
            <text:p>25027700</text:p>
          </table:table-cell>
          <table:table-cell office:value-type="float" office:value="372" calcext:value-type="float">
            <text:p>372</text:p>
          </table:table-cell>
          <table:table-cell office:value-type="float" office:value="138396" calcext:value-type="float">
            <text:p>13839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7073.6" calcext:value-type="float">
            <text:p>17073,6</text:p>
          </table:table-cell>
          <table:table-cell office:value-type="float" office:value="44032" calcext:value-type="float">
            <text:p>44032</text:p>
          </table:table-cell>
          <table:table-cell office:value-type="float" office:value="25073.6" calcext:value-type="float">
            <text:p>25073,6</text:p>
          </table:table-cell>
          <table:table-cell office:value-type="float" office:value="7296" calcext:value-type="float">
            <text:p>7296</text:p>
          </table:table-cell>
          <table:table-cell office:value-type="float" office:value="6911.7" calcext:value-type="float">
            <text:p>6911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161" calcext:value-type="float">
            <text:p>9161</text:p>
          </table:table-cell>
          <table:table-cell office:value-type="float" office:value="48.261" calcext:value-type="float">
            <text:p>48,261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8.429" calcext:value-type="float">
            <text:p>48,429</text:p>
          </table:table-cell>
          <table:table-cell table:number-columns-repeated="1003"/>
        </table:table-row>
        <table:table-row table:style-name="ro1">
          <table:table-cell office:value-type="float" office:value="5176176" calcext:value-type="float">
            <text:p>5176176</text:p>
          </table:table-cell>
          <table:table-cell office:value-type="float" office:value="25338348" calcext:value-type="float">
            <text:p>25338348</text:p>
          </table:table-cell>
          <table:table-cell office:value-type="float" office:value="372" calcext:value-type="float">
            <text:p>372</text:p>
          </table:table-cell>
          <table:table-cell office:value-type="float" office:value="138360" calcext:value-type="float">
            <text:p>1383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9922.2" calcext:value-type="float">
            <text:p>9922,2</text:p>
          </table:table-cell>
          <table:table-cell office:value-type="float" office:value="44032" calcext:value-type="float">
            <text:p>44032</text:p>
          </table:table-cell>
          <table:table-cell office:value-type="float" office:value="28153.6" calcext:value-type="float">
            <text:p>28153,6</text:p>
          </table:table-cell>
          <table:table-cell office:value-type="float" office:value="7296" calcext:value-type="float">
            <text:p>7296</text:p>
          </table:table-cell>
          <table:table-cell office:value-type="float" office:value="6911.7" calcext:value-type="float">
            <text:p>6911,7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275" calcext:value-type="float">
            <text:p>9275</text:p>
          </table:table-cell>
          <table:table-cell office:value-type="float" office:value="48.852" calcext:value-type="float">
            <text:p>48,852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9.02" calcext:value-type="float">
            <text:p>49,02</text:p>
          </table:table-cell>
          <table:table-cell table:number-columns-repeated="1003"/>
        </table:table-row>
        <table:table-row table:style-name="ro1">
          <table:table-cell office:value-type="float" office:value="5236356" calcext:value-type="float">
            <text:p>5236356</text:p>
          </table:table-cell>
          <table:table-cell office:value-type="float" office:value="25620484" calcext:value-type="float">
            <text:p>25620484</text:p>
          </table:table-cell>
          <table:table-cell office:value-type="float" office:value="372" calcext:value-type="float">
            <text:p>372</text:p>
          </table:table-cell>
          <table:table-cell office:value-type="float" office:value="138336" calcext:value-type="float">
            <text:p>13833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235.6" calcext:value-type="float">
            <text:p>14235,6</text:p>
          </table:table-cell>
          <table:table-cell office:value-type="float" office:value="44032" calcext:value-type="float">
            <text:p>44032</text:p>
          </table:table-cell>
          <table:table-cell office:value-type="float" office:value="30665.6" calcext:value-type="float">
            <text:p>30665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378" calcext:value-type="float">
            <text:p>9378</text:p>
          </table:table-cell>
          <table:table-cell office:value-type="float" office:value="49.403" calcext:value-type="float">
            <text:p>49,403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49.571" calcext:value-type="float">
            <text:p>49,571</text:p>
          </table:table-cell>
          <table:table-cell table:number-columns-repeated="1003"/>
        </table:table-row>
        <table:table-row table:style-name="ro1">
          <table:table-cell office:value-type="float" office:value="5296543" calcext:value-type="float">
            <text:p>5296543</text:p>
          </table:table-cell>
          <table:table-cell office:value-type="float" office:value="25915610" calcext:value-type="float">
            <text:p>25915610</text:p>
          </table:table-cell>
          <table:table-cell office:value-type="float" office:value="372" calcext:value-type="float">
            <text:p>372</text:p>
          </table:table-cell>
          <table:table-cell office:value-type="float" office:value="138380" calcext:value-type="float">
            <text:p>1383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325.8" calcext:value-type="float">
            <text:p>14325,8</text:p>
          </table:table-cell>
          <table:table-cell office:value-type="float" office:value="44032" calcext:value-type="float">
            <text:p>44032</text:p>
          </table:table-cell>
          <table:table-cell office:value-type="float" office:value="33161.6" calcext:value-type="float">
            <text:p>33161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486" calcext:value-type="float">
            <text:p>9486</text:p>
          </table:table-cell>
          <table:table-cell office:value-type="float" office:value="49.971" calcext:value-type="float">
            <text:p>49,971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50.139" calcext:value-type="float">
            <text:p>50,139</text:p>
          </table:table-cell>
          <table:table-cell table:number-columns-repeated="1003"/>
        </table:table-row>
        <table:table-row table:style-name="ro1">
          <table:table-cell office:value-type="float" office:value="5356727" calcext:value-type="float">
            <text:p>5356727</text:p>
          </table:table-cell>
          <table:table-cell office:value-type="float" office:value="26210002" calcext:value-type="float">
            <text:p>26210002</text:p>
          </table:table-cell>
          <table:table-cell office:value-type="float" office:value="372" calcext:value-type="float">
            <text:p>372</text:p>
          </table:table-cell>
          <table:table-cell office:value-type="float" office:value="138356" calcext:value-type="float">
            <text:p>13835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8188.5" calcext:value-type="float">
            <text:p>8188,5</text:p>
          </table:table-cell>
          <table:table-cell office:value-type="float" office:value="44032" calcext:value-type="float">
            <text:p>44032</text:p>
          </table:table-cell>
          <table:table-cell office:value-type="float" office:value="35945.6" calcext:value-type="float">
            <text:p>35945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594" calcext:value-type="float">
            <text:p>9594</text:p>
          </table:table-cell>
          <table:table-cell office:value-type="float" office:value="50.54" calcext:value-type="float">
            <text:p>50,54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50.708" calcext:value-type="float">
            <text:p>50,708</text:p>
          </table:table-cell>
          <table:table-cell table:number-columns-repeated="1003"/>
        </table:table-row>
        <table:table-row table:style-name="ro1">
          <table:table-cell office:value-type="float" office:value="5416917" calcext:value-type="float">
            <text:p>5416917</text:p>
          </table:table-cell>
          <table:table-cell office:value-type="float" office:value="26514900" calcext:value-type="float">
            <text:p>26514900</text:p>
          </table:table-cell>
          <table:table-cell office:value-type="float" office:value="372" calcext:value-type="float">
            <text:p>372</text:p>
          </table:table-cell>
          <table:table-cell office:value-type="float" office:value="138316" calcext:value-type="float">
            <text:p>13831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366.6" calcext:value-type="float">
            <text:p>366,6</text:p>
          </table:table-cell>
          <table:table-cell office:value-type="float" office:value="44032" calcext:value-type="float">
            <text:p>44032</text:p>
          </table:table-cell>
          <table:table-cell office:value-type="float" office:value="38817.6" calcext:value-type="float">
            <text:p>38817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706" calcext:value-type="float">
            <text:p>9706</text:p>
          </table:table-cell>
          <table:table-cell office:value-type="float" office:value="51.127" calcext:value-type="float">
            <text:p>51,127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51.294" calcext:value-type="float">
            <text:p>51,294</text:p>
          </table:table-cell>
          <table:table-cell table:number-columns-repeated="1003"/>
        </table:table-row>
        <table:table-row table:style-name="ro1">
          <table:table-cell office:value-type="float" office:value="5477099" calcext:value-type="float">
            <text:p>5477099</text:p>
          </table:table-cell>
          <table:table-cell office:value-type="float" office:value="26798648" calcext:value-type="float">
            <text:p>26798648</text:p>
          </table:table-cell>
          <table:table-cell office:value-type="float" office:value="372" calcext:value-type="float">
            <text:p>372</text:p>
          </table:table-cell>
          <table:table-cell office:value-type="float" office:value="138344" calcext:value-type="float">
            <text:p>1383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8432" calcext:value-type="float">
            <text:p>18432</text:p>
          </table:table-cell>
          <table:table-cell office:value-type="float" office:value="14971.9" calcext:value-type="float">
            <text:p>14971,9</text:p>
          </table:table-cell>
          <table:table-cell office:value-type="float" office:value="44032" calcext:value-type="float">
            <text:p>44032</text:p>
          </table:table-cell>
          <table:table-cell office:value-type="float" office:value="41241.6" calcext:value-type="float">
            <text:p>41241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809" calcext:value-type="float">
            <text:p>9809</text:p>
          </table:table-cell>
          <table:table-cell office:value-type="float" office:value="51.674" calcext:value-type="float">
            <text:p>51,674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51.842" calcext:value-type="float">
            <text:p>51,842</text:p>
          </table:table-cell>
          <table:table-cell table:number-columns-repeated="1003"/>
        </table:table-row>
        <table:table-row table:style-name="ro1">
          <table:table-cell office:value-type="float" office:value="5537286" calcext:value-type="float">
            <text:p>5537286</text:p>
          </table:table-cell>
          <table:table-cell office:value-type="float" office:value="27101574" calcext:value-type="float">
            <text:p>27101574</text:p>
          </table:table-cell>
          <table:table-cell office:value-type="float" office:value="372" calcext:value-type="float">
            <text:p>372</text:p>
          </table:table-cell>
          <table:table-cell office:value-type="float" office:value="138652" calcext:value-type="float">
            <text:p>1386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0850.4" calcext:value-type="float">
            <text:p>10850,4</text:p>
          </table:table-cell>
          <table:table-cell office:value-type="float" office:value="44032" calcext:value-type="float">
            <text:p>44032</text:p>
          </table:table-cell>
          <table:table-cell office:value-type="float" office:value="43913.6" calcext:value-type="float">
            <text:p>43913,6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9920" calcext:value-type="float">
            <text:p>9920</text:p>
          </table:table-cell>
          <table:table-cell office:value-type="float" office:value="52.249" calcext:value-type="float">
            <text:p>52,249</text:p>
          </table:table-cell>
          <table:table-cell office:value-type="float" office:value="5" calcext:value-type="float">
            <text:p>5</text:p>
          </table:table-cell>
          <table:table-cell office:value-type="float" office:value="0.168" calcext:value-type="float">
            <text:p>0,168</text:p>
          </table:table-cell>
          <table:table-cell office:value-type="float" office:value="52.417" calcext:value-type="float">
            <text:p>52,417</text:p>
          </table:table-cell>
          <table:table-cell table:number-columns-repeated="1003"/>
        </table:table-row>
        <table:table-row table:style-name="ro1">
          <table:table-cell office:value-type="float" office:value="5597465" calcext:value-type="float">
            <text:p>5597465</text:p>
          </table:table-cell>
          <table:table-cell office:value-type="float" office:value="27419918" calcext:value-type="float">
            <text:p>27419918</text:p>
          </table:table-cell>
          <table:table-cell office:value-type="float" office:value="372" calcext:value-type="float">
            <text:p>372</text:p>
          </table:table-cell>
          <table:table-cell office:value-type="float" office:value="138644" calcext:value-type="float">
            <text:p>1386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8432" calcext:value-type="float">
            <text:p>18432</text:p>
          </table:table-cell>
          <table:table-cell office:value-type="float" office:value="549.2" calcext:value-type="float">
            <text:p>549,2</text:p>
          </table:table-cell>
          <table:table-cell office:value-type="float" office:value="44032" calcext:value-type="float">
            <text:p>44032</text:p>
          </table:table-cell>
          <table:table-cell office:value-type="float" office:value="8157" calcext:value-type="float">
            <text:p>8157</text:p>
          </table:table-cell>
          <table:table-cell office:value-type="float" office:value="7296" calcext:value-type="float">
            <text:p>7296</text:p>
          </table:table-cell>
          <table:table-cell office:value-type="float" office:value="6912.4" calcext:value-type="float">
            <text:p>6912,4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037" calcext:value-type="float">
            <text:p>10037</text:p>
          </table:table-cell>
          <table:table-cell office:value-type="float" office:value="52.865" calcext:value-type="float">
            <text:p>52,865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3.067" calcext:value-type="float">
            <text:p>53,067</text:p>
          </table:table-cell>
          <table:table-cell table:number-columns-repeated="1003"/>
        </table:table-row>
        <table:table-row table:style-name="ro1">
          <table:table-cell office:value-type="float" office:value="5657644" calcext:value-type="float">
            <text:p>5657644</text:p>
          </table:table-cell>
          <table:table-cell office:value-type="float" office:value="27735946" calcext:value-type="float">
            <text:p>27735946</text:p>
          </table:table-cell>
          <table:table-cell office:value-type="float" office:value="372" calcext:value-type="float">
            <text:p>372</text:p>
          </table:table-cell>
          <table:table-cell office:value-type="float" office:value="138676" calcext:value-type="float">
            <text:p>13867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1023.8" calcext:value-type="float">
            <text:p>11023,8</text:p>
          </table:table-cell>
          <table:table-cell office:value-type="float" office:value="44032" calcext:value-type="float">
            <text:p>44032</text:p>
          </table:table-cell>
          <table:table-cell office:value-type="float" office:value="10821" calcext:value-type="float">
            <text:p>1082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8" calcext:value-type="float">
            <text:p>6912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152" calcext:value-type="float">
            <text:p>10152</text:p>
          </table:table-cell>
          <table:table-cell office:value-type="float" office:value="53.453" calcext:value-type="float">
            <text:p>53,453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3.655" calcext:value-type="float">
            <text:p>53,655</text:p>
          </table:table-cell>
          <table:table-cell table:number-columns-repeated="1003"/>
        </table:table-row>
        <table:table-row table:style-name="ro1">
          <table:table-cell office:value-type="float" office:value="5717830" calcext:value-type="float">
            <text:p>5717830</text:p>
          </table:table-cell>
          <table:table-cell office:value-type="float" office:value="28032708" calcext:value-type="float">
            <text:p>28032708</text:p>
          </table:table-cell>
          <table:table-cell office:value-type="float" office:value="372" calcext:value-type="float">
            <text:p>372</text:p>
          </table:table-cell>
          <table:table-cell office:value-type="float" office:value="138660" calcext:value-type="float">
            <text:p>1386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3300.6" calcext:value-type="float">
            <text:p>3300,6</text:p>
          </table:table-cell>
          <table:table-cell office:value-type="float" office:value="44032" calcext:value-type="float">
            <text:p>44032</text:p>
          </table:table-cell>
          <table:table-cell office:value-type="float" office:value="13413" calcext:value-type="float">
            <text:p>13413</text:p>
          </table:table-cell>
          <table:table-cell office:value-type="float" office:value="7296" calcext:value-type="float">
            <text:p>7296</text:p>
          </table:table-cell>
          <table:table-cell office:value-type="float" office:value="6913.1" calcext:value-type="float">
            <text:p>6913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261" calcext:value-type="float">
            <text:p>10261</text:p>
          </table:table-cell>
          <table:table-cell office:value-type="float" office:value="54.029" calcext:value-type="float">
            <text:p>54,029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4.231" calcext:value-type="float">
            <text:p>54,231</text:p>
          </table:table-cell>
          <table:table-cell table:number-columns-repeated="1003"/>
        </table:table-row>
        <table:table-row table:style-name="ro1">
          <table:table-cell office:value-type="float" office:value="5778020" calcext:value-type="float">
            <text:p>5778020</text:p>
          </table:table-cell>
          <table:table-cell office:value-type="float" office:value="28341032" calcext:value-type="float">
            <text:p>28341032</text:p>
          </table:table-cell>
          <table:table-cell office:value-type="float" office:value="372" calcext:value-type="float">
            <text:p>372</text:p>
          </table:table-cell>
          <table:table-cell office:value-type="float" office:value="138656" calcext:value-type="float">
            <text:p>13865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 office:value-type="float" office:value="44032" calcext:value-type="float">
            <text:p>44032</text:p>
          </table:table-cell>
          <table:table-cell office:value-type="float" office:value="16245" calcext:value-type="float">
            <text:p>16245</text:p>
          </table:table-cell>
          <table:table-cell office:value-type="float" office:value="7296" calcext:value-type="float">
            <text:p>7296</text:p>
          </table:table-cell>
          <table:table-cell office:value-type="float" office:value="6917.5" calcext:value-type="float">
            <text:p>6917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374" calcext:value-type="float">
            <text:p>10374</text:p>
          </table:table-cell>
          <table:table-cell office:value-type="float" office:value="54.623" calcext:value-type="float">
            <text:p>54,623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4.825" calcext:value-type="float">
            <text:p>54,825</text:p>
          </table:table-cell>
          <table:table-cell table:number-columns-repeated="1003"/>
        </table:table-row>
        <table:table-row table:style-name="ro1">
          <table:table-cell office:value-type="float" office:value="5838201" calcext:value-type="float">
            <text:p>5838201</text:p>
          </table:table-cell>
          <table:table-cell office:value-type="float" office:value="28643628" calcext:value-type="float">
            <text:p>28643628</text:p>
          </table:table-cell>
          <table:table-cell office:value-type="float" office:value="372" calcext:value-type="float">
            <text:p>372</text:p>
          </table:table-cell>
          <table:table-cell office:value-type="float" office:value="140908" calcext:value-type="float">
            <text:p>14090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2784" calcext:value-type="float">
            <text:p>12784</text:p>
          </table:table-cell>
          <table:table-cell office:value-type="float" office:value="44032" calcext:value-type="float">
            <text:p>44032</text:p>
          </table:table-cell>
          <table:table-cell office:value-type="float" office:value="18869" calcext:value-type="float">
            <text:p>18869</text:p>
          </table:table-cell>
          <table:table-cell office:value-type="float" office:value="7296" calcext:value-type="float">
            <text:p>7296</text:p>
          </table:table-cell>
          <table:table-cell office:value-type="float" office:value="6917.5" calcext:value-type="float">
            <text:p>6917,5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484" calcext:value-type="float">
            <text:p>10484</text:p>
          </table:table-cell>
          <table:table-cell office:value-type="float" office:value="55.198" calcext:value-type="float">
            <text:p>55,198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5.4" calcext:value-type="float">
            <text:p>55,4</text:p>
          </table:table-cell>
          <table:table-cell table:number-columns-repeated="1003"/>
        </table:table-row>
        <table:table-row table:style-name="ro1">
          <table:table-cell office:value-type="float" office:value="5898388" calcext:value-type="float">
            <text:p>5898388</text:p>
          </table:table-cell>
          <table:table-cell office:value-type="float" office:value="28932474" calcext:value-type="float">
            <text:p>28932474</text:p>
          </table:table-cell>
          <table:table-cell office:value-type="float" office:value="372" calcext:value-type="float">
            <text:p>372</text:p>
          </table:table-cell>
          <table:table-cell office:value-type="float" office:value="138860" calcext:value-type="float">
            <text:p>1388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6705.1" calcext:value-type="float">
            <text:p>6705,1</text:p>
          </table:table-cell>
          <table:table-cell office:value-type="float" office:value="44032" calcext:value-type="float">
            <text:p>44032</text:p>
          </table:table-cell>
          <table:table-cell office:value-type="float" office:value="21293" calcext:value-type="float">
            <text:p>21293</text:p>
          </table:table-cell>
          <table:table-cell office:value-type="float" office:value="7296" calcext:value-type="float">
            <text:p>7296</text:p>
          </table:table-cell>
          <table:table-cell office:value-type="float" office:value="6919.2" calcext:value-type="float">
            <text:p>6919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590" calcext:value-type="float">
            <text:p>10590</text:p>
          </table:table-cell>
          <table:table-cell office:value-type="float" office:value="55.749" calcext:value-type="float">
            <text:p>55,749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5.951" calcext:value-type="float">
            <text:p>55,951</text:p>
          </table:table-cell>
          <table:table-cell table:number-columns-repeated="1003"/>
        </table:table-row>
        <table:table-row table:style-name="ro1">
          <table:table-cell office:value-type="float" office:value="5958571" calcext:value-type="float">
            <text:p>5958571</text:p>
          </table:table-cell>
          <table:table-cell office:value-type="float" office:value="29228028" calcext:value-type="float">
            <text:p>29228028</text:p>
          </table:table-cell>
          <table:table-cell office:value-type="float" office:value="372" calcext:value-type="float">
            <text:p>372</text:p>
          </table:table-cell>
          <table:table-cell office:value-type="float" office:value="138872" calcext:value-type="float">
            <text:p>13887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9459.8" calcext:value-type="float">
            <text:p>9459,8</text:p>
          </table:table-cell>
          <table:table-cell office:value-type="float" office:value="44032" calcext:value-type="float">
            <text:p>44032</text:p>
          </table:table-cell>
          <table:table-cell office:value-type="float" office:value="23917" calcext:value-type="float">
            <text:p>23917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698" calcext:value-type="float">
            <text:p>10698</text:p>
          </table:table-cell>
          <table:table-cell office:value-type="float" office:value="56.309" calcext:value-type="float">
            <text:p>56,309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6.511" calcext:value-type="float">
            <text:p>56,511</text:p>
          </table:table-cell>
          <table:table-cell table:number-columns-repeated="1003"/>
        </table:table-row>
        <table:table-row table:style-name="ro1">
          <table:table-cell office:value-type="float" office:value="6018751" calcext:value-type="float">
            <text:p>6018751</text:p>
          </table:table-cell>
          <table:table-cell office:value-type="float" office:value="29528684" calcext:value-type="float">
            <text:p>29528684</text:p>
          </table:table-cell>
          <table:table-cell office:value-type="float" office:value="372" calcext:value-type="float">
            <text:p>372</text:p>
          </table:table-cell>
          <table:table-cell office:value-type="float" office:value="138860" calcext:value-type="float">
            <text:p>1388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9759.2" calcext:value-type="float">
            <text:p>9759,2</text:p>
          </table:table-cell>
          <table:table-cell office:value-type="float" office:value="44032" calcext:value-type="float">
            <text:p>44032</text:p>
          </table:table-cell>
          <table:table-cell office:value-type="float" office:value="26645" calcext:value-type="float">
            <text:p>26645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808" calcext:value-type="float">
            <text:p>10808</text:p>
          </table:table-cell>
          <table:table-cell office:value-type="float" office:value="56.871" calcext:value-type="float">
            <text:p>56,871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7.073" calcext:value-type="float">
            <text:p>57,073</text:p>
          </table:table-cell>
          <table:table-cell table:number-columns-repeated="1003"/>
        </table:table-row>
        <table:table-row table:style-name="ro1">
          <table:table-cell office:value-type="float" office:value="6078933" calcext:value-type="float">
            <text:p>6078933</text:p>
          </table:table-cell>
          <table:table-cell office:value-type="float" office:value="29816606" calcext:value-type="float">
            <text:p>29816606</text:p>
          </table:table-cell>
          <table:table-cell office:value-type="float" office:value="372" calcext:value-type="float">
            <text:p>372</text:p>
          </table:table-cell>
          <table:table-cell office:value-type="float" office:value="140904" calcext:value-type="float">
            <text:p>14090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4518.9" calcext:value-type="float">
            <text:p>14518,9</text:p>
          </table:table-cell>
          <table:table-cell office:value-type="float" office:value="44032" calcext:value-type="float">
            <text:p>44032</text:p>
          </table:table-cell>
          <table:table-cell office:value-type="float" office:value="29045" calcext:value-type="float">
            <text:p>29045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0913" calcext:value-type="float">
            <text:p>10913</text:p>
          </table:table-cell>
          <table:table-cell office:value-type="float" office:value="57.426" calcext:value-type="float">
            <text:p>57,426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7.627" calcext:value-type="float">
            <text:p>57,627</text:p>
          </table:table-cell>
          <table:table-cell table:number-columns-repeated="1003"/>
        </table:table-row>
        <table:table-row table:style-name="ro1">
          <table:table-cell office:value-type="float" office:value="6139116" calcext:value-type="float">
            <text:p>6139116</text:p>
          </table:table-cell>
          <table:table-cell office:value-type="float" office:value="30130896" calcext:value-type="float">
            <text:p>30130896</text:p>
          </table:table-cell>
          <table:table-cell office:value-type="float" office:value="372" calcext:value-type="float">
            <text:p>372</text:p>
          </table:table-cell>
          <table:table-cell office:value-type="float" office:value="138840" calcext:value-type="float">
            <text:p>13884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966.8" calcext:value-type="float">
            <text:p>14966,8</text:p>
          </table:table-cell>
          <table:table-cell office:value-type="float" office:value="44032" calcext:value-type="float">
            <text:p>44032</text:p>
          </table:table-cell>
          <table:table-cell office:value-type="float" office:value="31781" calcext:value-type="float">
            <text:p>3178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028" calcext:value-type="float">
            <text:p>11028</text:p>
          </table:table-cell>
          <table:table-cell office:value-type="float" office:value="58.014" calcext:value-type="float">
            <text:p>58,014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8.215" calcext:value-type="float">
            <text:p>58,215</text:p>
          </table:table-cell>
          <table:table-cell table:number-columns-repeated="1003"/>
        </table:table-row>
        <table:table-row table:style-name="ro1">
          <table:table-cell office:value-type="float" office:value="6199291" calcext:value-type="float">
            <text:p>6199291</text:p>
          </table:table-cell>
          <table:table-cell office:value-type="float" office:value="30424774" calcext:value-type="float">
            <text:p>30424774</text:p>
          </table:table-cell>
          <table:table-cell office:value-type="float" office:value="372" calcext:value-type="float">
            <text:p>372</text:p>
          </table:table-cell>
          <table:table-cell office:value-type="float" office:value="138832" calcext:value-type="float">
            <text:p>13883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5262.2" calcext:value-type="float">
            <text:p>5262,2</text:p>
          </table:table-cell>
          <table:table-cell office:value-type="float" office:value="44032" calcext:value-type="float">
            <text:p>44032</text:p>
          </table:table-cell>
          <table:table-cell office:value-type="float" office:value="34629" calcext:value-type="float">
            <text:p>34629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136" calcext:value-type="float">
            <text:p>11136</text:p>
          </table:table-cell>
          <table:table-cell office:value-type="float" office:value="58.577" calcext:value-type="float">
            <text:p>58,577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8.779" calcext:value-type="float">
            <text:p>58,779</text:p>
          </table:table-cell>
          <table:table-cell table:number-columns-repeated="1003"/>
        </table:table-row>
        <table:table-row table:style-name="ro1">
          <table:table-cell office:value-type="float" office:value="6259472" calcext:value-type="float">
            <text:p>6259472</text:p>
          </table:table-cell>
          <table:table-cell office:value-type="float" office:value="30723934" calcext:value-type="float">
            <text:p>30723934</text:p>
          </table:table-cell>
          <table:table-cell office:value-type="float" office:value="372" calcext:value-type="float">
            <text:p>372</text:p>
          </table:table-cell>
          <table:table-cell office:value-type="float" office:value="139068" calcext:value-type="float">
            <text:p>13906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2" calcext:value-type="float">
            <text:p>13512</text:p>
          </table:table-cell>
          <table:table-cell office:value-type="float" office:value="44032" calcext:value-type="float">
            <text:p>44032</text:p>
          </table:table-cell>
          <table:table-cell office:value-type="float" office:value="37277" calcext:value-type="float">
            <text:p>37277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245" calcext:value-type="float">
            <text:p>11245</text:p>
          </table:table-cell>
          <table:table-cell office:value-type="float" office:value="59.141" calcext:value-type="float">
            <text:p>59,141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9.343" calcext:value-type="float">
            <text:p>59,343</text:p>
          </table:table-cell>
          <table:table-cell table:number-columns-repeated="1003"/>
        </table:table-row>
        <table:table-row table:style-name="ro1">
          <table:table-cell office:value-type="float" office:value="6319662" calcext:value-type="float">
            <text:p>6319662</text:p>
          </table:table-cell>
          <table:table-cell office:value-type="float" office:value="31021580" calcext:value-type="float">
            <text:p>31021580</text:p>
          </table:table-cell>
          <table:table-cell office:value-type="float" office:value="372" calcext:value-type="float">
            <text:p>372</text:p>
          </table:table-cell>
          <table:table-cell office:value-type="float" office:value="139156" calcext:value-type="float">
            <text:p>13915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1668.9" calcext:value-type="float">
            <text:p>11668,9</text:p>
          </table:table-cell>
          <table:table-cell office:value-type="float" office:value="44032" calcext:value-type="float">
            <text:p>44032</text:p>
          </table:table-cell>
          <table:table-cell office:value-type="float" office:value="39637" calcext:value-type="float">
            <text:p>39637</text:p>
          </table:table-cell>
          <table:table-cell office:value-type="float" office:value="7296" calcext:value-type="float">
            <text:p>7296</text:p>
          </table:table-cell>
          <table:table-cell office:value-type="float" office:value="6919.9" calcext:value-type="float">
            <text:p>6919,9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354" calcext:value-type="float">
            <text:p>11354</text:p>
          </table:table-cell>
          <table:table-cell office:value-type="float" office:value="59.721" calcext:value-type="float">
            <text:p>59,721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59.922" calcext:value-type="float">
            <text:p>59,922</text:p>
          </table:table-cell>
          <table:table-cell table:number-columns-repeated="1003"/>
        </table:table-row>
        <table:table-row table:style-name="ro1">
          <table:table-cell office:value-type="float" office:value="6379853" calcext:value-type="float">
            <text:p>6379853</text:p>
          </table:table-cell>
          <table:table-cell office:value-type="float" office:value="31308490" calcext:value-type="float">
            <text:p>31308490</text:p>
          </table:table-cell>
          <table:table-cell office:value-type="float" office:value="372" calcext:value-type="float">
            <text:p>372</text:p>
          </table:table-cell>
          <table:table-cell office:value-type="float" office:value="139180" calcext:value-type="float">
            <text:p>1391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11299.8" calcext:value-type="float">
            <text:p>11299,8</text:p>
          </table:table-cell>
          <table:table-cell office:value-type="float" office:value="44032" calcext:value-type="float">
            <text:p>44032</text:p>
          </table:table-cell>
          <table:table-cell office:value-type="float" office:value="42285" calcext:value-type="float">
            <text:p>42285</text:p>
          </table:table-cell>
          <table:table-cell office:value-type="float" office:value="7296" calcext:value-type="float">
            <text:p>7296</text:p>
          </table:table-cell>
          <table:table-cell office:value-type="float" office:value="6920.2" calcext:value-type="float">
            <text:p>6920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459" calcext:value-type="float">
            <text:p>11459</text:p>
          </table:table-cell>
          <table:table-cell office:value-type="float" office:value="60.28" calcext:value-type="float">
            <text:p>60,28</text:p>
          </table:table-cell>
          <table:table-cell office:value-type="float" office:value="6" calcext:value-type="float">
            <text:p>6</text:p>
          </table:table-cell>
          <table:table-cell office:value-type="float" office:value="0.202" calcext:value-type="float">
            <text:p>0,202</text:p>
          </table:table-cell>
          <table:table-cell office:value-type="float" office:value="60.482" calcext:value-type="float">
            <text:p>60,482</text:p>
          </table:table-cell>
          <table:table-cell table:number-columns-repeated="1003"/>
        </table:table-row>
        <table:table-row table:style-name="ro1">
          <table:table-cell office:value-type="float" office:value="6440048" calcext:value-type="float">
            <text:p>6440048</text:p>
          </table:table-cell>
          <table:table-cell office:value-type="float" office:value="31595980" calcext:value-type="float">
            <text:p>31595980</text:p>
          </table:table-cell>
          <table:table-cell office:value-type="float" office:value="372" calcext:value-type="float">
            <text:p>372</text:p>
          </table:table-cell>
          <table:table-cell office:value-type="float" office:value="139420" calcext:value-type="float">
            <text:p>1394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4499.2" calcext:value-type="float">
            <text:p>14499,2</text:p>
          </table:table-cell>
          <table:table-cell office:value-type="float" office:value="44032" calcext:value-type="float">
            <text:p>44032</text:p>
          </table:table-cell>
          <table:table-cell office:value-type="float" office:value="6237.1" calcext:value-type="float">
            <text:p>6237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3" calcext:value-type="float">
            <text:p>6921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564" calcext:value-type="float">
            <text:p>11564</text:p>
          </table:table-cell>
          <table:table-cell office:value-type="float" office:value="60.844" calcext:value-type="float">
            <text:p>60,844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1.082" calcext:value-type="float">
            <text:p>61,082</text:p>
          </table:table-cell>
          <table:table-cell table:number-columns-repeated="1003"/>
        </table:table-row>
        <table:table-row table:style-name="ro1">
          <table:table-cell office:value-type="float" office:value="6500247" calcext:value-type="float">
            <text:p>6500247</text:p>
          </table:table-cell>
          <table:table-cell office:value-type="float" office:value="31876206" calcext:value-type="float">
            <text:p>31876206</text:p>
          </table:table-cell>
          <table:table-cell office:value-type="float" office:value="372" calcext:value-type="float">
            <text:p>372</text:p>
          </table:table-cell>
          <table:table-cell office:value-type="float" office:value="139668" calcext:value-type="float">
            <text:p>13966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5902.6" calcext:value-type="float">
            <text:p>5902,6</text:p>
          </table:table-cell>
          <table:table-cell office:value-type="float" office:value="44032" calcext:value-type="float">
            <text:p>44032</text:p>
          </table:table-cell>
          <table:table-cell office:value-type="float" office:value="8733.1" calcext:value-type="float">
            <text:p>8733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3" calcext:value-type="float">
            <text:p>6921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667" calcext:value-type="float">
            <text:p>11667</text:p>
          </table:table-cell>
          <table:table-cell office:value-type="float" office:value="61.404" calcext:value-type="float">
            <text:p>61,404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1.642" calcext:value-type="float">
            <text:p>61,642</text:p>
          </table:table-cell>
          <table:table-cell table:number-columns-repeated="1003"/>
        </table:table-row>
        <table:table-row table:style-name="ro1">
          <table:table-cell office:value-type="float" office:value="6560445" calcext:value-type="float">
            <text:p>6560445</text:p>
          </table:table-cell>
          <table:table-cell office:value-type="float" office:value="32145058" calcext:value-type="float">
            <text:p>32145058</text:p>
          </table:table-cell>
          <table:table-cell office:value-type="float" office:value="372" calcext:value-type="float">
            <text:p>372</text:p>
          </table:table-cell>
          <table:table-cell office:value-type="float" office:value="139632" calcext:value-type="float">
            <text:p>13963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11929.2" calcext:value-type="float">
            <text:p>11929,2</text:p>
          </table:table-cell>
          <table:table-cell office:value-type="float" office:value="44032" calcext:value-type="float">
            <text:p>44032</text:p>
          </table:table-cell>
          <table:table-cell office:value-type="float" office:value="11021.1" calcext:value-type="float">
            <text:p>11021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3" calcext:value-type="float">
            <text:p>6921,3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765" calcext:value-type="float">
            <text:p>11765</text:p>
          </table:table-cell>
          <table:table-cell office:value-type="float" office:value="61.931" calcext:value-type="float">
            <text:p>61,931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2.169" calcext:value-type="float">
            <text:p>62,169</text:p>
          </table:table-cell>
          <table:table-cell table:number-columns-repeated="1003"/>
        </table:table-row>
        <table:table-row table:style-name="ro1">
          <table:table-cell office:value-type="float" office:value="6620621" calcext:value-type="float">
            <text:p>6620621</text:p>
          </table:table-cell>
          <table:table-cell office:value-type="float" office:value="32414530" calcext:value-type="float">
            <text:p>32414530</text:p>
          </table:table-cell>
          <table:table-cell office:value-type="float" office:value="372" calcext:value-type="float">
            <text:p>372</text:p>
          </table:table-cell>
          <table:table-cell office:value-type="float" office:value="139648" calcext:value-type="float">
            <text:p>13964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614.5" calcext:value-type="float">
            <text:p>4614,5</text:p>
          </table:table-cell>
          <table:table-cell office:value-type="float" office:value="44032" calcext:value-type="float">
            <text:p>44032</text:p>
          </table:table-cell>
          <table:table-cell office:value-type="float" office:value="13301.1" calcext:value-type="float">
            <text:p>13301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6" calcext:value-type="float">
            <text:p>692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864" calcext:value-type="float">
            <text:p>11864</text:p>
          </table:table-cell>
          <table:table-cell office:value-type="float" office:value="62.454" calcext:value-type="float">
            <text:p>62,454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2.692" calcext:value-type="float">
            <text:p>62,692</text:p>
          </table:table-cell>
          <table:table-cell table:number-columns-repeated="1003"/>
        </table:table-row>
        <table:table-row table:style-name="ro1">
          <table:table-cell office:value-type="float" office:value="6680821" calcext:value-type="float">
            <text:p>6680821</text:p>
          </table:table-cell>
          <table:table-cell office:value-type="float" office:value="32698732" calcext:value-type="float">
            <text:p>32698732</text:p>
          </table:table-cell>
          <table:table-cell office:value-type="float" office:value="372" calcext:value-type="float">
            <text:p>372</text:p>
          </table:table-cell>
          <table:table-cell office:value-type="float" office:value="139620" calcext:value-type="float">
            <text:p>13962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055" calcext:value-type="float">
            <text:p>4055</text:p>
          </table:table-cell>
          <table:table-cell office:value-type="float" office:value="44032" calcext:value-type="float">
            <text:p>44032</text:p>
          </table:table-cell>
          <table:table-cell office:value-type="float" office:value="15965.1" calcext:value-type="float">
            <text:p>15965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6" calcext:value-type="float">
            <text:p>692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1968" calcext:value-type="float">
            <text:p>11968</text:p>
          </table:table-cell>
          <table:table-cell office:value-type="float" office:value="63.017" calcext:value-type="float">
            <text:p>63,017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3.256" calcext:value-type="float">
            <text:p>63,256</text:p>
          </table:table-cell>
          <table:table-cell table:number-columns-repeated="1003"/>
        </table:table-row>
        <table:table-row table:style-name="ro1">
          <table:table-cell office:value-type="float" office:value="6741016" calcext:value-type="float">
            <text:p>6741016</text:p>
          </table:table-cell>
          <table:table-cell office:value-type="float" office:value="32957690" calcext:value-type="float">
            <text:p>32957690</text:p>
          </table:table-cell>
          <table:table-cell office:value-type="float" office:value="372" calcext:value-type="float">
            <text:p>372</text:p>
          </table:table-cell>
          <table:table-cell office:value-type="float" office:value="139860" calcext:value-type="float">
            <text:p>1398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6709.4" calcext:value-type="float">
            <text:p>16709,4</text:p>
          </table:table-cell>
          <table:table-cell office:value-type="float" office:value="44032" calcext:value-type="float">
            <text:p>44032</text:p>
          </table:table-cell>
          <table:table-cell office:value-type="float" office:value="18317.1" calcext:value-type="float">
            <text:p>18317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6" calcext:value-type="float">
            <text:p>692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062" calcext:value-type="float">
            <text:p>12062</text:p>
          </table:table-cell>
          <table:table-cell office:value-type="float" office:value="63.53" calcext:value-type="float">
            <text:p>63,53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3.769" calcext:value-type="float">
            <text:p>63,769</text:p>
          </table:table-cell>
          <table:table-cell table:number-columns-repeated="1003"/>
        </table:table-row>
        <table:table-row table:style-name="ro1">
          <table:table-cell office:value-type="float" office:value="6801216" calcext:value-type="float">
            <text:p>6801216</text:p>
          </table:table-cell>
          <table:table-cell office:value-type="float" office:value="33239150" calcext:value-type="float">
            <text:p>33239150</text:p>
          </table:table-cell>
          <table:table-cell office:value-type="float" office:value="372" calcext:value-type="float">
            <text:p>372</text:p>
          </table:table-cell>
          <table:table-cell office:value-type="float" office:value="139892" calcext:value-type="float">
            <text:p>13989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8432" calcext:value-type="float">
            <text:p>18432</text:p>
          </table:table-cell>
          <table:table-cell office:value-type="float" office:value="15904.5" calcext:value-type="float">
            <text:p>15904,5</text:p>
          </table:table-cell>
          <table:table-cell office:value-type="float" office:value="44032" calcext:value-type="float">
            <text:p>44032</text:p>
          </table:table-cell>
          <table:table-cell office:value-type="float" office:value="20789.1" calcext:value-type="float">
            <text:p>20789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6" calcext:value-type="float">
            <text:p>692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165" calcext:value-type="float">
            <text:p>12165</text:p>
          </table:table-cell>
          <table:table-cell office:value-type="float" office:value="64.087" calcext:value-type="float">
            <text:p>64,087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4.326" calcext:value-type="float">
            <text:p>64,326</text:p>
          </table:table-cell>
          <table:table-cell table:number-columns-repeated="1003"/>
        </table:table-row>
        <table:table-row table:style-name="ro1">
          <table:table-cell office:value-type="float" office:value="6861417" calcext:value-type="float">
            <text:p>6861417</text:p>
          </table:table-cell>
          <table:table-cell office:value-type="float" office:value="33508994" calcext:value-type="float">
            <text:p>33508994</text:p>
          </table:table-cell>
          <table:table-cell office:value-type="float" office:value="372" calcext:value-type="float">
            <text:p>372</text:p>
          </table:table-cell>
          <table:table-cell office:value-type="float" office:value="139840" calcext:value-type="float">
            <text:p>13984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1662.3" calcext:value-type="float">
            <text:p>11662,3</text:p>
          </table:table-cell>
          <table:table-cell office:value-type="float" office:value="44032" calcext:value-type="float">
            <text:p>44032</text:p>
          </table:table-cell>
          <table:table-cell office:value-type="float" office:value="23237.1" calcext:value-type="float">
            <text:p>23237,1</text:p>
          </table:table-cell>
          <table:table-cell office:value-type="float" office:value="7296" calcext:value-type="float">
            <text:p>7296</text:p>
          </table:table-cell>
          <table:table-cell office:value-type="float" office:value="6921.6" calcext:value-type="float">
            <text:p>6921,6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264" calcext:value-type="float">
            <text:p>12264</text:p>
          </table:table-cell>
          <table:table-cell office:value-type="float" office:value="64.615" calcext:value-type="float">
            <text:p>64,615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4.853" calcext:value-type="float">
            <text:p>64,853</text:p>
          </table:table-cell>
          <table:table-cell table:number-columns-repeated="1003"/>
        </table:table-row>
        <table:table-row table:style-name="ro1">
          <table:table-cell office:value-type="float" office:value="6921609" calcext:value-type="float">
            <text:p>6921609</text:p>
          </table:table-cell>
          <table:table-cell office:value-type="float" office:value="33765022" calcext:value-type="float">
            <text:p>33765022</text:p>
          </table:table-cell>
          <table:table-cell office:value-type="float" office:value="372" calcext:value-type="float">
            <text:p>372</text:p>
          </table:table-cell>
          <table:table-cell office:value-type="float" office:value="139848" calcext:value-type="float">
            <text:p>13984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5804.4" calcext:value-type="float">
            <text:p>5804,4</text:p>
          </table:table-cell>
          <table:table-cell office:value-type="float" office:value="44032" calcext:value-type="float">
            <text:p>44032</text:p>
          </table:table-cell>
          <table:table-cell office:value-type="float" office:value="25541.1" calcext:value-type="float">
            <text:p>25541,1</text:p>
          </table:table-cell>
          <table:table-cell office:value-type="float" office:value="7296" calcext:value-type="float">
            <text:p>7296</text:p>
          </table:table-cell>
          <table:table-cell office:value-type="float" office:value="6922.8" calcext:value-type="float">
            <text:p>6922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358" calcext:value-type="float">
            <text:p>12358</text:p>
          </table:table-cell>
          <table:table-cell office:value-type="float" office:value="65.123" calcext:value-type="float">
            <text:p>65,123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5.361" calcext:value-type="float">
            <text:p>65,361</text:p>
          </table:table-cell>
          <table:table-cell table:number-columns-repeated="1003"/>
        </table:table-row>
        <table:table-row table:style-name="ro1">
          <table:table-cell office:value-type="float" office:value="6981798" calcext:value-type="float">
            <text:p>6981798</text:p>
          </table:table-cell>
          <table:table-cell office:value-type="float" office:value="34071926" calcext:value-type="float">
            <text:p>34071926</text:p>
          </table:table-cell>
          <table:table-cell office:value-type="float" office:value="372" calcext:value-type="float">
            <text:p>372</text:p>
          </table:table-cell>
          <table:table-cell office:value-type="float" office:value="139884" calcext:value-type="float">
            <text:p>13988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10656.4" calcext:value-type="float">
            <text:p>10656,4</text:p>
          </table:table-cell>
          <table:table-cell office:value-type="float" office:value="44032" calcext:value-type="float">
            <text:p>44032</text:p>
          </table:table-cell>
          <table:table-cell office:value-type="float" office:value="28205.1" calcext:value-type="float">
            <text:p>28205,1</text:p>
          </table:table-cell>
          <table:table-cell office:value-type="float" office:value="7296" calcext:value-type="float">
            <text:p>7296</text:p>
          </table:table-cell>
          <table:table-cell office:value-type="float" office:value="6923.8" calcext:value-type="float">
            <text:p>6923,8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470" calcext:value-type="float">
            <text:p>12470</text:p>
          </table:table-cell>
          <table:table-cell office:value-type="float" office:value="65.723" calcext:value-type="float">
            <text:p>65,723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5.962" calcext:value-type="float">
            <text:p>65,962</text:p>
          </table:table-cell>
          <table:table-cell table:number-columns-repeated="1003"/>
        </table:table-row>
        <table:table-row table:style-name="ro1">
          <table:table-cell office:value-type="float" office:value="7041982" calcext:value-type="float">
            <text:p>7041982</text:p>
          </table:table-cell>
          <table:table-cell office:value-type="float" office:value="34353084" calcext:value-type="float">
            <text:p>34353084</text:p>
          </table:table-cell>
          <table:table-cell office:value-type="float" office:value="372" calcext:value-type="float">
            <text:p>372</text:p>
          </table:table-cell>
          <table:table-cell office:value-type="float" office:value="139880" calcext:value-type="float">
            <text:p>1398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8432" calcext:value-type="float">
            <text:p>18432</text:p>
          </table:table-cell>
          <table:table-cell office:value-type="float" office:value="8354.2" calcext:value-type="float">
            <text:p>8354,2</text:p>
          </table:table-cell>
          <table:table-cell office:value-type="float" office:value="44032" calcext:value-type="float">
            <text:p>44032</text:p>
          </table:table-cell>
          <table:table-cell office:value-type="float" office:value="30741.1" calcext:value-type="float">
            <text:p>30741,1</text:p>
          </table:table-cell>
          <table:table-cell office:value-type="float" office:value="7296" calcext:value-type="float">
            <text:p>7296</text:p>
          </table:table-cell>
          <table:table-cell office:value-type="float" office:value="6926.1" calcext:value-type="float">
            <text:p>692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573" calcext:value-type="float">
            <text:p>12573</text:p>
          </table:table-cell>
          <table:table-cell office:value-type="float" office:value="66.267" calcext:value-type="float">
            <text:p>66,267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6.506" calcext:value-type="float">
            <text:p>66,506</text:p>
          </table:table-cell>
          <table:table-cell table:number-columns-repeated="1003"/>
        </table:table-row>
        <table:table-row table:style-name="ro1">
          <table:table-cell office:value-type="float" office:value="7102177" calcext:value-type="float">
            <text:p>7102177</text:p>
          </table:table-cell>
          <table:table-cell office:value-type="float" office:value="34647334" calcext:value-type="float">
            <text:p>34647334</text:p>
          </table:table-cell>
          <table:table-cell office:value-type="float" office:value="372" calcext:value-type="float">
            <text:p>372</text:p>
          </table:table-cell>
          <table:table-cell office:value-type="float" office:value="139840" calcext:value-type="float">
            <text:p>13984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8432" calcext:value-type="float">
            <text:p>18432</text:p>
          </table:table-cell>
          <table:table-cell office:value-type="float" office:value="2376.2" calcext:value-type="float">
            <text:p>2376,2</text:p>
          </table:table-cell>
          <table:table-cell office:value-type="float" office:value="44032" calcext:value-type="float">
            <text:p>44032</text:p>
          </table:table-cell>
          <table:table-cell office:value-type="float" office:value="33621.1" calcext:value-type="float">
            <text:p>33621,1</text:p>
          </table:table-cell>
          <table:table-cell office:value-type="float" office:value="7296" calcext:value-type="float">
            <text:p>7296</text:p>
          </table:table-cell>
          <table:table-cell office:value-type="float" office:value="6926.1" calcext:value-type="float">
            <text:p>692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681" calcext:value-type="float">
            <text:p>12681</text:p>
          </table:table-cell>
          <table:table-cell office:value-type="float" office:value="66.848" calcext:value-type="float">
            <text:p>66,848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7.086" calcext:value-type="float">
            <text:p>67,086</text:p>
          </table:table-cell>
          <table:table-cell table:number-columns-repeated="1003"/>
        </table:table-row>
        <table:table-row table:style-name="ro1">
          <table:table-cell office:value-type="float" office:value="7162371" calcext:value-type="float">
            <text:p>7162371</text:p>
          </table:table-cell>
          <table:table-cell office:value-type="float" office:value="34933070" calcext:value-type="float">
            <text:p>34933070</text:p>
          </table:table-cell>
          <table:table-cell office:value-type="float" office:value="372" calcext:value-type="float">
            <text:p>372</text:p>
          </table:table-cell>
          <table:table-cell office:value-type="float" office:value="139844" calcext:value-type="float">
            <text:p>1398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8432" calcext:value-type="float">
            <text:p>18432</text:p>
          </table:table-cell>
          <table:table-cell office:value-type="float" office:value="12225.5" calcext:value-type="float">
            <text:p>12225,5</text:p>
          </table:table-cell>
          <table:table-cell office:value-type="float" office:value="44032" calcext:value-type="float">
            <text:p>44032</text:p>
          </table:table-cell>
          <table:table-cell office:value-type="float" office:value="36149.1" calcext:value-type="float">
            <text:p>36149,1</text:p>
          </table:table-cell>
          <table:table-cell office:value-type="float" office:value="7296" calcext:value-type="float">
            <text:p>7296</text:p>
          </table:table-cell>
          <table:table-cell office:value-type="float" office:value="6926.1" calcext:value-type="float">
            <text:p>6926,1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785" calcext:value-type="float">
            <text:p>12785</text:p>
          </table:table-cell>
          <table:table-cell office:value-type="float" office:value="67.411" calcext:value-type="float">
            <text:p>67,411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,238</text:p>
          </table:table-cell>
          <table:table-cell office:value-type="float" office:value="67.65" calcext:value-type="float">
            <text:p>67,65</text:p>
          </table:table-cell>
          <table:table-cell table:number-columns-repeated="1003"/>
        </table:table-row>
        <table:table-row table:style-name="ro1">
          <table:table-cell office:value-type="float" office:value="7222667" calcext:value-type="float">
            <text:p>7222667</text:p>
          </table:table-cell>
          <table:table-cell office:value-type="float" office:value="35115188" calcext:value-type="float">
            <text:p>35115188</text:p>
          </table:table-cell>
          <table:table-cell office:value-type="float" office:value="371" calcext:value-type="float">
            <text:p>371</text:p>
          </table:table-cell>
          <table:table-cell office:value-type="float" office:value="139888" calcext:value-type="float">
            <text:p>139888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8" calcext:value-type="float">
            <text:p>17408</text:p>
          </table:table-cell>
          <table:table-cell office:value-type="float" office:value="28.1" calcext:value-type="float">
            <text:p>2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056.9" calcext:value-type="float">
            <text:p>1056,9</text:p>
          </table:table-cell>
          <table:table-cell office:value-type="float" office:value="7296" calcext:value-type="float">
            <text:p>7296</text:p>
          </table:table-cell>
          <table:table-cell office:value-type="float" office:value="6926.2" calcext:value-type="float">
            <text:p>6926,2</text:p>
          </table:table-cell>
          <table:table-cell office:value-type="float" office:value="896" calcext:value-type="float">
            <text:p>896</text:p>
          </table:table-cell>
          <table:table-cell office:value-type="float" office:value="749.6" calcext:value-type="float">
            <text:p>749,6</text:p>
          </table:table-cell>
          <table:table-cell office:value-type="float" office:value="12855" calcext:value-type="float">
            <text:p>12855</text:p>
          </table:table-cell>
          <table:table-cell office:value-type="float" office:value="67.783" calcext:value-type="float">
            <text:p>67,783</text:p>
          </table:table-cell>
          <table:table-cell office:value-type="float" office:value="10" calcext:value-type="float">
            <text:p>10</text:p>
          </table:table-cell>
          <table:table-cell office:value-type="float" office:value="0.309" calcext:value-type="float">
            <text:p>0,309</text:p>
          </table:table-cell>
          <table:table-cell office:value-type="float" office:value="68.092" calcext:value-type="float">
            <text:p>68,092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1" draw:text-style-name="P1" svg:width="270.13mm" svg:height="158.04mm" svg:x="210.59mm" svg:y="4.52mm">
            <loext:p draw:notify-on-update-of-ranges="graph.A2:graph.A122 graph.B1:graph.B1 graph.B2:graph.B121 graph.C1:graph.C1 graph.C2:graph.C122 graph.E1:graph.E1 graph.E2:graph.E122 graph.D1:graph.D1 graph.D2:graph.D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Time (min)</text:p>
          </table:table-cell>
          <table:table-cell table:style-name="ce5" office:value-type="string" calcext:value-type="string">
            <text:p>Hashes / s</text:p>
          </table:table-cell>
          <table:table-cell office:value-type="string" calcext:value-type="string">
            <text:p>Process memory (MB)</text:p>
          </table:table-cell>
          <table:table-cell office:value-type="string" calcext:value-type="string">
            <text:p>Heap utilization (MB)</text:p>
          </table:table-cell>
          <table:table-cell office:value-type="string" calcext:value-type="string">
            <text:p>Heap and meta space (MB)</text:p>
          </table:table-cell>
          <table:table-cell table:number-columns-repeated="1019"/>
        </table:table-row>
        <table:table-row table:style-name="ro1">
          <table:table-cell table:style-name="ce3" table:formula="of:=ROUND([stats.A2] / 1000 / 60)" office:value-type="float" office:value="0" calcext:value-type="float">
            <text:p>0</text:p>
          </table:table-cell>
          <table:table-cell table:style-name="ce5" table:formula="of:=[stats.B2]" office:value-type="float" office:value="0" calcext:value-type="float">
            <text:p>0,00</text:p>
          </table:table-cell>
          <table:table-cell table:formula="of:=ROUND([stats.D2] / 1024)" office:value-type="float" office:value="36" calcext:value-type="float">
            <text:p>36</text:p>
          </table:table-cell>
          <table:table-cell table:formula="of:=ROUND(([stats.G2]+[stats.H2]+[stats.J2]+[stats.L2]) / 1024)" office:value-type="float" office:value="3" calcext:value-type="float">
            <text:p>3</text:p>
          </table:table-cell>
          <table:table-cell table:formula="of:=ROUND(([stats.E2]+[stats.F2]+[stats.I2]+[stats.K2]+[stats.M2]+[stats.O2]) / 1024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table:formula="of:=ROUND([stats.A3] / 1000 / 60)" office:value-type="float" office:value="1" calcext:value-type="float">
            <text:p>1</text:p>
          </table:table-cell>
          <table:table-cell table:style-name="ce5" table:formula="of:=1000 * ([stats.B3]-[stats.B2])/([stats.A3]-[stats.A2])" office:value-type="float" office:value="4820.52303860523" calcext:value-type="float">
            <text:p>4.820,52</text:p>
          </table:table-cell>
          <table:table-cell table:formula="of:=ROUND([stats.D3] / 1024)" office:value-type="float" office:value="90" calcext:value-type="float">
            <text:p>90</text:p>
          </table:table-cell>
          <table:table-cell table:formula="of:=ROUND(([stats.G3]+[stats.H3]+[stats.J3]+[stats.L3]) / 1024)" office:value-type="float" office:value="9" calcext:value-type="float">
            <text:p>9</text:p>
          </table:table-cell>
          <table:table-cell table:formula="of:=ROUND(([stats.E3]+[stats.F3]+[stats.I3]+[stats.K3]+[stats.M3]+[stats.O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] / 1000 / 60)" office:value-type="float" office:value="2" calcext:value-type="float">
            <text:p>2</text:p>
          </table:table-cell>
          <table:table-cell table:style-name="ce5" table:formula="of:=1000 * ([stats.B4]-[stats.B3])/([stats.A4]-[stats.A3])" office:value-type="float" office:value="5075.47389231306" calcext:value-type="float">
            <text:p>5.075,47</text:p>
          </table:table-cell>
          <table:table-cell table:formula="of:=ROUND([stats.D4] / 1024)" office:value-type="float" office:value="94" calcext:value-type="float">
            <text:p>94</text:p>
          </table:table-cell>
          <table:table-cell table:formula="of:=ROUND(([stats.G4]+[stats.H4]+[stats.J4]+[stats.L4]) / 1024)" office:value-type="float" office:value="9" calcext:value-type="float">
            <text:p>9</text:p>
          </table:table-cell>
          <table:table-cell table:formula="of:=ROUND(([stats.E4]+[stats.F4]+[stats.I4]+[stats.K4]+[stats.M4]+[stats.O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] / 1000 / 60)" office:value-type="float" office:value="3" calcext:value-type="float">
            <text:p>3</text:p>
          </table:table-cell>
          <table:table-cell table:style-name="ce5" table:formula="of:=1000 * ([stats.B5]-[stats.B4])/([stats.A5]-[stats.A4])" office:value-type="float" office:value="4930.07724894094" calcext:value-type="float">
            <text:p>4.930,08</text:p>
          </table:table-cell>
          <table:table-cell table:formula="of:=ROUND([stats.D5] / 1024)" office:value-type="float" office:value="96" calcext:value-type="float">
            <text:p>96</text:p>
          </table:table-cell>
          <table:table-cell table:formula="of:=ROUND(([stats.G5]+[stats.H5]+[stats.J5]+[stats.L5]) / 1024)" office:value-type="float" office:value="22" calcext:value-type="float">
            <text:p>22</text:p>
          </table:table-cell>
          <table:table-cell table:formula="of:=ROUND(([stats.E5]+[stats.F5]+[stats.I5]+[stats.K5]+[stats.M5]+[stats.O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] / 1000 / 60)" office:value-type="float" office:value="4" calcext:value-type="float">
            <text:p>4</text:p>
          </table:table-cell>
          <table:table-cell table:style-name="ce5" table:formula="of:=1000 * ([stats.B6]-[stats.B5])/([stats.A6]-[stats.A5])" office:value-type="float" office:value="5116.61211809075" calcext:value-type="float">
            <text:p>5.116,61</text:p>
          </table:table-cell>
          <table:table-cell table:formula="of:=ROUND([stats.D6] / 1024)" office:value-type="float" office:value="98" calcext:value-type="float">
            <text:p>98</text:p>
          </table:table-cell>
          <table:table-cell table:formula="of:=ROUND(([stats.G6]+[stats.H6]+[stats.J6]+[stats.L6]) / 1024)" office:value-type="float" office:value="19" calcext:value-type="float">
            <text:p>19</text:p>
          </table:table-cell>
          <table:table-cell table:formula="of:=ROUND(([stats.E6]+[stats.F6]+[stats.I6]+[stats.K6]+[stats.M6]+[stats.O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] / 1000 / 60)" office:value-type="float" office:value="5" calcext:value-type="float">
            <text:p>5</text:p>
          </table:table-cell>
          <table:table-cell table:style-name="ce5" table:formula="of:=1000 * ([stats.B7]-[stats.B6])/([stats.A7]-[stats.A6])" office:value-type="float" office:value="5287.14812722257" calcext:value-type="float">
            <text:p>5.287,15</text:p>
          </table:table-cell>
          <table:table-cell table:formula="of:=ROUND([stats.D7] / 1024)" office:value-type="float" office:value="100" calcext:value-type="float">
            <text:p>100</text:p>
          </table:table-cell>
          <table:table-cell table:formula="of:=ROUND(([stats.G7]+[stats.H7]+[stats.J7]+[stats.L7]) / 1024)" office:value-type="float" office:value="27" calcext:value-type="float">
            <text:p>27</text:p>
          </table:table-cell>
          <table:table-cell table:formula="of:=ROUND(([stats.E7]+[stats.F7]+[stats.I7]+[stats.K7]+[stats.M7]+[stats.O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] / 1000 / 60)" office:value-type="float" office:value="6" calcext:value-type="float">
            <text:p>6</text:p>
          </table:table-cell>
          <table:table-cell table:style-name="ce5" table:formula="of:=1000 * ([stats.B8]-[stats.B7])/([stats.A8]-[stats.A7])" office:value-type="float" office:value="5277.49160878668" calcext:value-type="float">
            <text:p>5.277,49</text:p>
          </table:table-cell>
          <table:table-cell table:formula="of:=ROUND([stats.D8] / 1024)" office:value-type="float" office:value="104" calcext:value-type="float">
            <text:p>104</text:p>
          </table:table-cell>
          <table:table-cell table:formula="of:=ROUND(([stats.G8]+[stats.H8]+[stats.J8]+[stats.L8]) / 1024)" office:value-type="float" office:value="34" calcext:value-type="float">
            <text:p>34</text:p>
          </table:table-cell>
          <table:table-cell table:formula="of:=ROUND(([stats.E8]+[stats.F8]+[stats.I8]+[stats.K8]+[stats.M8]+[stats.O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] / 1000 / 60)" office:value-type="float" office:value="7" calcext:value-type="float">
            <text:p>7</text:p>
          </table:table-cell>
          <table:table-cell table:style-name="ce5" table:formula="of:=1000 * ([stats.B9]-[stats.B8])/([stats.A9]-[stats.A8])" office:value-type="float" office:value="5206.42041772594" calcext:value-type="float">
            <text:p>5.206,42</text:p>
          </table:table-cell>
          <table:table-cell table:formula="of:=ROUND([stats.D9] / 1024)" office:value-type="float" office:value="106" calcext:value-type="float">
            <text:p>106</text:p>
          </table:table-cell>
          <table:table-cell table:formula="of:=ROUND(([stats.G9]+[stats.H9]+[stats.J9]+[stats.L9]) / 1024)" office:value-type="float" office:value="30" calcext:value-type="float">
            <text:p>30</text:p>
          </table:table-cell>
          <table:table-cell table:formula="of:=ROUND(([stats.E9]+[stats.F9]+[stats.I9]+[stats.K9]+[stats.M9]+[stats.O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] / 1000 / 60)" office:value-type="float" office:value="8" calcext:value-type="float">
            <text:p>8</text:p>
          </table:table-cell>
          <table:table-cell table:style-name="ce5" table:formula="of:=1000 * ([stats.B10]-[stats.B9])/([stats.A10]-[stats.A9])" office:value-type="float" office:value="5179.64907616642" calcext:value-type="float">
            <text:p>5.179,65</text:p>
          </table:table-cell>
          <table:table-cell table:formula="of:=ROUND([stats.D10] / 1024)" office:value-type="float" office:value="109" calcext:value-type="float">
            <text:p>109</text:p>
          </table:table-cell>
          <table:table-cell table:formula="of:=ROUND(([stats.G10]+[stats.H10]+[stats.J10]+[stats.L10]) / 1024)" office:value-type="float" office:value="33" calcext:value-type="float">
            <text:p>33</text:p>
          </table:table-cell>
          <table:table-cell table:formula="of:=ROUND(([stats.E10]+[stats.F10]+[stats.I10]+[stats.K10]+[stats.M10]+[stats.O1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] / 1000 / 60)" office:value-type="float" office:value="9" calcext:value-type="float">
            <text:p>9</text:p>
          </table:table-cell>
          <table:table-cell table:style-name="ce5" table:formula="of:=1000 * ([stats.B11]-[stats.B10])/([stats.A11]-[stats.A10])" office:value-type="float" office:value="5241.6096231807" calcext:value-type="float">
            <text:p>5.241,61</text:p>
          </table:table-cell>
          <table:table-cell table:formula="of:=ROUND([stats.D11] / 1024)" office:value-type="float" office:value="113" calcext:value-type="float">
            <text:p>113</text:p>
          </table:table-cell>
          <table:table-cell table:formula="of:=ROUND(([stats.G11]+[stats.H11]+[stats.J11]+[stats.L11]) / 1024)" office:value-type="float" office:value="43" calcext:value-type="float">
            <text:p>43</text:p>
          </table:table-cell>
          <table:table-cell table:formula="of:=ROUND(([stats.E11]+[stats.F11]+[stats.I11]+[stats.K11]+[stats.M11]+[stats.O1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] / 1000 / 60)" office:value-type="float" office:value="10" calcext:value-type="float">
            <text:p>10</text:p>
          </table:table-cell>
          <table:table-cell table:style-name="ce5" table:formula="of:=1000 * ([stats.B12]-[stats.B11])/([stats.A12]-[stats.A11])" office:value-type="float" office:value="5293.67980328305" calcext:value-type="float">
            <text:p>5.293,68</text:p>
          </table:table-cell>
          <table:table-cell table:formula="of:=ROUND([stats.D12] / 1024)" office:value-type="float" office:value="115" calcext:value-type="float">
            <text:p>115</text:p>
          </table:table-cell>
          <table:table-cell table:formula="of:=ROUND(([stats.G12]+[stats.H12]+[stats.J12]+[stats.L12]) / 1024)" office:value-type="float" office:value="37" calcext:value-type="float">
            <text:p>37</text:p>
          </table:table-cell>
          <table:table-cell table:formula="of:=ROUND(([stats.E12]+[stats.F12]+[stats.I12]+[stats.K12]+[stats.M12]+[stats.O1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3] / 1000 / 60)" office:value-type="float" office:value="11" calcext:value-type="float">
            <text:p>11</text:p>
          </table:table-cell>
          <table:table-cell table:style-name="ce5" table:formula="of:=1000 * ([stats.B13]-[stats.B12])/([stats.A13]-[stats.A12])" office:value-type="float" office:value="5296.18368804931" calcext:value-type="float">
            <text:p>5.296,18</text:p>
          </table:table-cell>
          <table:table-cell table:formula="of:=ROUND([stats.D13] / 1024)" office:value-type="float" office:value="117" calcext:value-type="float">
            <text:p>117</text:p>
          </table:table-cell>
          <table:table-cell table:formula="of:=ROUND(([stats.G13]+[stats.H13]+[stats.J13]+[stats.L13]) / 1024)" office:value-type="float" office:value="33" calcext:value-type="float">
            <text:p>33</text:p>
          </table:table-cell>
          <table:table-cell table:formula="of:=ROUND(([stats.E13]+[stats.F13]+[stats.I13]+[stats.K13]+[stats.M13]+[stats.O1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4] / 1000 / 60)" office:value-type="float" office:value="12" calcext:value-type="float">
            <text:p>12</text:p>
          </table:table-cell>
          <table:table-cell table:style-name="ce5" table:formula="of:=1000 * ([stats.B14]-[stats.B13])/([stats.A14]-[stats.A13])" office:value-type="float" office:value="5213.06464206801" calcext:value-type="float">
            <text:p>5.213,06</text:p>
          </table:table-cell>
          <table:table-cell table:formula="of:=ROUND([stats.D14] / 1024)" office:value-type="float" office:value="121" calcext:value-type="float">
            <text:p>121</text:p>
          </table:table-cell>
          <table:table-cell table:formula="of:=ROUND(([stats.G14]+[stats.H14]+[stats.J14]+[stats.L14]) / 1024)" office:value-type="float" office:value="50" calcext:value-type="float">
            <text:p>50</text:p>
          </table:table-cell>
          <table:table-cell table:formula="of:=ROUND(([stats.E14]+[stats.F14]+[stats.I14]+[stats.K14]+[stats.M14]+[stats.O1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5] / 1000 / 60)" office:value-type="float" office:value="13" calcext:value-type="float">
            <text:p>13</text:p>
          </table:table-cell>
          <table:table-cell table:style-name="ce5" table:formula="of:=1000 * ([stats.B15]-[stats.B14])/([stats.A15]-[stats.A14])" office:value-type="float" office:value="5140.42694575961" calcext:value-type="float">
            <text:p>5.140,43</text:p>
          </table:table-cell>
          <table:table-cell table:formula="of:=ROUND([stats.D15] / 1024)" office:value-type="float" office:value="123" calcext:value-type="float">
            <text:p>123</text:p>
          </table:table-cell>
          <table:table-cell table:formula="of:=ROUND(([stats.G15]+[stats.H15]+[stats.J15]+[stats.L15]) / 1024)" office:value-type="float" office:value="37" calcext:value-type="float">
            <text:p>37</text:p>
          </table:table-cell>
          <table:table-cell table:formula="of:=ROUND(([stats.E15]+[stats.F15]+[stats.I15]+[stats.K15]+[stats.M15]+[stats.O1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6] / 1000 / 60)" office:value-type="float" office:value="14" calcext:value-type="float">
            <text:p>14</text:p>
          </table:table-cell>
          <table:table-cell table:style-name="ce5" table:formula="of:=1000 * ([stats.B16]-[stats.B15])/([stats.A16]-[stats.A15])" office:value-type="float" office:value="5073.75033235842" calcext:value-type="float">
            <text:p>5.073,75</text:p>
          </table:table-cell>
          <table:table-cell table:formula="of:=ROUND([stats.D16] / 1024)" office:value-type="float" office:value="125" calcext:value-type="float">
            <text:p>125</text:p>
          </table:table-cell>
          <table:table-cell table:formula="of:=ROUND(([stats.G16]+[stats.H16]+[stats.J16]+[stats.L16]) / 1024)" office:value-type="float" office:value="52" calcext:value-type="float">
            <text:p>52</text:p>
          </table:table-cell>
          <table:table-cell table:formula="of:=ROUND(([stats.E16]+[stats.F16]+[stats.I16]+[stats.K16]+[stats.M16]+[stats.O1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7] / 1000 / 60)" office:value-type="float" office:value="15" calcext:value-type="float">
            <text:p>15</text:p>
          </table:table-cell>
          <table:table-cell table:style-name="ce5" table:formula="of:=1000 * ([stats.B17]-[stats.B16])/([stats.A17]-[stats.A16])" office:value-type="float" office:value="4404.45293677827" calcext:value-type="float">
            <text:p>4.404,45</text:p>
          </table:table-cell>
          <table:table-cell table:formula="of:=ROUND([stats.D17] / 1024)" office:value-type="float" office:value="127" calcext:value-type="float">
            <text:p>127</text:p>
          </table:table-cell>
          <table:table-cell table:formula="of:=ROUND(([stats.G17]+[stats.H17]+[stats.J17]+[stats.L17]) / 1024)" office:value-type="float" office:value="54" calcext:value-type="float">
            <text:p>54</text:p>
          </table:table-cell>
          <table:table-cell table:formula="of:=ROUND(([stats.E17]+[stats.F17]+[stats.I17]+[stats.K17]+[stats.M17]+[stats.O1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8] / 1000 / 60)" office:value-type="float" office:value="16" calcext:value-type="float">
            <text:p>16</text:p>
          </table:table-cell>
          <table:table-cell table:style-name="ce5" table:formula="of:=1000 * ([stats.B18]-[stats.B17])/([stats.A18]-[stats.A17])" office:value-type="float" office:value="4321.53122767375" calcext:value-type="float">
            <text:p>4.321,53</text:p>
          </table:table-cell>
          <table:table-cell table:formula="of:=ROUND([stats.D18] / 1024)" office:value-type="float" office:value="129" calcext:value-type="float">
            <text:p>129</text:p>
          </table:table-cell>
          <table:table-cell table:formula="of:=ROUND(([stats.G18]+[stats.H18]+[stats.J18]+[stats.L18]) / 1024)" office:value-type="float" office:value="58" calcext:value-type="float">
            <text:p>58</text:p>
          </table:table-cell>
          <table:table-cell table:formula="of:=ROUND(([stats.E18]+[stats.F18]+[stats.I18]+[stats.K18]+[stats.M18]+[stats.O1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9] / 1000 / 60)" office:value-type="float" office:value="17" calcext:value-type="float">
            <text:p>17</text:p>
          </table:table-cell>
          <table:table-cell table:style-name="ce5" table:formula="of:=1000 * ([stats.B19]-[stats.B18])/([stats.A19]-[stats.A18])" office:value-type="float" office:value="4472.17145705267" calcext:value-type="float">
            <text:p>4.472,17</text:p>
          </table:table-cell>
          <table:table-cell table:formula="of:=ROUND([stats.D19] / 1024)" office:value-type="float" office:value="132" calcext:value-type="float">
            <text:p>132</text:p>
          </table:table-cell>
          <table:table-cell table:formula="of:=ROUND(([stats.G19]+[stats.H19]+[stats.J19]+[stats.L19]) / 1024)" office:value-type="float" office:value="14" calcext:value-type="float">
            <text:p>14</text:p>
          </table:table-cell>
          <table:table-cell table:formula="of:=ROUND(([stats.E19]+[stats.F19]+[stats.I19]+[stats.K19]+[stats.M19]+[stats.O1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0] / 1000 / 60)" office:value-type="float" office:value="18" calcext:value-type="float">
            <text:p>18</text:p>
          </table:table-cell>
          <table:table-cell table:style-name="ce5" table:formula="of:=1000 * ([stats.B20]-[stats.B19])/([stats.A20]-[stats.A19])" office:value-type="float" office:value="4466.76857636581" calcext:value-type="float">
            <text:p>4.466,77</text:p>
          </table:table-cell>
          <table:table-cell table:formula="of:=ROUND([stats.D20] / 1024)" office:value-type="float" office:value="131" calcext:value-type="float">
            <text:p>131</text:p>
          </table:table-cell>
          <table:table-cell table:formula="of:=ROUND(([stats.G20]+[stats.H20]+[stats.J20]+[stats.L20]) / 1024)" office:value-type="float" office:value="22" calcext:value-type="float">
            <text:p>22</text:p>
          </table:table-cell>
          <table:table-cell table:formula="of:=ROUND(([stats.E20]+[stats.F20]+[stats.I20]+[stats.K20]+[stats.M20]+[stats.O2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1] / 1000 / 60)" office:value-type="float" office:value="19" calcext:value-type="float">
            <text:p>19</text:p>
          </table:table-cell>
          <table:table-cell table:style-name="ce5" table:formula="of:=1000 * ([stats.B21]-[stats.B20])/([stats.A21]-[stats.A20])" office:value-type="float" office:value="4594.04953735236" calcext:value-type="float">
            <text:p>4.594,05</text:p>
          </table:table-cell>
          <table:table-cell table:formula="of:=ROUND([stats.D21] / 1024)" office:value-type="float" office:value="131" calcext:value-type="float">
            <text:p>131</text:p>
          </table:table-cell>
          <table:table-cell table:formula="of:=ROUND(([stats.G21]+[stats.H21]+[stats.J21]+[stats.L21]) / 1024)" office:value-type="float" office:value="28" calcext:value-type="float">
            <text:p>28</text:p>
          </table:table-cell>
          <table:table-cell table:formula="of:=ROUND(([stats.E21]+[stats.F21]+[stats.I21]+[stats.K21]+[stats.M21]+[stats.O2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2] / 1000 / 60)" office:value-type="float" office:value="20" calcext:value-type="float">
            <text:p>20</text:p>
          </table:table-cell>
          <table:table-cell table:style-name="ce5" table:formula="of:=1000 * ([stats.B22]-[stats.B21])/([stats.A22]-[stats.A21])" office:value-type="float" office:value="5000.74754555875" calcext:value-type="float">
            <text:p>5.000,75</text:p>
          </table:table-cell>
          <table:table-cell table:formula="of:=ROUND([stats.D22] / 1024)" office:value-type="float" office:value="131" calcext:value-type="float">
            <text:p>131</text:p>
          </table:table-cell>
          <table:table-cell table:formula="of:=ROUND(([stats.G22]+[stats.H22]+[stats.J22]+[stats.L22]) / 1024)" office:value-type="float" office:value="15" calcext:value-type="float">
            <text:p>15</text:p>
          </table:table-cell>
          <table:table-cell table:formula="of:=ROUND(([stats.E22]+[stats.F22]+[stats.I22]+[stats.K22]+[stats.M22]+[stats.O2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3] / 1000 / 60)" office:value-type="float" office:value="21" calcext:value-type="float">
            <text:p>21</text:p>
          </table:table-cell>
          <table:table-cell table:style-name="ce5" table:formula="of:=1000 * ([stats.B23]-[stats.B22])/([stats.A23]-[stats.A22])" office:value-type="float" office:value="4479.83649867903" calcext:value-type="float">
            <text:p>4.479,84</text:p>
          </table:table-cell>
          <table:table-cell table:formula="of:=ROUND([stats.D23] / 1024)" office:value-type="float" office:value="133" calcext:value-type="float">
            <text:p>133</text:p>
          </table:table-cell>
          <table:table-cell table:formula="of:=ROUND(([stats.G23]+[stats.H23]+[stats.J23]+[stats.L23]) / 1024)" office:value-type="float" office:value="28" calcext:value-type="float">
            <text:p>28</text:p>
          </table:table-cell>
          <table:table-cell table:formula="of:=ROUND(([stats.E23]+[stats.F23]+[stats.I23]+[stats.K23]+[stats.M23]+[stats.O2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4] / 1000 / 60)" office:value-type="float" office:value="22" calcext:value-type="float">
            <text:p>22</text:p>
          </table:table-cell>
          <table:table-cell table:style-name="ce5" table:formula="of:=1000 * ([stats.B24]-[stats.B23])/([stats.A24]-[stats.A23])" office:value-type="float" office:value="4627.53372765335" calcext:value-type="float">
            <text:p>4.627,53</text:p>
          </table:table-cell>
          <table:table-cell table:formula="of:=ROUND([stats.D24] / 1024)" office:value-type="float" office:value="131" calcext:value-type="float">
            <text:p>131</text:p>
          </table:table-cell>
          <table:table-cell table:formula="of:=ROUND(([stats.G24]+[stats.H24]+[stats.J24]+[stats.L24]) / 1024)" office:value-type="float" office:value="29" calcext:value-type="float">
            <text:p>29</text:p>
          </table:table-cell>
          <table:table-cell table:formula="of:=ROUND(([stats.E24]+[stats.F24]+[stats.I24]+[stats.K24]+[stats.M24]+[stats.O2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5] / 1000 / 60)" office:value-type="float" office:value="23" calcext:value-type="float">
            <text:p>23</text:p>
          </table:table-cell>
          <table:table-cell table:style-name="ce5" table:formula="of:=1000 * ([stats.B25]-[stats.B24])/([stats.A25]-[stats.A24])" office:value-type="float" office:value="4845.17479728832" calcext:value-type="float">
            <text:p>4.845,17</text:p>
          </table:table-cell>
          <table:table-cell table:formula="of:=ROUND([stats.D25] / 1024)" office:value-type="float" office:value="131" calcext:value-type="float">
            <text:p>131</text:p>
          </table:table-cell>
          <table:table-cell table:formula="of:=ROUND(([stats.G25]+[stats.H25]+[stats.J25]+[stats.L25]) / 1024)" office:value-type="float" office:value="26" calcext:value-type="float">
            <text:p>26</text:p>
          </table:table-cell>
          <table:table-cell table:formula="of:=ROUND(([stats.E25]+[stats.F25]+[stats.I25]+[stats.K25]+[stats.M25]+[stats.O2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6] / 1000 / 60)" office:value-type="float" office:value="24" calcext:value-type="float">
            <text:p>24</text:p>
          </table:table-cell>
          <table:table-cell table:style-name="ce5" table:formula="of:=1000 * ([stats.B26]-[stats.B25])/([stats.A26]-[stats.A25])" office:value-type="float" office:value="4860.61270600744" calcext:value-type="float">
            <text:p>4.860,61</text:p>
          </table:table-cell>
          <table:table-cell table:formula="of:=ROUND([stats.D26] / 1024)" office:value-type="float" office:value="131" calcext:value-type="float">
            <text:p>131</text:p>
          </table:table-cell>
          <table:table-cell table:formula="of:=ROUND(([stats.G26]+[stats.H26]+[stats.J26]+[stats.L26]) / 1024)" office:value-type="float" office:value="27" calcext:value-type="float">
            <text:p>27</text:p>
          </table:table-cell>
          <table:table-cell table:formula="of:=ROUND(([stats.E26]+[stats.F26]+[stats.I26]+[stats.K26]+[stats.M26]+[stats.O2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7] / 1000 / 60)" office:value-type="float" office:value="25" calcext:value-type="float">
            <text:p>25</text:p>
          </table:table-cell>
          <table:table-cell table:style-name="ce5" table:formula="of:=1000 * ([stats.B27]-[stats.B26])/([stats.A27]-[stats.A26])" office:value-type="float" office:value="4870.84821799452" calcext:value-type="float">
            <text:p>4.870,85</text:p>
          </table:table-cell>
          <table:table-cell table:formula="of:=ROUND([stats.D27] / 1024)" office:value-type="float" office:value="131" calcext:value-type="float">
            <text:p>131</text:p>
          </table:table-cell>
          <table:table-cell table:formula="of:=ROUND(([stats.G27]+[stats.H27]+[stats.J27]+[stats.L27]) / 1024)" office:value-type="float" office:value="34" calcext:value-type="float">
            <text:p>34</text:p>
          </table:table-cell>
          <table:table-cell table:formula="of:=ROUND(([stats.E27]+[stats.F27]+[stats.I27]+[stats.K27]+[stats.M27]+[stats.O2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8] / 1000 / 60)" office:value-type="float" office:value="26" calcext:value-type="float">
            <text:p>26</text:p>
          </table:table-cell>
          <table:table-cell table:style-name="ce5" table:formula="of:=1000 * ([stats.B28]-[stats.B27])/([stats.A28]-[stats.A27])" office:value-type="float" office:value="4570.87339943202" calcext:value-type="float">
            <text:p>4.570,87</text:p>
          </table:table-cell>
          <table:table-cell table:formula="of:=ROUND([stats.D28] / 1024)" office:value-type="float" office:value="131" calcext:value-type="float">
            <text:p>131</text:p>
          </table:table-cell>
          <table:table-cell table:formula="of:=ROUND(([stats.G28]+[stats.H28]+[stats.J28]+[stats.L28]) / 1024)" office:value-type="float" office:value="31" calcext:value-type="float">
            <text:p>31</text:p>
          </table:table-cell>
          <table:table-cell table:formula="of:=ROUND(([stats.E28]+[stats.F28]+[stats.I28]+[stats.K28]+[stats.M28]+[stats.O2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9] / 1000 / 60)" office:value-type="float" office:value="27" calcext:value-type="float">
            <text:p>27</text:p>
          </table:table-cell>
          <table:table-cell table:style-name="ce5" table:formula="of:=1000 * ([stats.B29]-[stats.B28])/([stats.A29]-[stats.A28])" office:value-type="float" office:value="4687.3452841787" calcext:value-type="float">
            <text:p>4.687,35</text:p>
          </table:table-cell>
          <table:table-cell table:formula="of:=ROUND([stats.D29] / 1024)" office:value-type="float" office:value="131" calcext:value-type="float">
            <text:p>131</text:p>
          </table:table-cell>
          <table:table-cell table:formula="of:=ROUND(([stats.G29]+[stats.H29]+[stats.J29]+[stats.L29]) / 1024)" office:value-type="float" office:value="37" calcext:value-type="float">
            <text:p>37</text:p>
          </table:table-cell>
          <table:table-cell table:formula="of:=ROUND(([stats.E29]+[stats.F29]+[stats.I29]+[stats.K29]+[stats.M29]+[stats.O2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0] / 1000 / 60)" office:value-type="float" office:value="28" calcext:value-type="float">
            <text:p>28</text:p>
          </table:table-cell>
          <table:table-cell table:style-name="ce5" table:formula="of:=1000 * ([stats.B30]-[stats.B29])/([stats.A30]-[stats.A29])" office:value-type="float" office:value="4647.00996677741" calcext:value-type="float">
            <text:p>4.647,01</text:p>
          </table:table-cell>
          <table:table-cell table:formula="of:=ROUND([stats.D30] / 1024)" office:value-type="float" office:value="131" calcext:value-type="float">
            <text:p>131</text:p>
          </table:table-cell>
          <table:table-cell table:formula="of:=ROUND(([stats.G30]+[stats.H30]+[stats.J30]+[stats.L30]) / 1024)" office:value-type="float" office:value="46" calcext:value-type="float">
            <text:p>46</text:p>
          </table:table-cell>
          <table:table-cell table:formula="of:=ROUND(([stats.E30]+[stats.F30]+[stats.I30]+[stats.K30]+[stats.M30]+[stats.O3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1] / 1000 / 60)" office:value-type="float" office:value="29" calcext:value-type="float">
            <text:p>29</text:p>
          </table:table-cell>
          <table:table-cell table:style-name="ce5" table:formula="of:=1000 * ([stats.B31]-[stats.B30])/([stats.A31]-[stats.A30])" office:value-type="float" office:value="4706.10128937924" calcext:value-type="float">
            <text:p>4.706,10</text:p>
          </table:table-cell>
          <table:table-cell table:formula="of:=ROUND([stats.D31] / 1024)" office:value-type="float" office:value="131" calcext:value-type="float">
            <text:p>131</text:p>
          </table:table-cell>
          <table:table-cell table:formula="of:=ROUND(([stats.G31]+[stats.H31]+[stats.J31]+[stats.L31]) / 1024)" office:value-type="float" office:value="42" calcext:value-type="float">
            <text:p>42</text:p>
          </table:table-cell>
          <table:table-cell table:formula="of:=ROUND(([stats.E31]+[stats.F31]+[stats.I31]+[stats.K31]+[stats.M31]+[stats.O3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2] / 1000 / 60)" office:value-type="float" office:value="30" calcext:value-type="float">
            <text:p>30</text:p>
          </table:table-cell>
          <table:table-cell table:style-name="ce5" table:formula="of:=1000 * ([stats.B32]-[stats.B31])/([stats.A32]-[stats.A31])" office:value-type="float" office:value="5004.85130420336" calcext:value-type="float">
            <text:p>5.004,85</text:p>
          </table:table-cell>
          <table:table-cell table:formula="of:=ROUND([stats.D32] / 1024)" office:value-type="float" office:value="131" calcext:value-type="float">
            <text:p>131</text:p>
          </table:table-cell>
          <table:table-cell table:formula="of:=ROUND(([stats.G32]+[stats.H32]+[stats.J32]+[stats.L32]) / 1024)" office:value-type="float" office:value="48" calcext:value-type="float">
            <text:p>48</text:p>
          </table:table-cell>
          <table:table-cell table:formula="of:=ROUND(([stats.E32]+[stats.F32]+[stats.I32]+[stats.K32]+[stats.M32]+[stats.O3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3] / 1000 / 60)" office:value-type="float" office:value="31" calcext:value-type="float">
            <text:p>31</text:p>
          </table:table-cell>
          <table:table-cell table:style-name="ce5" table:formula="of:=1000 * ([stats.B33]-[stats.B32])/([stats.A33]-[stats.A32])" office:value-type="float" office:value="4829.79677971453" calcext:value-type="float">
            <text:p>4.829,80</text:p>
          </table:table-cell>
          <table:table-cell table:formula="of:=ROUND([stats.D33] / 1024)" office:value-type="float" office:value="131" calcext:value-type="float">
            <text:p>131</text:p>
          </table:table-cell>
          <table:table-cell table:formula="of:=ROUND(([stats.G33]+[stats.H33]+[stats.J33]+[stats.L33]) / 1024)" office:value-type="float" office:value="57" calcext:value-type="float">
            <text:p>57</text:p>
          </table:table-cell>
          <table:table-cell table:formula="of:=ROUND(([stats.E33]+[stats.F33]+[stats.I33]+[stats.K33]+[stats.M33]+[stats.O3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4] / 1000 / 60)" office:value-type="float" office:value="32" calcext:value-type="float">
            <text:p>32</text:p>
          </table:table-cell>
          <table:table-cell table:style-name="ce5" table:formula="of:=1000 * ([stats.B34]-[stats.B33])/([stats.A34]-[stats.A33])" office:value-type="float" office:value="4675.43859649123" calcext:value-type="float">
            <text:p>4.675,44</text:p>
          </table:table-cell>
          <table:table-cell table:formula="of:=ROUND([stats.D34] / 1024)" office:value-type="float" office:value="131" calcext:value-type="float">
            <text:p>131</text:p>
          </table:table-cell>
          <table:table-cell table:formula="of:=ROUND(([stats.G34]+[stats.H34]+[stats.J34]+[stats.L34]) / 1024)" office:value-type="float" office:value="59" calcext:value-type="float">
            <text:p>59</text:p>
          </table:table-cell>
          <table:table-cell table:formula="of:=ROUND(([stats.E34]+[stats.F34]+[stats.I34]+[stats.K34]+[stats.M34]+[stats.O3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5] / 1000 / 60)" office:value-type="float" office:value="33" calcext:value-type="float">
            <text:p>33</text:p>
          </table:table-cell>
          <table:table-cell table:style-name="ce5" table:formula="of:=1000 * ([stats.B35]-[stats.B34])/([stats.A35]-[stats.A34])" office:value-type="float" office:value="4372.80249908611" calcext:value-type="float">
            <text:p>4.372,80</text:p>
          </table:table-cell>
          <table:table-cell table:formula="of:=ROUND([stats.D35] / 1024)" office:value-type="float" office:value="131" calcext:value-type="float">
            <text:p>131</text:p>
          </table:table-cell>
          <table:table-cell table:formula="of:=ROUND(([stats.G35]+[stats.H35]+[stats.J35]+[stats.L35]) / 1024)" office:value-type="float" office:value="11" calcext:value-type="float">
            <text:p>11</text:p>
          </table:table-cell>
          <table:table-cell table:formula="of:=ROUND(([stats.E35]+[stats.F35]+[stats.I35]+[stats.K35]+[stats.M35]+[stats.O3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6] / 1000 / 60)" office:value-type="float" office:value="34" calcext:value-type="float">
            <text:p>34</text:p>
          </table:table-cell>
          <table:table-cell table:style-name="ce5" table:formula="of:=1000 * ([stats.B36]-[stats.B35])/([stats.A36]-[stats.A35])" office:value-type="float" office:value="4426.95023676996" calcext:value-type="float">
            <text:p>4.426,95</text:p>
          </table:table-cell>
          <table:table-cell table:formula="of:=ROUND([stats.D36] / 1024)" office:value-type="float" office:value="131" calcext:value-type="float">
            <text:p>131</text:p>
          </table:table-cell>
          <table:table-cell table:formula="of:=ROUND(([stats.G36]+[stats.H36]+[stats.J36]+[stats.L36]) / 1024)" office:value-type="float" office:value="22" calcext:value-type="float">
            <text:p>22</text:p>
          </table:table-cell>
          <table:table-cell table:formula="of:=ROUND(([stats.E36]+[stats.F36]+[stats.I36]+[stats.K36]+[stats.M36]+[stats.O3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7] / 1000 / 60)" office:value-type="float" office:value="35" calcext:value-type="float">
            <text:p>35</text:p>
          </table:table-cell>
          <table:table-cell table:style-name="ce5" table:formula="of:=1000 * ([stats.B37]-[stats.B36])/([stats.A37]-[stats.A36])" office:value-type="float" office:value="4998.1556253427" calcext:value-type="float">
            <text:p>4.998,16</text:p>
          </table:table-cell>
          <table:table-cell table:formula="of:=ROUND([stats.D37] / 1024)" office:value-type="float" office:value="131" calcext:value-type="float">
            <text:p>131</text:p>
          </table:table-cell>
          <table:table-cell table:formula="of:=ROUND(([stats.G37]+[stats.H37]+[stats.J37]+[stats.L37]) / 1024)" office:value-type="float" office:value="25" calcext:value-type="float">
            <text:p>25</text:p>
          </table:table-cell>
          <table:table-cell table:formula="of:=ROUND(([stats.E37]+[stats.F37]+[stats.I37]+[stats.K37]+[stats.M37]+[stats.O3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8] / 1000 / 60)" office:value-type="float" office:value="36" calcext:value-type="float">
            <text:p>36</text:p>
          </table:table-cell>
          <table:table-cell table:style-name="ce5" table:formula="of:=1000 * ([stats.B38]-[stats.B37])/([stats.A38]-[stats.A37])" office:value-type="float" office:value="4876.6217585594" calcext:value-type="float">
            <text:p>4.876,62</text:p>
          </table:table-cell>
          <table:table-cell table:formula="of:=ROUND([stats.D38] / 1024)" office:value-type="float" office:value="131" calcext:value-type="float">
            <text:p>131</text:p>
          </table:table-cell>
          <table:table-cell table:formula="of:=ROUND(([stats.G38]+[stats.H38]+[stats.J38]+[stats.L38]) / 1024)" office:value-type="float" office:value="17" calcext:value-type="float">
            <text:p>17</text:p>
          </table:table-cell>
          <table:table-cell table:formula="of:=ROUND(([stats.E38]+[stats.F38]+[stats.I38]+[stats.K38]+[stats.M38]+[stats.O3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9] / 1000 / 60)" office:value-type="float" office:value="37" calcext:value-type="float">
            <text:p>37</text:p>
          </table:table-cell>
          <table:table-cell table:style-name="ce5" table:formula="of:=1000 * ([stats.B39]-[stats.B38])/([stats.A39]-[stats.A38])" office:value-type="float" office:value="5164.7424290247" calcext:value-type="float">
            <text:p>5.164,74</text:p>
          </table:table-cell>
          <table:table-cell table:formula="of:=ROUND([stats.D39] / 1024)" office:value-type="float" office:value="132" calcext:value-type="float">
            <text:p>132</text:p>
          </table:table-cell>
          <table:table-cell table:formula="of:=ROUND(([stats.G39]+[stats.H39]+[stats.J39]+[stats.L39]) / 1024)" office:value-type="float" office:value="32" calcext:value-type="float">
            <text:p>32</text:p>
          </table:table-cell>
          <table:table-cell table:formula="of:=ROUND(([stats.E39]+[stats.F39]+[stats.I39]+[stats.K39]+[stats.M39]+[stats.O3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0] / 1000 / 60)" office:value-type="float" office:value="38" calcext:value-type="float">
            <text:p>38</text:p>
          </table:table-cell>
          <table:table-cell table:style-name="ce5" table:formula="of:=1000 * ([stats.B40]-[stats.B39])/([stats.A40]-[stats.A39])" office:value-type="float" office:value="4990.54456021404" calcext:value-type="float">
            <text:p>4.990,54</text:p>
          </table:table-cell>
          <table:table-cell table:formula="of:=ROUND([stats.D40] / 1024)" office:value-type="float" office:value="131" calcext:value-type="float">
            <text:p>131</text:p>
          </table:table-cell>
          <table:table-cell table:formula="of:=ROUND(([stats.G40]+[stats.H40]+[stats.J40]+[stats.L40]) / 1024)" office:value-type="float" office:value="33" calcext:value-type="float">
            <text:p>33</text:p>
          </table:table-cell>
          <table:table-cell table:formula="of:=ROUND(([stats.E40]+[stats.F40]+[stats.I40]+[stats.K40]+[stats.M40]+[stats.O4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1] / 1000 / 60)" office:value-type="float" office:value="39" calcext:value-type="float">
            <text:p>39</text:p>
          </table:table-cell>
          <table:table-cell table:style-name="ce5" table:formula="of:=1000 * ([stats.B41]-[stats.B40])/([stats.A41]-[stats.A40])" office:value-type="float" office:value="5068.27509429573" calcext:value-type="float">
            <text:p>5.068,28</text:p>
          </table:table-cell>
          <table:table-cell table:formula="of:=ROUND([stats.D41] / 1024)" office:value-type="float" office:value="131" calcext:value-type="float">
            <text:p>131</text:p>
          </table:table-cell>
          <table:table-cell table:formula="of:=ROUND(([stats.G41]+[stats.H41]+[stats.J41]+[stats.L41]) / 1024)" office:value-type="float" office:value="28" calcext:value-type="float">
            <text:p>28</text:p>
          </table:table-cell>
          <table:table-cell table:formula="of:=ROUND(([stats.E41]+[stats.F41]+[stats.I41]+[stats.K41]+[stats.M41]+[stats.O4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2] / 1000 / 60)" office:value-type="float" office:value="40" calcext:value-type="float">
            <text:p>40</text:p>
          </table:table-cell>
          <table:table-cell table:style-name="ce5" table:formula="of:=1000 * ([stats.B42]-[stats.B41])/([stats.A42]-[stats.A41])" office:value-type="float" office:value="5162.28609403555" calcext:value-type="float">
            <text:p>5.162,29</text:p>
          </table:table-cell>
          <table:table-cell table:formula="of:=ROUND([stats.D42] / 1024)" office:value-type="float" office:value="132" calcext:value-type="float">
            <text:p>132</text:p>
          </table:table-cell>
          <table:table-cell table:formula="of:=ROUND(([stats.G42]+[stats.H42]+[stats.J42]+[stats.L42]) / 1024)" office:value-type="float" office:value="42" calcext:value-type="float">
            <text:p>42</text:p>
          </table:table-cell>
          <table:table-cell table:formula="of:=ROUND(([stats.E42]+[stats.F42]+[stats.I42]+[stats.K42]+[stats.M42]+[stats.O4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3] / 1000 / 60)" office:value-type="float" office:value="41" calcext:value-type="float">
            <text:p>41</text:p>
          </table:table-cell>
          <table:table-cell table:style-name="ce5" table:formula="of:=1000 * ([stats.B43]-[stats.B42])/([stats.A43]-[stats.A42])" office:value-type="float" office:value="5294.78616289503" calcext:value-type="float">
            <text:p>5.294,79</text:p>
          </table:table-cell>
          <table:table-cell table:formula="of:=ROUND([stats.D43] / 1024)" office:value-type="float" office:value="132" calcext:value-type="float">
            <text:p>132</text:p>
          </table:table-cell>
          <table:table-cell table:formula="of:=ROUND(([stats.G43]+[stats.H43]+[stats.J43]+[stats.L43]) / 1024)" office:value-type="float" office:value="37" calcext:value-type="float">
            <text:p>37</text:p>
          </table:table-cell>
          <table:table-cell table:formula="of:=ROUND(([stats.E43]+[stats.F43]+[stats.I43]+[stats.K43]+[stats.M43]+[stats.O4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4] / 1000 / 60)" office:value-type="float" office:value="42" calcext:value-type="float">
            <text:p>42</text:p>
          </table:table-cell>
          <table:table-cell table:style-name="ce5" table:formula="of:=1000 * ([stats.B44]-[stats.B43])/([stats.A44]-[stats.A43])" office:value-type="float" office:value="5055.19189234092" calcext:value-type="float">
            <text:p>5.055,19</text:p>
          </table:table-cell>
          <table:table-cell table:formula="of:=ROUND([stats.D44] / 1024)" office:value-type="float" office:value="132" calcext:value-type="float">
            <text:p>132</text:p>
          </table:table-cell>
          <table:table-cell table:formula="of:=ROUND(([stats.G44]+[stats.H44]+[stats.J44]+[stats.L44]) / 1024)" office:value-type="float" office:value="45" calcext:value-type="float">
            <text:p>45</text:p>
          </table:table-cell>
          <table:table-cell table:formula="of:=ROUND(([stats.E44]+[stats.F44]+[stats.I44]+[stats.K44]+[stats.M44]+[stats.O4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5] / 1000 / 60)" office:value-type="float" office:value="43" calcext:value-type="float">
            <text:p>43</text:p>
          </table:table-cell>
          <table:table-cell table:style-name="ce5" table:formula="of:=1000 * ([stats.B45]-[stats.B44])/([stats.A45]-[stats.A44])" office:value-type="float" office:value="5017.95949560566" calcext:value-type="float">
            <text:p>5.017,96</text:p>
          </table:table-cell>
          <table:table-cell table:formula="of:=ROUND([stats.D45] / 1024)" office:value-type="float" office:value="132" calcext:value-type="float">
            <text:p>132</text:p>
          </table:table-cell>
          <table:table-cell table:formula="of:=ROUND(([stats.G45]+[stats.H45]+[stats.J45]+[stats.L45]) / 1024)" office:value-type="float" office:value="39" calcext:value-type="float">
            <text:p>39</text:p>
          </table:table-cell>
          <table:table-cell table:formula="of:=ROUND(([stats.E45]+[stats.F45]+[stats.I45]+[stats.K45]+[stats.M45]+[stats.O4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6] / 1000 / 60)" office:value-type="float" office:value="44" calcext:value-type="float">
            <text:p>44</text:p>
          </table:table-cell>
          <table:table-cell table:style-name="ce5" table:formula="of:=1000 * ([stats.B46]-[stats.B45])/([stats.A46]-[stats.A45])" office:value-type="float" office:value="5113.88408879436" calcext:value-type="float">
            <text:p>5.113,88</text:p>
          </table:table-cell>
          <table:table-cell table:formula="of:=ROUND([stats.D46] / 1024)" office:value-type="float" office:value="132" calcext:value-type="float">
            <text:p>132</text:p>
          </table:table-cell>
          <table:table-cell table:formula="of:=ROUND(([stats.G46]+[stats.H46]+[stats.J46]+[stats.L46]) / 1024)" office:value-type="float" office:value="53" calcext:value-type="float">
            <text:p>53</text:p>
          </table:table-cell>
          <table:table-cell table:formula="of:=ROUND(([stats.E46]+[stats.F46]+[stats.I46]+[stats.K46]+[stats.M46]+[stats.O4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7] / 1000 / 60)" office:value-type="float" office:value="45" calcext:value-type="float">
            <text:p>45</text:p>
          </table:table-cell>
          <table:table-cell table:style-name="ce5" table:formula="of:=1000 * ([stats.B47]-[stats.B46])/([stats.A47]-[stats.A46])" office:value-type="float" office:value="5105.05590908336" calcext:value-type="float">
            <text:p>5.105,06</text:p>
          </table:table-cell>
          <table:table-cell table:formula="of:=ROUND([stats.D47] / 1024)" office:value-type="float" office:value="132" calcext:value-type="float">
            <text:p>132</text:p>
          </table:table-cell>
          <table:table-cell table:formula="of:=ROUND(([stats.G47]+[stats.H47]+[stats.J47]+[stats.L47]) / 1024)" office:value-type="float" office:value="44" calcext:value-type="float">
            <text:p>44</text:p>
          </table:table-cell>
          <table:table-cell table:formula="of:=ROUND(([stats.E47]+[stats.F47]+[stats.I47]+[stats.K47]+[stats.M47]+[stats.O4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8] / 1000 / 60)" office:value-type="float" office:value="46" calcext:value-type="float">
            <text:p>46</text:p>
          </table:table-cell>
          <table:table-cell table:style-name="ce5" table:formula="of:=1000 * ([stats.B48]-[stats.B47])/([stats.A48]-[stats.A47])" office:value-type="float" office:value="4979.24663110845" calcext:value-type="float">
            <text:p>4.979,25</text:p>
          </table:table-cell>
          <table:table-cell table:formula="of:=ROUND([stats.D48] / 1024)" office:value-type="float" office:value="132" calcext:value-type="float">
            <text:p>132</text:p>
          </table:table-cell>
          <table:table-cell table:formula="of:=ROUND(([stats.G48]+[stats.H48]+[stats.J48]+[stats.L48]) / 1024)" office:value-type="float" office:value="58" calcext:value-type="float">
            <text:p>58</text:p>
          </table:table-cell>
          <table:table-cell table:formula="of:=ROUND(([stats.E48]+[stats.F48]+[stats.I48]+[stats.K48]+[stats.M48]+[stats.O4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9] / 1000 / 60)" office:value-type="float" office:value="47" calcext:value-type="float">
            <text:p>47</text:p>
          </table:table-cell>
          <table:table-cell table:style-name="ce5" table:formula="of:=1000 * ([stats.B49]-[stats.B48])/([stats.A49]-[stats.A48])" office:value-type="float" office:value="4860.32294504618" calcext:value-type="float">
            <text:p>4.860,32</text:p>
          </table:table-cell>
          <table:table-cell table:formula="of:=ROUND([stats.D49] / 1024)" office:value-type="float" office:value="134" calcext:value-type="float">
            <text:p>134</text:p>
          </table:table-cell>
          <table:table-cell table:formula="of:=ROUND(([stats.G49]+[stats.H49]+[stats.J49]+[stats.L49]) / 1024)" office:value-type="float" office:value="62" calcext:value-type="float">
            <text:p>62</text:p>
          </table:table-cell>
          <table:table-cell table:formula="of:=ROUND(([stats.E49]+[stats.F49]+[stats.I49]+[stats.K49]+[stats.M49]+[stats.O4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0] / 1000 / 60)" office:value-type="float" office:value="48" calcext:value-type="float">
            <text:p>48</text:p>
          </table:table-cell>
          <table:table-cell table:style-name="ce5" table:formula="of:=1000 * ([stats.B50]-[stats.B49])/([stats.A50]-[stats.A49])" office:value-type="float" office:value="4807.80860608074" calcext:value-type="float">
            <text:p>4.807,81</text:p>
          </table:table-cell>
          <table:table-cell table:formula="of:=ROUND([stats.D50] / 1024)" office:value-type="float" office:value="134" calcext:value-type="float">
            <text:p>134</text:p>
          </table:table-cell>
          <table:table-cell table:formula="of:=ROUND(([stats.G50]+[stats.H50]+[stats.J50]+[stats.L50]) / 1024)" office:value-type="float" office:value="23" calcext:value-type="float">
            <text:p>23</text:p>
          </table:table-cell>
          <table:table-cell table:formula="of:=ROUND(([stats.E50]+[stats.F50]+[stats.I50]+[stats.K50]+[stats.M50]+[stats.O5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1] / 1000 / 60)" office:value-type="float" office:value="49" calcext:value-type="float">
            <text:p>49</text:p>
          </table:table-cell>
          <table:table-cell table:style-name="ce5" table:formula="of:=1000 * ([stats.B51]-[stats.B50])/([stats.A51]-[stats.A50])" office:value-type="float" office:value="4693.7772019004" calcext:value-type="float">
            <text:p>4.693,78</text:p>
          </table:table-cell>
          <table:table-cell table:formula="of:=ROUND([stats.D51] / 1024)" office:value-type="float" office:value="134" calcext:value-type="float">
            <text:p>134</text:p>
          </table:table-cell>
          <table:table-cell table:formula="of:=ROUND(([stats.G51]+[stats.H51]+[stats.J51]+[stats.L51]) / 1024)" office:value-type="float" office:value="14" calcext:value-type="float">
            <text:p>14</text:p>
          </table:table-cell>
          <table:table-cell table:formula="of:=ROUND(([stats.E51]+[stats.F51]+[stats.I51]+[stats.K51]+[stats.M51]+[stats.O5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2] / 1000 / 60)" office:value-type="float" office:value="50" calcext:value-type="float">
            <text:p>50</text:p>
          </table:table-cell>
          <table:table-cell table:style-name="ce5" table:formula="of:=1000 * ([stats.B52]-[stats.B51])/([stats.A52]-[stats.A51])" office:value-type="float" office:value="4825.12626262626" calcext:value-type="float">
            <text:p>4.825,13</text:p>
          </table:table-cell>
          <table:table-cell table:formula="of:=ROUND([stats.D52] / 1024)" office:value-type="float" office:value="135" calcext:value-type="float">
            <text:p>135</text:p>
          </table:table-cell>
          <table:table-cell table:formula="of:=ROUND(([stats.G52]+[stats.H52]+[stats.J52]+[stats.L52]) / 1024)" office:value-type="float" office:value="20" calcext:value-type="float">
            <text:p>20</text:p>
          </table:table-cell>
          <table:table-cell table:formula="of:=ROUND(([stats.E52]+[stats.F52]+[stats.I52]+[stats.K52]+[stats.M52]+[stats.O5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3] / 1000 / 60)" office:value-type="float" office:value="51" calcext:value-type="float">
            <text:p>51</text:p>
          </table:table-cell>
          <table:table-cell table:style-name="ce5" table:formula="of:=1000 * ([stats.B53]-[stats.B52])/([stats.A53]-[stats.A52])" office:value-type="float" office:value="5055.63310069791" calcext:value-type="float">
            <text:p>5.055,63</text:p>
          </table:table-cell>
          <table:table-cell table:formula="of:=ROUND([stats.D53] / 1024)" office:value-type="float" office:value="135" calcext:value-type="float">
            <text:p>135</text:p>
          </table:table-cell>
          <table:table-cell table:formula="of:=ROUND(([stats.G53]+[stats.H53]+[stats.J53]+[stats.L53]) / 1024)" office:value-type="float" office:value="28" calcext:value-type="float">
            <text:p>28</text:p>
          </table:table-cell>
          <table:table-cell table:formula="of:=ROUND(([stats.E53]+[stats.F53]+[stats.I53]+[stats.K53]+[stats.M53]+[stats.O5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4] / 1000 / 60)" office:value-type="float" office:value="52" calcext:value-type="float">
            <text:p>52</text:p>
          </table:table-cell>
          <table:table-cell table:style-name="ce5" table:formula="of:=1000 * ([stats.B54]-[stats.B53])/([stats.A54]-[stats.A53])" office:value-type="float" office:value="4913.74927307469" calcext:value-type="float">
            <text:p>4.913,75</text:p>
          </table:table-cell>
          <table:table-cell table:formula="of:=ROUND([stats.D54] / 1024)" office:value-type="float" office:value="137" calcext:value-type="float">
            <text:p>137</text:p>
          </table:table-cell>
          <table:table-cell table:formula="of:=ROUND(([stats.G54]+[stats.H54]+[stats.J54]+[stats.L54]) / 1024)" office:value-type="float" office:value="34" calcext:value-type="float">
            <text:p>34</text:p>
          </table:table-cell>
          <table:table-cell table:formula="of:=ROUND(([stats.E54]+[stats.F54]+[stats.I54]+[stats.K54]+[stats.M54]+[stats.O5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5] / 1000 / 60)" office:value-type="float" office:value="53" calcext:value-type="float">
            <text:p>53</text:p>
          </table:table-cell>
          <table:table-cell table:style-name="ce5" table:formula="of:=1000 * ([stats.B55]-[stats.B54])/([stats.A55]-[stats.A54])" office:value-type="float" office:value="4859.94849214921" calcext:value-type="float">
            <text:p>4.859,95</text:p>
          </table:table-cell>
          <table:table-cell table:formula="of:=ROUND([stats.D55] / 1024)" office:value-type="float" office:value="135" calcext:value-type="float">
            <text:p>135</text:p>
          </table:table-cell>
          <table:table-cell table:formula="of:=ROUND(([stats.G55]+[stats.H55]+[stats.J55]+[stats.L55]) / 1024)" office:value-type="float" office:value="36" calcext:value-type="float">
            <text:p>36</text:p>
          </table:table-cell>
          <table:table-cell table:formula="of:=ROUND(([stats.E55]+[stats.F55]+[stats.I55]+[stats.K55]+[stats.M55]+[stats.O5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6] / 1000 / 60)" office:value-type="float" office:value="54" calcext:value-type="float">
            <text:p>54</text:p>
          </table:table-cell>
          <table:table-cell table:style-name="ce5" table:formula="of:=1000 * ([stats.B56]-[stats.B55])/([stats.A56]-[stats.A55])" office:value-type="float" office:value="4810.10765550239" calcext:value-type="float">
            <text:p>4.810,11</text:p>
          </table:table-cell>
          <table:table-cell table:formula="of:=ROUND([stats.D56] / 1024)" office:value-type="float" office:value="135" calcext:value-type="float">
            <text:p>135</text:p>
          </table:table-cell>
          <table:table-cell table:formula="of:=ROUND(([stats.G56]+[stats.H56]+[stats.J56]+[stats.L56]) / 1024)" office:value-type="float" office:value="37" calcext:value-type="float">
            <text:p>37</text:p>
          </table:table-cell>
          <table:table-cell table:formula="of:=ROUND(([stats.E56]+[stats.F56]+[stats.I56]+[stats.K56]+[stats.M56]+[stats.O5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7] / 1000 / 60)" office:value-type="float" office:value="55" calcext:value-type="float">
            <text:p>55</text:p>
          </table:table-cell>
          <table:table-cell table:style-name="ce5" table:formula="of:=1000 * ([stats.B57]-[stats.B56])/([stats.A57]-[stats.A56])" office:value-type="float" office:value="4808.10900631439" calcext:value-type="float">
            <text:p>4.808,11</text:p>
          </table:table-cell>
          <table:table-cell table:formula="of:=ROUND([stats.D57] / 1024)" office:value-type="float" office:value="135" calcext:value-type="float">
            <text:p>135</text:p>
          </table:table-cell>
          <table:table-cell table:formula="of:=ROUND(([stats.G57]+[stats.H57]+[stats.J57]+[stats.L57]) / 1024)" office:value-type="float" office:value="37" calcext:value-type="float">
            <text:p>37</text:p>
          </table:table-cell>
          <table:table-cell table:formula="of:=ROUND(([stats.E57]+[stats.F57]+[stats.I57]+[stats.K57]+[stats.M57]+[stats.O5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8] / 1000 / 60)" office:value-type="float" office:value="56" calcext:value-type="float">
            <text:p>56</text:p>
          </table:table-cell>
          <table:table-cell table:style-name="ce5" table:formula="of:=1000 * ([stats.B58]-[stats.B57])/([stats.A58]-[stats.A57])" office:value-type="float" office:value="4801.06303463167" calcext:value-type="float">
            <text:p>4.801,06</text:p>
          </table:table-cell>
          <table:table-cell table:formula="of:=ROUND([stats.D58] / 1024)" office:value-type="float" office:value="135" calcext:value-type="float">
            <text:p>135</text:p>
          </table:table-cell>
          <table:table-cell table:formula="of:=ROUND(([stats.G58]+[stats.H58]+[stats.J58]+[stats.L58]) / 1024)" office:value-type="float" office:value="35" calcext:value-type="float">
            <text:p>35</text:p>
          </table:table-cell>
          <table:table-cell table:formula="of:=ROUND(([stats.E58]+[stats.F58]+[stats.I58]+[stats.K58]+[stats.M58]+[stats.O5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9] / 1000 / 60)" office:value-type="float" office:value="57" calcext:value-type="float">
            <text:p>57</text:p>
          </table:table-cell>
          <table:table-cell table:style-name="ce5" table:formula="of:=1000 * ([stats.B59]-[stats.B58])/([stats.A59]-[stats.A58])" office:value-type="float" office:value="4720.27112336778" calcext:value-type="float">
            <text:p>4.720,27</text:p>
          </table:table-cell>
          <table:table-cell table:formula="of:=ROUND([stats.D59] / 1024)" office:value-type="float" office:value="135" calcext:value-type="float">
            <text:p>135</text:p>
          </table:table-cell>
          <table:table-cell table:formula="of:=ROUND(([stats.G59]+[stats.H59]+[stats.J59]+[stats.L59]) / 1024)" office:value-type="float" office:value="37" calcext:value-type="float">
            <text:p>37</text:p>
          </table:table-cell>
          <table:table-cell table:formula="of:=ROUND(([stats.E59]+[stats.F59]+[stats.I59]+[stats.K59]+[stats.M59]+[stats.O5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0] / 1000 / 60)" office:value-type="float" office:value="58" calcext:value-type="float">
            <text:p>58</text:p>
          </table:table-cell>
          <table:table-cell table:style-name="ce5" table:formula="of:=1000 * ([stats.B60]-[stats.B59])/([stats.A60]-[stats.A59])" office:value-type="float" office:value="4812.64535849558" calcext:value-type="float">
            <text:p>4.812,65</text:p>
          </table:table-cell>
          <table:table-cell table:formula="of:=ROUND([stats.D60] / 1024)" office:value-type="float" office:value="135" calcext:value-type="float">
            <text:p>135</text:p>
          </table:table-cell>
          <table:table-cell table:formula="of:=ROUND(([stats.G60]+[stats.H60]+[stats.J60]+[stats.L60]) / 1024)" office:value-type="float" office:value="40" calcext:value-type="float">
            <text:p>40</text:p>
          </table:table-cell>
          <table:table-cell table:formula="of:=ROUND(([stats.E60]+[stats.F60]+[stats.I60]+[stats.K60]+[stats.M60]+[stats.O6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1] / 1000 / 60)" office:value-type="float" office:value="59" calcext:value-type="float">
            <text:p>59</text:p>
          </table:table-cell>
          <table:table-cell table:style-name="ce5" table:formula="of:=1000 * ([stats.B61]-[stats.B60])/([stats.A61]-[stats.A60])" office:value-type="float" office:value="4950.63225935096" calcext:value-type="float">
            <text:p>4.950,63</text:p>
          </table:table-cell>
          <table:table-cell table:formula="of:=ROUND([stats.D61] / 1024)" office:value-type="float" office:value="135" calcext:value-type="float">
            <text:p>135</text:p>
          </table:table-cell>
          <table:table-cell table:formula="of:=ROUND(([stats.G61]+[stats.H61]+[stats.J61]+[stats.L61]) / 1024)" office:value-type="float" office:value="41" calcext:value-type="float">
            <text:p>41</text:p>
          </table:table-cell>
          <table:table-cell table:formula="of:=ROUND(([stats.E61]+[stats.F61]+[stats.I61]+[stats.K61]+[stats.M61]+[stats.O6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2] / 1000 / 60)" office:value-type="float" office:value="60" calcext:value-type="float">
            <text:p>60</text:p>
          </table:table-cell>
          <table:table-cell table:style-name="ce5" table:formula="of:=1000 * ([stats.B62]-[stats.B61])/([stats.A62]-[stats.A61])" office:value-type="float" office:value="4875.92429504329" calcext:value-type="float">
            <text:p>4.875,92</text:p>
          </table:table-cell>
          <table:table-cell table:formula="of:=ROUND([stats.D62] / 1024)" office:value-type="float" office:value="135" calcext:value-type="float">
            <text:p>135</text:p>
          </table:table-cell>
          <table:table-cell table:formula="of:=ROUND(([stats.G62]+[stats.H62]+[stats.J62]+[stats.L62]) / 1024)" office:value-type="float" office:value="50" calcext:value-type="float">
            <text:p>50</text:p>
          </table:table-cell>
          <table:table-cell table:formula="of:=ROUND(([stats.E62]+[stats.F62]+[stats.I62]+[stats.K62]+[stats.M62]+[stats.O6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3] / 1000 / 60)" office:value-type="float" office:value="61" calcext:value-type="float">
            <text:p>61</text:p>
          </table:table-cell>
          <table:table-cell table:style-name="ce5" table:formula="of:=1000 * ([stats.B63]-[stats.B62])/([stats.A63]-[stats.A62])" office:value-type="float" office:value="4762.13737414017" calcext:value-type="float">
            <text:p>4.762,14</text:p>
          </table:table-cell>
          <table:table-cell table:formula="of:=ROUND([stats.D63] / 1024)" office:value-type="float" office:value="135" calcext:value-type="float">
            <text:p>135</text:p>
          </table:table-cell>
          <table:table-cell table:formula="of:=ROUND(([stats.G63]+[stats.H63]+[stats.J63]+[stats.L63]) / 1024)" office:value-type="float" office:value="50" calcext:value-type="float">
            <text:p>50</text:p>
          </table:table-cell>
          <table:table-cell table:formula="of:=ROUND(([stats.E63]+[stats.F63]+[stats.I63]+[stats.K63]+[stats.M63]+[stats.O6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4] / 1000 / 60)" office:value-type="float" office:value="62" calcext:value-type="float">
            <text:p>62</text:p>
          </table:table-cell>
          <table:table-cell table:style-name="ce5" table:formula="of:=1000 * ([stats.B64]-[stats.B63])/([stats.A64]-[stats.A63])" office:value-type="float" office:value="4779.00543306694" calcext:value-type="float">
            <text:p>4.779,01</text:p>
          </table:table-cell>
          <table:table-cell table:formula="of:=ROUND([stats.D64] / 1024)" office:value-type="float" office:value="135" calcext:value-type="float">
            <text:p>135</text:p>
          </table:table-cell>
          <table:table-cell table:formula="of:=ROUND(([stats.G64]+[stats.H64]+[stats.J64]+[stats.L64]) / 1024)" office:value-type="float" office:value="56" calcext:value-type="float">
            <text:p>56</text:p>
          </table:table-cell>
          <table:table-cell table:formula="of:=ROUND(([stats.E64]+[stats.F64]+[stats.I64]+[stats.K64]+[stats.M64]+[stats.O6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5] / 1000 / 60)" office:value-type="float" office:value="63" calcext:value-type="float">
            <text:p>63</text:p>
          </table:table-cell>
          <table:table-cell table:style-name="ce5" table:formula="of:=1000 * ([stats.B65]-[stats.B64])/([stats.A65]-[stats.A64])" office:value-type="float" office:value="5053.50081414282" calcext:value-type="float">
            <text:p>5.053,50</text:p>
          </table:table-cell>
          <table:table-cell table:formula="of:=ROUND([stats.D65] / 1024)" office:value-type="float" office:value="135" calcext:value-type="float">
            <text:p>135</text:p>
          </table:table-cell>
          <table:table-cell table:formula="of:=ROUND(([stats.G65]+[stats.H65]+[stats.J65]+[stats.L65]) / 1024)" office:value-type="float" office:value="9" calcext:value-type="float">
            <text:p>9</text:p>
          </table:table-cell>
          <table:table-cell table:formula="of:=ROUND(([stats.E65]+[stats.F65]+[stats.I65]+[stats.K65]+[stats.M65]+[stats.O6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6] / 1000 / 60)" office:value-type="float" office:value="64" calcext:value-type="float">
            <text:p>64</text:p>
          </table:table-cell>
          <table:table-cell table:style-name="ce5" table:formula="of:=1000 * ([stats.B66]-[stats.B65])/([stats.A66]-[stats.A65])" office:value-type="float" office:value="5021.57077807691" calcext:value-type="float">
            <text:p>5.021,57</text:p>
          </table:table-cell>
          <table:table-cell table:formula="of:=ROUND([stats.D66] / 1024)" office:value-type="float" office:value="135" calcext:value-type="float">
            <text:p>135</text:p>
          </table:table-cell>
          <table:table-cell table:formula="of:=ROUND(([stats.G66]+[stats.H66]+[stats.J66]+[stats.L66]) / 1024)" office:value-type="float" office:value="20" calcext:value-type="float">
            <text:p>20</text:p>
          </table:table-cell>
          <table:table-cell table:formula="of:=ROUND(([stats.E66]+[stats.F66]+[stats.I66]+[stats.K66]+[stats.M66]+[stats.O6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7] / 1000 / 60)" office:value-type="float" office:value="65" calcext:value-type="float">
            <text:p>65</text:p>
          </table:table-cell>
          <table:table-cell table:style-name="ce5" table:formula="of:=1000 * ([stats.B67]-[stats.B66])/([stats.A67]-[stats.A66])" office:value-type="float" office:value="4756.84567326864" calcext:value-type="float">
            <text:p>4.756,85</text:p>
          </table:table-cell>
          <table:table-cell table:formula="of:=ROUND([stats.D67] / 1024)" office:value-type="float" office:value="135" calcext:value-type="float">
            <text:p>135</text:p>
          </table:table-cell>
          <table:table-cell table:formula="of:=ROUND(([stats.G67]+[stats.H67]+[stats.J67]+[stats.L67]) / 1024)" office:value-type="float" office:value="18" calcext:value-type="float">
            <text:p>18</text:p>
          </table:table-cell>
          <table:table-cell table:formula="of:=ROUND(([stats.E67]+[stats.F67]+[stats.I67]+[stats.K67]+[stats.M67]+[stats.O6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8] / 1000 / 60)" office:value-type="float" office:value="66" calcext:value-type="float">
            <text:p>66</text:p>
          </table:table-cell>
          <table:table-cell table:style-name="ce5" table:formula="of:=1000 * ([stats.B68]-[stats.B67])/([stats.A68]-[stats.A67])" office:value-type="float" office:value="5058.73361357104" calcext:value-type="float">
            <text:p>5.058,73</text:p>
          </table:table-cell>
          <table:table-cell table:formula="of:=ROUND([stats.D68] / 1024)" office:value-type="float" office:value="135" calcext:value-type="float">
            <text:p>135</text:p>
          </table:table-cell>
          <table:table-cell table:formula="of:=ROUND(([stats.G68]+[stats.H68]+[stats.J68]+[stats.L68]) / 1024)" office:value-type="float" office:value="27" calcext:value-type="float">
            <text:p>27</text:p>
          </table:table-cell>
          <table:table-cell table:formula="of:=ROUND(([stats.E68]+[stats.F68]+[stats.I68]+[stats.K68]+[stats.M68]+[stats.O6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9] / 1000 / 60)" office:value-type="float" office:value="67" calcext:value-type="float">
            <text:p>67</text:p>
          </table:table-cell>
          <table:table-cell table:style-name="ce5" table:formula="of:=1000 * ([stats.B69]-[stats.B68])/([stats.A69]-[stats.A68])" office:value-type="float" office:value="5171.29421929781" calcext:value-type="float">
            <text:p>5.171,29</text:p>
          </table:table-cell>
          <table:table-cell table:formula="of:=ROUND([stats.D69] / 1024)" office:value-type="float" office:value="135" calcext:value-type="float">
            <text:p>135</text:p>
          </table:table-cell>
          <table:table-cell table:formula="of:=ROUND(([stats.G69]+[stats.H69]+[stats.J69]+[stats.L69]) / 1024)" office:value-type="float" office:value="28" calcext:value-type="float">
            <text:p>28</text:p>
          </table:table-cell>
          <table:table-cell table:formula="of:=ROUND(([stats.E69]+[stats.F69]+[stats.I69]+[stats.K69]+[stats.M69]+[stats.O6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0] / 1000 / 60)" office:value-type="float" office:value="68" calcext:value-type="float">
            <text:p>68</text:p>
          </table:table-cell>
          <table:table-cell table:style-name="ce5" table:formula="of:=1000 * ([stats.B70]-[stats.B69])/([stats.A70]-[stats.A69])" office:value-type="float" office:value="5065.74072535761" calcext:value-type="float">
            <text:p>5.065,74</text:p>
          </table:table-cell>
          <table:table-cell table:formula="of:=ROUND([stats.D70] / 1024)" office:value-type="float" office:value="135" calcext:value-type="float">
            <text:p>135</text:p>
          </table:table-cell>
          <table:table-cell table:formula="of:=ROUND(([stats.G70]+[stats.H70]+[stats.J70]+[stats.L70]) / 1024)" office:value-type="float" office:value="22" calcext:value-type="float">
            <text:p>22</text:p>
          </table:table-cell>
          <table:table-cell table:formula="of:=ROUND(([stats.E70]+[stats.F70]+[stats.I70]+[stats.K70]+[stats.M70]+[stats.O7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1] / 1000 / 60)" office:value-type="float" office:value="69" calcext:value-type="float">
            <text:p>69</text:p>
          </table:table-cell>
          <table:table-cell table:style-name="ce5" table:formula="of:=1000 * ([stats.B71]-[stats.B70])/([stats.A71]-[stats.A70])" office:value-type="float" office:value="5001.26266821731" calcext:value-type="float">
            <text:p>5.001,26</text:p>
          </table:table-cell>
          <table:table-cell table:formula="of:=ROUND([stats.D71] / 1024)" office:value-type="float" office:value="135" calcext:value-type="float">
            <text:p>135</text:p>
          </table:table-cell>
          <table:table-cell table:formula="of:=ROUND(([stats.G71]+[stats.H71]+[stats.J71]+[stats.L71]) / 1024)" office:value-type="float" office:value="26" calcext:value-type="float">
            <text:p>26</text:p>
          </table:table-cell>
          <table:table-cell table:formula="of:=ROUND(([stats.E71]+[stats.F71]+[stats.I71]+[stats.K71]+[stats.M71]+[stats.O7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2] / 1000 / 60)" office:value-type="float" office:value="70" calcext:value-type="float">
            <text:p>70</text:p>
          </table:table-cell>
          <table:table-cell table:style-name="ce5" table:formula="of:=1000 * ([stats.B72]-[stats.B71])/([stats.A72]-[stats.A71])" office:value-type="float" office:value="4705.64388841815" calcext:value-type="float">
            <text:p>4.705,64</text:p>
          </table:table-cell>
          <table:table-cell table:formula="of:=ROUND([stats.D72] / 1024)" office:value-type="float" office:value="135" calcext:value-type="float">
            <text:p>135</text:p>
          </table:table-cell>
          <table:table-cell table:formula="of:=ROUND(([stats.G72]+[stats.H72]+[stats.J72]+[stats.L72]) / 1024)" office:value-type="float" office:value="40" calcext:value-type="float">
            <text:p>40</text:p>
          </table:table-cell>
          <table:table-cell table:formula="of:=ROUND(([stats.E72]+[stats.F72]+[stats.I72]+[stats.K72]+[stats.M72]+[stats.O7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3] / 1000 / 60)" office:value-type="float" office:value="71" calcext:value-type="float">
            <text:p>71</text:p>
          </table:table-cell>
          <table:table-cell table:style-name="ce5" table:formula="of:=1000 * ([stats.B73]-[stats.B72])/([stats.A73]-[stats.A72])" office:value-type="float" office:value="4952.62781848695" calcext:value-type="float">
            <text:p>4.952,63</text:p>
          </table:table-cell>
          <table:table-cell table:formula="of:=ROUND([stats.D73] / 1024)" office:value-type="float" office:value="135" calcext:value-type="float">
            <text:p>135</text:p>
          </table:table-cell>
          <table:table-cell table:formula="of:=ROUND(([stats.G73]+[stats.H73]+[stats.J73]+[stats.L73]) / 1024)" office:value-type="float" office:value="43" calcext:value-type="float">
            <text:p>43</text:p>
          </table:table-cell>
          <table:table-cell table:formula="of:=ROUND(([stats.E73]+[stats.F73]+[stats.I73]+[stats.K73]+[stats.M73]+[stats.O7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4] / 1000 / 60)" office:value-type="float" office:value="72" calcext:value-type="float">
            <text:p>72</text:p>
          </table:table-cell>
          <table:table-cell table:style-name="ce5" table:formula="of:=1000 * ([stats.B74]-[stats.B73])/([stats.A74]-[stats.A73])" office:value-type="float" office:value="4447.11786111896" calcext:value-type="float">
            <text:p>4.447,12</text:p>
          </table:table-cell>
          <table:table-cell table:formula="of:=ROUND([stats.D74] / 1024)" office:value-type="float" office:value="135" calcext:value-type="float">
            <text:p>135</text:p>
          </table:table-cell>
          <table:table-cell table:formula="of:=ROUND(([stats.G74]+[stats.H74]+[stats.J74]+[stats.L74]) / 1024)" office:value-type="float" office:value="43" calcext:value-type="float">
            <text:p>43</text:p>
          </table:table-cell>
          <table:table-cell table:formula="of:=ROUND(([stats.E74]+[stats.F74]+[stats.I74]+[stats.K74]+[stats.M74]+[stats.O7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5] / 1000 / 60)" office:value-type="float" office:value="73" calcext:value-type="float">
            <text:p>73</text:p>
          </table:table-cell>
          <table:table-cell table:style-name="ce5" table:formula="of:=1000 * ([stats.B75]-[stats.B74])/([stats.A75]-[stats.A74])" office:value-type="float" office:value="5058.2293622182" calcext:value-type="float">
            <text:p>5.058,23</text:p>
          </table:table-cell>
          <table:table-cell table:formula="of:=ROUND([stats.D75] / 1024)" office:value-type="float" office:value="135" calcext:value-type="float">
            <text:p>135</text:p>
          </table:table-cell>
          <table:table-cell table:formula="of:=ROUND(([stats.G75]+[stats.H75]+[stats.J75]+[stats.L75]) / 1024)" office:value-type="float" office:value="35" calcext:value-type="float">
            <text:p>35</text:p>
          </table:table-cell>
          <table:table-cell table:formula="of:=ROUND(([stats.E75]+[stats.F75]+[stats.I75]+[stats.K75]+[stats.M75]+[stats.O7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6] / 1000 / 60)" office:value-type="float" office:value="74" calcext:value-type="float">
            <text:p>74</text:p>
          </table:table-cell>
          <table:table-cell table:style-name="ce5" table:formula="of:=1000 * ([stats.B76]-[stats.B75])/([stats.A76]-[stats.A75])" office:value-type="float" office:value="5130.04901553543" calcext:value-type="float">
            <text:p>5.130,05</text:p>
          </table:table-cell>
          <table:table-cell table:formula="of:=ROUND([stats.D76] / 1024)" office:value-type="float" office:value="135" calcext:value-type="float">
            <text:p>135</text:p>
          </table:table-cell>
          <table:table-cell table:formula="of:=ROUND(([stats.G76]+[stats.H76]+[stats.J76]+[stats.L76]) / 1024)" office:value-type="float" office:value="37" calcext:value-type="float">
            <text:p>37</text:p>
          </table:table-cell>
          <table:table-cell table:formula="of:=ROUND(([stats.E76]+[stats.F76]+[stats.I76]+[stats.K76]+[stats.M76]+[stats.O7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7] / 1000 / 60)" office:value-type="float" office:value="75" calcext:value-type="float">
            <text:p>75</text:p>
          </table:table-cell>
          <table:table-cell table:style-name="ce5" table:formula="of:=1000 * ([stats.B77]-[stats.B76])/([stats.A77]-[stats.A76])" office:value-type="float" office:value="4929.44734305939" calcext:value-type="float">
            <text:p>4.929,45</text:p>
          </table:table-cell>
          <table:table-cell table:formula="of:=ROUND([stats.D77] / 1024)" office:value-type="float" office:value="135" calcext:value-type="float">
            <text:p>135</text:p>
          </table:table-cell>
          <table:table-cell table:formula="of:=ROUND(([stats.G77]+[stats.H77]+[stats.J77]+[stats.L77]) / 1024)" office:value-type="float" office:value="49" calcext:value-type="float">
            <text:p>49</text:p>
          </table:table-cell>
          <table:table-cell table:formula="of:=ROUND(([stats.E77]+[stats.F77]+[stats.I77]+[stats.K77]+[stats.M77]+[stats.O7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8] / 1000 / 60)" office:value-type="float" office:value="76" calcext:value-type="float">
            <text:p>76</text:p>
          </table:table-cell>
          <table:table-cell table:style-name="ce5" table:formula="of:=1000 * ([stats.B78]-[stats.B77])/([stats.A78]-[stats.A77])" office:value-type="float" office:value="5067.85856706101" calcext:value-type="float">
            <text:p>5.067,86</text:p>
          </table:table-cell>
          <table:table-cell table:formula="of:=ROUND([stats.D78] / 1024)" office:value-type="float" office:value="135" calcext:value-type="float">
            <text:p>135</text:p>
          </table:table-cell>
          <table:table-cell table:formula="of:=ROUND(([stats.G78]+[stats.H78]+[stats.J78]+[stats.L78]) / 1024)" office:value-type="float" office:value="44" calcext:value-type="float">
            <text:p>44</text:p>
          </table:table-cell>
          <table:table-cell table:formula="of:=ROUND(([stats.E78]+[stats.F78]+[stats.I78]+[stats.K78]+[stats.M78]+[stats.O7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9] / 1000 / 60)" office:value-type="float" office:value="77" calcext:value-type="float">
            <text:p>77</text:p>
          </table:table-cell>
          <table:table-cell table:style-name="ce5" table:formula="of:=1000 * ([stats.B79]-[stats.B78])/([stats.A79]-[stats.A78])" office:value-type="float" office:value="5043.14299009506" calcext:value-type="float">
            <text:p>5.043,14</text:p>
          </table:table-cell>
          <table:table-cell table:formula="of:=ROUND([stats.D79] / 1024)" office:value-type="float" office:value="135" calcext:value-type="float">
            <text:p>135</text:p>
          </table:table-cell>
          <table:table-cell table:formula="of:=ROUND(([stats.G79]+[stats.H79]+[stats.J79]+[stats.L79]) / 1024)" office:value-type="float" office:value="46" calcext:value-type="float">
            <text:p>46</text:p>
          </table:table-cell>
          <table:table-cell table:formula="of:=ROUND(([stats.E79]+[stats.F79]+[stats.I79]+[stats.K79]+[stats.M79]+[stats.O7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0] / 1000 / 60)" office:value-type="float" office:value="78" calcext:value-type="float">
            <text:p>78</text:p>
          </table:table-cell>
          <table:table-cell table:style-name="ce5" table:formula="of:=1000 * ([stats.B80]-[stats.B79])/([stats.A80]-[stats.A79])" office:value-type="float" office:value="4974.31296314758" calcext:value-type="float">
            <text:p>4.974,31</text:p>
          </table:table-cell>
          <table:table-cell table:formula="of:=ROUND([stats.D80] / 1024)" office:value-type="float" office:value="135" calcext:value-type="float">
            <text:p>135</text:p>
          </table:table-cell>
          <table:table-cell table:formula="of:=ROUND(([stats.G80]+[stats.H80]+[stats.J80]+[stats.L80]) / 1024)" office:value-type="float" office:value="20" calcext:value-type="float">
            <text:p>20</text:p>
          </table:table-cell>
          <table:table-cell table:formula="of:=ROUND(([stats.E80]+[stats.F80]+[stats.I80]+[stats.K80]+[stats.M80]+[stats.O8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1] / 1000 / 60)" office:value-type="float" office:value="79" calcext:value-type="float">
            <text:p>79</text:p>
          </table:table-cell>
          <table:table-cell table:style-name="ce5" table:formula="of:=1000 * ([stats.B81]-[stats.B80])/([stats.A81]-[stats.A80])" office:value-type="float" office:value="4545.12527414102" calcext:value-type="float">
            <text:p>4.545,13</text:p>
          </table:table-cell>
          <table:table-cell table:formula="of:=ROUND([stats.D81] / 1024)" office:value-type="float" office:value="137" calcext:value-type="float">
            <text:p>137</text:p>
          </table:table-cell>
          <table:table-cell table:formula="of:=ROUND(([stats.G81]+[stats.H81]+[stats.J81]+[stats.L81]) / 1024)" office:value-type="float" office:value="24" calcext:value-type="float">
            <text:p>24</text:p>
          </table:table-cell>
          <table:table-cell table:formula="of:=ROUND(([stats.E81]+[stats.F81]+[stats.I81]+[stats.K81]+[stats.M81]+[stats.O8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2] / 1000 / 60)" office:value-type="float" office:value="80" calcext:value-type="float">
            <text:p>80</text:p>
          </table:table-cell>
          <table:table-cell table:style-name="ce5" table:formula="of:=1000 * ([stats.B82]-[stats.B81])/([stats.A82]-[stats.A81])" office:value-type="float" office:value="4644.22773412191" calcext:value-type="float">
            <text:p>4.644,23</text:p>
          </table:table-cell>
          <table:table-cell table:formula="of:=ROUND([stats.D82] / 1024)" office:value-type="float" office:value="135" calcext:value-type="float">
            <text:p>135</text:p>
          </table:table-cell>
          <table:table-cell table:formula="of:=ROUND(([stats.G82]+[stats.H82]+[stats.J82]+[stats.L82]) / 1024)" office:value-type="float" office:value="14" calcext:value-type="float">
            <text:p>14</text:p>
          </table:table-cell>
          <table:table-cell table:formula="of:=ROUND(([stats.E82]+[stats.F82]+[stats.I82]+[stats.K82]+[stats.M82]+[stats.O8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3] / 1000 / 60)" office:value-type="float" office:value="81" calcext:value-type="float">
            <text:p>81</text:p>
          </table:table-cell>
          <table:table-cell table:style-name="ce5" table:formula="of:=1000 * ([stats.B83]-[stats.B82])/([stats.A83]-[stats.A82])" office:value-type="float" office:value="4825.56033694984" calcext:value-type="float">
            <text:p>4.825,56</text:p>
          </table:table-cell>
          <table:table-cell table:formula="of:=ROUND([stats.D83] / 1024)" office:value-type="float" office:value="135" calcext:value-type="float">
            <text:p>135</text:p>
          </table:table-cell>
          <table:table-cell table:formula="of:=ROUND(([stats.G83]+[stats.H83]+[stats.J83]+[stats.L83]) / 1024)" office:value-type="float" office:value="21" calcext:value-type="float">
            <text:p>21</text:p>
          </table:table-cell>
          <table:table-cell table:formula="of:=ROUND(([stats.E83]+[stats.F83]+[stats.I83]+[stats.K83]+[stats.M83]+[stats.O8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4] / 1000 / 60)" office:value-type="float" office:value="82" calcext:value-type="float">
            <text:p>82</text:p>
          </table:table-cell>
          <table:table-cell table:style-name="ce5" table:formula="of:=1000 * ([stats.B84]-[stats.B83])/([stats.A84]-[stats.A83])" office:value-type="float" office:value="4643.33898248762" calcext:value-type="float">
            <text:p>4.643,34</text:p>
          </table:table-cell>
          <table:table-cell table:formula="of:=ROUND([stats.D84] / 1024)" office:value-type="float" office:value="135" calcext:value-type="float">
            <text:p>135</text:p>
          </table:table-cell>
          <table:table-cell table:formula="of:=ROUND(([stats.G84]+[stats.H84]+[stats.J84]+[stats.L84]) / 1024)" office:value-type="float" office:value="27" calcext:value-type="float">
            <text:p>27</text:p>
          </table:table-cell>
          <table:table-cell table:formula="of:=ROUND(([stats.E84]+[stats.F84]+[stats.I84]+[stats.K84]+[stats.M84]+[stats.O8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5] / 1000 / 60)" office:value-type="float" office:value="83" calcext:value-type="float">
            <text:p>83</text:p>
          </table:table-cell>
          <table:table-cell table:style-name="ce5" table:formula="of:=1000 * ([stats.B85]-[stats.B84])/([stats.A85]-[stats.A84])" office:value-type="float" office:value="4766.02319168023" calcext:value-type="float">
            <text:p>4.766,02</text:p>
          </table:table-cell>
          <table:table-cell table:formula="of:=ROUND([stats.D85] / 1024)" office:value-type="float" office:value="136" calcext:value-type="float">
            <text:p>136</text:p>
          </table:table-cell>
          <table:table-cell table:formula="of:=ROUND(([stats.G85]+[stats.H85]+[stats.J85]+[stats.L85]) / 1024)" office:value-type="float" office:value="29" calcext:value-type="float">
            <text:p>29</text:p>
          </table:table-cell>
          <table:table-cell table:formula="of:=ROUND(([stats.E85]+[stats.F85]+[stats.I85]+[stats.K85]+[stats.M85]+[stats.O8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6] / 1000 / 60)" office:value-type="float" office:value="84" calcext:value-type="float">
            <text:p>84</text:p>
          </table:table-cell>
          <table:table-cell table:style-name="ce5" table:formula="of:=1000 * ([stats.B86]-[stats.B85])/([stats.A86]-[stats.A85])" office:value-type="float" office:value="4779.76803695457" calcext:value-type="float">
            <text:p>4.779,77</text:p>
          </table:table-cell>
          <table:table-cell table:formula="of:=ROUND([stats.D86] / 1024)" office:value-type="float" office:value="135" calcext:value-type="float">
            <text:p>135</text:p>
          </table:table-cell>
          <table:table-cell table:formula="of:=ROUND(([stats.G86]+[stats.H86]+[stats.J86]+[stats.L86]) / 1024)" office:value-type="float" office:value="36" calcext:value-type="float">
            <text:p>36</text:p>
          </table:table-cell>
          <table:table-cell table:formula="of:=ROUND(([stats.E86]+[stats.F86]+[stats.I86]+[stats.K86]+[stats.M86]+[stats.O8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7] / 1000 / 60)" office:value-type="float" office:value="85" calcext:value-type="float">
            <text:p>85</text:p>
          </table:table-cell>
          <table:table-cell table:style-name="ce5" table:formula="of:=1000 * ([stats.B87]-[stats.B86])/([stats.A87]-[stats.A86])" office:value-type="float" office:value="5003.22323386722" calcext:value-type="float">
            <text:p>5.003,22</text:p>
          </table:table-cell>
          <table:table-cell table:formula="of:=ROUND([stats.D87] / 1024)" office:value-type="float" office:value="135" calcext:value-type="float">
            <text:p>135</text:p>
          </table:table-cell>
          <table:table-cell table:formula="of:=ROUND(([stats.G87]+[stats.H87]+[stats.J87]+[stats.L87]) / 1024)" office:value-type="float" office:value="42" calcext:value-type="float">
            <text:p>42</text:p>
          </table:table-cell>
          <table:table-cell table:formula="of:=ROUND(([stats.E87]+[stats.F87]+[stats.I87]+[stats.K87]+[stats.M87]+[stats.O8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8] / 1000 / 60)" office:value-type="float" office:value="86" calcext:value-type="float">
            <text:p>86</text:p>
          </table:table-cell>
          <table:table-cell table:style-name="ce5" table:formula="of:=1000 * ([stats.B88]-[stats.B87])/([stats.A88]-[stats.A87])" office:value-type="float" office:value="5161.80917882423" calcext:value-type="float">
            <text:p>5.161,81</text:p>
          </table:table-cell>
          <table:table-cell table:formula="of:=ROUND([stats.D88] / 1024)" office:value-type="float" office:value="135" calcext:value-type="float">
            <text:p>135</text:p>
          </table:table-cell>
          <table:table-cell table:formula="of:=ROUND(([stats.G88]+[stats.H88]+[stats.J88]+[stats.L88]) / 1024)" office:value-type="float" office:value="38" calcext:value-type="float">
            <text:p>38</text:p>
          </table:table-cell>
          <table:table-cell table:formula="of:=ROUND(([stats.E88]+[stats.F88]+[stats.I88]+[stats.K88]+[stats.M88]+[stats.O8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9] / 1000 / 60)" office:value-type="float" office:value="87" calcext:value-type="float">
            <text:p>87</text:p>
          </table:table-cell>
          <table:table-cell table:style-name="ce5" table:formula="of:=1000 * ([stats.B89]-[stats.B88])/([stats.A89]-[stats.A88])" office:value-type="float" office:value="4688.20206048521" calcext:value-type="float">
            <text:p>4.688,20</text:p>
          </table:table-cell>
          <table:table-cell table:formula="of:=ROUND([stats.D89] / 1024)" office:value-type="float" office:value="135" calcext:value-type="float">
            <text:p>135</text:p>
          </table:table-cell>
          <table:table-cell table:formula="of:=ROUND(([stats.G89]+[stats.H89]+[stats.J89]+[stats.L89]) / 1024)" office:value-type="float" office:value="45" calcext:value-type="float">
            <text:p>45</text:p>
          </table:table-cell>
          <table:table-cell table:formula="of:=ROUND(([stats.E89]+[stats.F89]+[stats.I89]+[stats.K89]+[stats.M89]+[stats.O8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0] / 1000 / 60)" office:value-type="float" office:value="88" calcext:value-type="float">
            <text:p>88</text:p>
          </table:table-cell>
          <table:table-cell table:style-name="ce5" table:formula="of:=1000 * ([stats.B90]-[stats.B89])/([stats.A90]-[stats.A89])" office:value-type="float" office:value="4903.48414109359" calcext:value-type="float">
            <text:p>4.903,48</text:p>
          </table:table-cell>
          <table:table-cell table:formula="of:=ROUND([stats.D90] / 1024)" office:value-type="float" office:value="135" calcext:value-type="float">
            <text:p>135</text:p>
          </table:table-cell>
          <table:table-cell table:formula="of:=ROUND(([stats.G90]+[stats.H90]+[stats.J90]+[stats.L90]) / 1024)" office:value-type="float" office:value="48" calcext:value-type="float">
            <text:p>48</text:p>
          </table:table-cell>
          <table:table-cell table:formula="of:=ROUND(([stats.E90]+[stats.F90]+[stats.I90]+[stats.K90]+[stats.M90]+[stats.O9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1] / 1000 / 60)" office:value-type="float" office:value="89" calcext:value-type="float">
            <text:p>89</text:p>
          </table:table-cell>
          <table:table-cell table:style-name="ce5" table:formula="of:=1000 * ([stats.B91]-[stats.B90])/([stats.A91]-[stats.A90])" office:value-type="float" office:value="4891.53263325801" calcext:value-type="float">
            <text:p>4.891,53</text:p>
          </table:table-cell>
          <table:table-cell table:formula="of:=ROUND([stats.D91] / 1024)" office:value-type="float" office:value="135" calcext:value-type="float">
            <text:p>135</text:p>
          </table:table-cell>
          <table:table-cell table:formula="of:=ROUND(([stats.G91]+[stats.H91]+[stats.J91]+[stats.L91]) / 1024)" office:value-type="float" office:value="44" calcext:value-type="float">
            <text:p>44</text:p>
          </table:table-cell>
          <table:table-cell table:formula="of:=ROUND(([stats.E91]+[stats.F91]+[stats.I91]+[stats.K91]+[stats.M91]+[stats.O9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2] / 1000 / 60)" office:value-type="float" office:value="90" calcext:value-type="float">
            <text:p>90</text:p>
          </table:table-cell>
          <table:table-cell table:style-name="ce5" table:formula="of:=1000 * ([stats.B92]-[stats.B91])/([stats.A92]-[stats.A91])" office:value-type="float" office:value="5065.59229107825" calcext:value-type="float">
            <text:p>5.065,59</text:p>
          </table:table-cell>
          <table:table-cell table:formula="of:=ROUND([stats.D92] / 1024)" office:value-type="float" office:value="135" calcext:value-type="float">
            <text:p>135</text:p>
          </table:table-cell>
          <table:table-cell table:formula="of:=ROUND(([stats.G92]+[stats.H92]+[stats.J92]+[stats.L92]) / 1024)" office:value-type="float" office:value="40" calcext:value-type="float">
            <text:p>40</text:p>
          </table:table-cell>
          <table:table-cell table:formula="of:=ROUND(([stats.E92]+[stats.F92]+[stats.I92]+[stats.K92]+[stats.M92]+[stats.O9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3] / 1000 / 60)" office:value-type="float" office:value="91" calcext:value-type="float">
            <text:p>91</text:p>
          </table:table-cell>
          <table:table-cell table:style-name="ce5" table:formula="of:=1000 * ([stats.B93]-[stats.B92])/([stats.A93]-[stats.A92])" office:value-type="float" office:value="4714.83167724569" calcext:value-type="float">
            <text:p>4.714,83</text:p>
          </table:table-cell>
          <table:table-cell table:formula="of:=ROUND([stats.D93] / 1024)" office:value-type="float" office:value="135" calcext:value-type="float">
            <text:p>135</text:p>
          </table:table-cell>
          <table:table-cell table:formula="of:=ROUND(([stats.G93]+[stats.H93]+[stats.J93]+[stats.L93]) / 1024)" office:value-type="float" office:value="56" calcext:value-type="float">
            <text:p>56</text:p>
          </table:table-cell>
          <table:table-cell table:formula="of:=ROUND(([stats.E93]+[stats.F93]+[stats.I93]+[stats.K93]+[stats.M93]+[stats.O9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4] / 1000 / 60)" office:value-type="float" office:value="92" calcext:value-type="float">
            <text:p>92</text:p>
          </table:table-cell>
          <table:table-cell table:style-name="ce5" table:formula="of:=1000 * ([stats.B94]-[stats.B93])/([stats.A94]-[stats.A93])" office:value-type="float" office:value="5033.08023327297" calcext:value-type="float">
            <text:p>5.033,08</text:p>
          </table:table-cell>
          <table:table-cell table:formula="of:=ROUND([stats.D94] / 1024)" office:value-type="float" office:value="135" calcext:value-type="float">
            <text:p>135</text:p>
          </table:table-cell>
          <table:table-cell table:formula="of:=ROUND(([stats.G94]+[stats.H94]+[stats.J94]+[stats.L94]) / 1024)" office:value-type="float" office:value="55" calcext:value-type="float">
            <text:p>55</text:p>
          </table:table-cell>
          <table:table-cell table:formula="of:=ROUND(([stats.E94]+[stats.F94]+[stats.I94]+[stats.K94]+[stats.M94]+[stats.O9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5] / 1000 / 60)" office:value-type="float" office:value="93" calcext:value-type="float">
            <text:p>93</text:p>
          </table:table-cell>
          <table:table-cell table:style-name="ce5" table:formula="of:=1000 * ([stats.B95]-[stats.B94])/([stats.A95]-[stats.A94])" office:value-type="float" office:value="5289.95164426129" calcext:value-type="float">
            <text:p>5.289,95</text:p>
          </table:table-cell>
          <table:table-cell table:formula="of:=ROUND([stats.D95] / 1024)" office:value-type="float" office:value="135" calcext:value-type="float">
            <text:p>135</text:p>
          </table:table-cell>
          <table:table-cell table:formula="of:=ROUND(([stats.G95]+[stats.H95]+[stats.J95]+[stats.L95]) / 1024)" office:value-type="float" office:value="10" calcext:value-type="float">
            <text:p>10</text:p>
          </table:table-cell>
          <table:table-cell table:formula="of:=ROUND(([stats.E95]+[stats.F95]+[stats.I95]+[stats.K95]+[stats.M95]+[stats.O9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6] / 1000 / 60)" office:value-type="float" office:value="94" calcext:value-type="float">
            <text:p>94</text:p>
          </table:table-cell>
          <table:table-cell table:style-name="ce5" table:formula="of:=1000 * ([stats.B96]-[stats.B95])/([stats.A96]-[stats.A95])" office:value-type="float" office:value="5251.46645839911" calcext:value-type="float">
            <text:p>5.251,47</text:p>
          </table:table-cell>
          <table:table-cell table:formula="of:=ROUND([stats.D96] / 1024)" office:value-type="float" office:value="135" calcext:value-type="float">
            <text:p>135</text:p>
          </table:table-cell>
          <table:table-cell table:formula="of:=ROUND(([stats.G96]+[stats.H96]+[stats.J96]+[stats.L96]) / 1024)" office:value-type="float" office:value="22" calcext:value-type="float">
            <text:p>22</text:p>
          </table:table-cell>
          <table:table-cell table:formula="of:=ROUND(([stats.E96]+[stats.F96]+[stats.I96]+[stats.K96]+[stats.M96]+[stats.O9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7] / 1000 / 60)" office:value-type="float" office:value="95" calcext:value-type="float">
            <text:p>95</text:p>
          </table:table-cell>
          <table:table-cell table:style-name="ce5" table:formula="of:=1000 * ([stats.B97]-[stats.B96])/([stats.A97]-[stats.A96])" office:value-type="float" office:value="4930.74801448842" calcext:value-type="float">
            <text:p>4.930,75</text:p>
          </table:table-cell>
          <table:table-cell table:formula="of:=ROUND([stats.D97] / 1024)" office:value-type="float" office:value="135" calcext:value-type="float">
            <text:p>135</text:p>
          </table:table-cell>
          <table:table-cell table:formula="of:=ROUND(([stats.G97]+[stats.H97]+[stats.J97]+[stats.L97]) / 1024)" office:value-type="float" office:value="18" calcext:value-type="float">
            <text:p>18</text:p>
          </table:table-cell>
          <table:table-cell table:formula="of:=ROUND(([stats.E97]+[stats.F97]+[stats.I97]+[stats.K97]+[stats.M97]+[stats.O9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8] / 1000 / 60)" office:value-type="float" office:value="96" calcext:value-type="float">
            <text:p>96</text:p>
          </table:table-cell>
          <table:table-cell table:style-name="ce5" table:formula="of:=1000 * ([stats.B98]-[stats.B97])/([stats.A98]-[stats.A97])" office:value-type="float" office:value="5122.51204519023" calcext:value-type="float">
            <text:p>5.122,51</text:p>
          </table:table-cell>
          <table:table-cell table:formula="of:=ROUND([stats.D98] / 1024)" office:value-type="float" office:value="135" calcext:value-type="float">
            <text:p>135</text:p>
          </table:table-cell>
          <table:table-cell table:formula="of:=ROUND(([stats.G98]+[stats.H98]+[stats.J98]+[stats.L98]) / 1024)" office:value-type="float" office:value="17" calcext:value-type="float">
            <text:p>17</text:p>
          </table:table-cell>
          <table:table-cell table:formula="of:=ROUND(([stats.E98]+[stats.F98]+[stats.I98]+[stats.K98]+[stats.M98]+[stats.O9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9] / 1000 / 60)" office:value-type="float" office:value="97" calcext:value-type="float">
            <text:p>97</text:p>
          </table:table-cell>
          <table:table-cell table:style-name="ce5" table:formula="of:=1000 * ([stats.B99]-[stats.B98])/([stats.A99]-[stats.A98])" office:value-type="float" office:value="5028.0985693159" calcext:value-type="float">
            <text:p>5.028,10</text:p>
          </table:table-cell>
          <table:table-cell table:formula="of:=ROUND([stats.D99] / 1024)" office:value-type="float" office:value="138" calcext:value-type="float">
            <text:p>138</text:p>
          </table:table-cell>
          <table:table-cell table:formula="of:=ROUND(([stats.G99]+[stats.H99]+[stats.J99]+[stats.L99]) / 1024)" office:value-type="float" office:value="32" calcext:value-type="float">
            <text:p>32</text:p>
          </table:table-cell>
          <table:table-cell table:formula="of:=ROUND(([stats.E99]+[stats.F99]+[stats.I99]+[stats.K99]+[stats.M99]+[stats.O9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0] / 1000 / 60)" office:value-type="float" office:value="98" calcext:value-type="float">
            <text:p>98</text:p>
          </table:table-cell>
          <table:table-cell table:style-name="ce5" table:formula="of:=1000 * ([stats.B100]-[stats.B99])/([stats.A100]-[stats.A99])" office:value-type="float" office:value="4799.14267200558" calcext:value-type="float">
            <text:p>4.799,14</text:p>
          </table:table-cell>
          <table:table-cell table:formula="of:=ROUND([stats.D100] / 1024)" office:value-type="float" office:value="136" calcext:value-type="float">
            <text:p>136</text:p>
          </table:table-cell>
          <table:table-cell table:formula="of:=ROUND(([stats.G100]+[stats.H100]+[stats.J100]+[stats.L100]) / 1024)" office:value-type="float" office:value="29" calcext:value-type="float">
            <text:p>29</text:p>
          </table:table-cell>
          <table:table-cell table:formula="of:=ROUND(([stats.E100]+[stats.F100]+[stats.I100]+[stats.K100]+[stats.M100]+[stats.O10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1] / 1000 / 60)" office:value-type="float" office:value="99" calcext:value-type="float">
            <text:p>99</text:p>
          </table:table-cell>
          <table:table-cell table:style-name="ce5" table:formula="of:=1000 * ([stats.B101]-[stats.B100])/([stats.A101]-[stats.A100])" office:value-type="float" office:value="4910.92168884901" calcext:value-type="float">
            <text:p>4.910,92</text:p>
          </table:table-cell>
          <table:table-cell table:formula="of:=ROUND([stats.D101] / 1024)" office:value-type="float" office:value="136" calcext:value-type="float">
            <text:p>136</text:p>
          </table:table-cell>
          <table:table-cell table:formula="of:=ROUND(([stats.G101]+[stats.H101]+[stats.J101]+[stats.L101]) / 1024)" office:value-type="float" office:value="34" calcext:value-type="float">
            <text:p>34</text:p>
          </table:table-cell>
          <table:table-cell table:formula="of:=ROUND(([stats.E101]+[stats.F101]+[stats.I101]+[stats.K101]+[stats.M101]+[stats.O10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2] / 1000 / 60)" office:value-type="float" office:value="100" calcext:value-type="float">
            <text:p>100</text:p>
          </table:table-cell>
          <table:table-cell table:style-name="ce5" table:formula="of:=1000 * ([stats.B102]-[stats.B101])/([stats.A102]-[stats.A101])" office:value-type="float" office:value="4995.94549684281" calcext:value-type="float">
            <text:p>4.995,95</text:p>
          </table:table-cell>
          <table:table-cell table:formula="of:=ROUND([stats.D102] / 1024)" office:value-type="float" office:value="136" calcext:value-type="float">
            <text:p>136</text:p>
          </table:table-cell>
          <table:table-cell table:formula="of:=ROUND(([stats.G102]+[stats.H102]+[stats.J102]+[stats.L102]) / 1024)" office:value-type="float" office:value="37" calcext:value-type="float">
            <text:p>37</text:p>
          </table:table-cell>
          <table:table-cell table:formula="of:=ROUND(([stats.E102]+[stats.F102]+[stats.I102]+[stats.K102]+[stats.M102]+[stats.O10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3] / 1000 / 60)" office:value-type="float" office:value="101" calcext:value-type="float">
            <text:p>101</text:p>
          </table:table-cell>
          <table:table-cell table:style-name="ce5" table:formula="of:=1000 * ([stats.B103]-[stats.B102])/([stats.A103]-[stats.A102])" office:value-type="float" office:value="4784.18796317836" calcext:value-type="float">
            <text:p>4.784,19</text:p>
          </table:table-cell>
          <table:table-cell table:formula="of:=ROUND([stats.D103] / 1024)" office:value-type="float" office:value="138" calcext:value-type="float">
            <text:p>138</text:p>
          </table:table-cell>
          <table:table-cell table:formula="of:=ROUND(([stats.G103]+[stats.H103]+[stats.J103]+[stats.L103]) / 1024)" office:value-type="float" office:value="44" calcext:value-type="float">
            <text:p>44</text:p>
          </table:table-cell>
          <table:table-cell table:formula="of:=ROUND(([stats.E103]+[stats.F103]+[stats.I103]+[stats.K103]+[stats.M103]+[stats.O10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4] / 1000 / 60)" office:value-type="float" office:value="102" calcext:value-type="float">
            <text:p>102</text:p>
          </table:table-cell>
          <table:table-cell table:style-name="ce5" table:formula="of:=1000 * ([stats.B104]-[stats.B103])/([stats.A104]-[stats.A103])" office:value-type="float" office:value="5222.23883821013" calcext:value-type="float">
            <text:p>5.222,24</text:p>
          </table:table-cell>
          <table:table-cell table:formula="of:=ROUND([stats.D104] / 1024)" office:value-type="float" office:value="136" calcext:value-type="float">
            <text:p>136</text:p>
          </table:table-cell>
          <table:table-cell table:formula="of:=ROUND(([stats.G104]+[stats.H104]+[stats.J104]+[stats.L104]) / 1024)" office:value-type="float" office:value="47" calcext:value-type="float">
            <text:p>47</text:p>
          </table:table-cell>
          <table:table-cell table:formula="of:=ROUND(([stats.E104]+[stats.F104]+[stats.I104]+[stats.K104]+[stats.M104]+[stats.O10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5] / 1000 / 60)" office:value-type="float" office:value="103" calcext:value-type="float">
            <text:p>103</text:p>
          </table:table-cell>
          <table:table-cell table:style-name="ce5" table:formula="of:=1000 * ([stats.B105]-[stats.B104])/([stats.A105]-[stats.A104])" office:value-type="float" office:value="4883.72247611134" calcext:value-type="float">
            <text:p>4.883,72</text:p>
          </table:table-cell>
          <table:table-cell table:formula="of:=ROUND([stats.D105] / 1024)" office:value-type="float" office:value="136" calcext:value-type="float">
            <text:p>136</text:p>
          </table:table-cell>
          <table:table-cell table:formula="of:=ROUND(([stats.G105]+[stats.H105]+[stats.J105]+[stats.L105]) / 1024)" office:value-type="float" office:value="40" calcext:value-type="float">
            <text:p>40</text:p>
          </table:table-cell>
          <table:table-cell table:formula="of:=ROUND(([stats.E105]+[stats.F105]+[stats.I105]+[stats.K105]+[stats.M105]+[stats.O10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6] / 1000 / 60)" office:value-type="float" office:value="104" calcext:value-type="float">
            <text:p>104</text:p>
          </table:table-cell>
          <table:table-cell table:style-name="ce5" table:formula="of:=1000 * ([stats.B106]-[stats.B105])/([stats.A106]-[stats.A105])" office:value-type="float" office:value="4971.00413751849" calcext:value-type="float">
            <text:p>4.971,00</text:p>
          </table:table-cell>
          <table:table-cell table:formula="of:=ROUND([stats.D106] / 1024)" office:value-type="float" office:value="136" calcext:value-type="float">
            <text:p>136</text:p>
          </table:table-cell>
          <table:table-cell table:formula="of:=ROUND(([stats.G106]+[stats.H106]+[stats.J106]+[stats.L106]) / 1024)" office:value-type="float" office:value="51" calcext:value-type="float">
            <text:p>51</text:p>
          </table:table-cell>
          <table:table-cell table:formula="of:=ROUND(([stats.E106]+[stats.F106]+[stats.I106]+[stats.K106]+[stats.M106]+[stats.O10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7] / 1000 / 60)" office:value-type="float" office:value="105" calcext:value-type="float">
            <text:p>105</text:p>
          </table:table-cell>
          <table:table-cell table:style-name="ce5" table:formula="of:=1000 * ([stats.B107]-[stats.B106])/([stats.A107]-[stats.A106])" office:value-type="float" office:value="4945.10716065792" calcext:value-type="float">
            <text:p>4.945,11</text:p>
          </table:table-cell>
          <table:table-cell table:formula="of:=ROUND([stats.D107] / 1024)" office:value-type="float" office:value="136" calcext:value-type="float">
            <text:p>136</text:p>
          </table:table-cell>
          <table:table-cell table:formula="of:=ROUND(([stats.G107]+[stats.H107]+[stats.J107]+[stats.L107]) / 1024)" office:value-type="float" office:value="51" calcext:value-type="float">
            <text:p>51</text:p>
          </table:table-cell>
          <table:table-cell table:formula="of:=ROUND(([stats.E107]+[stats.F107]+[stats.I107]+[stats.K107]+[stats.M107]+[stats.O10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8] / 1000 / 60)" office:value-type="float" office:value="106" calcext:value-type="float">
            <text:p>106</text:p>
          </table:table-cell>
          <table:table-cell table:style-name="ce5" table:formula="of:=1000 * ([stats.B108]-[stats.B107])/([stats.A108]-[stats.A107])" office:value-type="float" office:value="4766.65946736223" calcext:value-type="float">
            <text:p>4.766,66</text:p>
          </table:table-cell>
          <table:table-cell table:formula="of:=ROUND([stats.D108] / 1024)" office:value-type="float" office:value="136" calcext:value-type="float">
            <text:p>136</text:p>
          </table:table-cell>
          <table:table-cell table:formula="of:=ROUND(([stats.G108]+[stats.H108]+[stats.J108]+[stats.L108]) / 1024)" office:value-type="float" office:value="54" calcext:value-type="float">
            <text:p>54</text:p>
          </table:table-cell>
          <table:table-cell table:formula="of:=ROUND(([stats.E108]+[stats.F108]+[stats.I108]+[stats.K108]+[stats.M108]+[stats.O10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9] / 1000 / 60)" office:value-type="float" office:value="107" calcext:value-type="float">
            <text:p>107</text:p>
          </table:table-cell>
          <table:table-cell table:style-name="ce5" table:formula="of:=1000 * ([stats.B109]-[stats.B108])/([stats.A109]-[stats.A108])" office:value-type="float" office:value="4775.97807126838" calcext:value-type="float">
            <text:p>4.775,98</text:p>
          </table:table-cell>
          <table:table-cell table:formula="of:=ROUND([stats.D109] / 1024)" office:value-type="float" office:value="136" calcext:value-type="float">
            <text:p>136</text:p>
          </table:table-cell>
          <table:table-cell table:formula="of:=ROUND(([stats.G109]+[stats.H109]+[stats.J109]+[stats.L109]) / 1024)" office:value-type="float" office:value="22" calcext:value-type="float">
            <text:p>22</text:p>
          </table:table-cell>
          <table:table-cell table:formula="of:=ROUND(([stats.E109]+[stats.F109]+[stats.I109]+[stats.K109]+[stats.M109]+[stats.O10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0] / 1000 / 60)" office:value-type="float" office:value="108" calcext:value-type="float">
            <text:p>108</text:p>
          </table:table-cell>
          <table:table-cell table:style-name="ce5" table:formula="of:=1000 * ([stats.B110]-[stats.B109])/([stats.A110]-[stats.A109])" office:value-type="float" office:value="4654.99426900779" calcext:value-type="float">
            <text:p>4.654,99</text:p>
          </table:table-cell>
          <table:table-cell table:formula="of:=ROUND([stats.D110] / 1024)" office:value-type="float" office:value="136" calcext:value-type="float">
            <text:p>136</text:p>
          </table:table-cell>
          <table:table-cell table:formula="of:=ROUND(([stats.G110]+[stats.H110]+[stats.J110]+[stats.L110]) / 1024)" office:value-type="float" office:value="16" calcext:value-type="float">
            <text:p>16</text:p>
          </table:table-cell>
          <table:table-cell table:formula="of:=ROUND(([stats.E110]+[stats.F110]+[stats.I110]+[stats.K110]+[stats.M110]+[stats.O11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1] / 1000 / 60)" office:value-type="float" office:value="109" calcext:value-type="float">
            <text:p>109</text:p>
          </table:table-cell>
          <table:table-cell table:style-name="ce5" table:formula="of:=1000 * ([stats.B111]-[stats.B110])/([stats.A111]-[stats.A110])" office:value-type="float" office:value="4466.12844280541" calcext:value-type="float">
            <text:p>4.466,13</text:p>
          </table:table-cell>
          <table:table-cell table:formula="of:=ROUND([stats.D111] / 1024)" office:value-type="float" office:value="136" calcext:value-type="float">
            <text:p>136</text:p>
          </table:table-cell>
          <table:table-cell table:formula="of:=ROUND(([stats.G111]+[stats.H111]+[stats.J111]+[stats.L111]) / 1024)" office:value-type="float" office:value="24" calcext:value-type="float">
            <text:p>24</text:p>
          </table:table-cell>
          <table:table-cell table:formula="of:=ROUND(([stats.E111]+[stats.F111]+[stats.I111]+[stats.K111]+[stats.M111]+[stats.O11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2] / 1000 / 60)" office:value-type="float" office:value="110" calcext:value-type="float">
            <text:p>110</text:p>
          </table:table-cell>
          <table:table-cell table:style-name="ce5" table:formula="of:=1000 * ([stats.B112]-[stats.B111])/([stats.A112]-[stats.A111])" office:value-type="float" office:value="4478.06434458921" calcext:value-type="float">
            <text:p>4.478,06</text:p>
          </table:table-cell>
          <table:table-cell table:formula="of:=ROUND([stats.D112] / 1024)" office:value-type="float" office:value="136" calcext:value-type="float">
            <text:p>136</text:p>
          </table:table-cell>
          <table:table-cell table:formula="of:=ROUND(([stats.G112]+[stats.H112]+[stats.J112]+[stats.L112]) / 1024)" office:value-type="float" office:value="19" calcext:value-type="float">
            <text:p>19</text:p>
          </table:table-cell>
          <table:table-cell table:formula="of:=ROUND(([stats.E112]+[stats.F112]+[stats.I112]+[stats.K112]+[stats.M112]+[stats.O11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3] / 1000 / 60)" office:value-type="float" office:value="111" calcext:value-type="float">
            <text:p>111</text:p>
          </table:table-cell>
          <table:table-cell table:style-name="ce5" table:formula="of:=1000 * ([stats.B113]-[stats.B112])/([stats.A113]-[stats.A112])" office:value-type="float" office:value="4720.9634551495" calcext:value-type="float">
            <text:p>4.720,96</text:p>
          </table:table-cell>
          <table:table-cell table:formula="of:=ROUND([stats.D113] / 1024)" office:value-type="float" office:value="136" calcext:value-type="float">
            <text:p>136</text:p>
          </table:table-cell>
          <table:table-cell table:formula="of:=ROUND(([stats.G113]+[stats.H113]+[stats.J113]+[stats.L113]) / 1024)" office:value-type="float" office:value="21" calcext:value-type="float">
            <text:p>21</text:p>
          </table:table-cell>
          <table:table-cell table:formula="of:=ROUND(([stats.E113]+[stats.F113]+[stats.I113]+[stats.K113]+[stats.M113]+[stats.O11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4] / 1000 / 60)" office:value-type="float" office:value="112" calcext:value-type="float">
            <text:p>112</text:p>
          </table:table-cell>
          <table:table-cell table:style-name="ce5" table:formula="of:=1000 * ([stats.B114]-[stats.B113])/([stats.A114]-[stats.A113])" office:value-type="float" office:value="4301.98521471883" calcext:value-type="float">
            <text:p>4.301,99</text:p>
          </table:table-cell>
          <table:table-cell table:formula="of:=ROUND([stats.D114] / 1024)" office:value-type="float" office:value="137" calcext:value-type="float">
            <text:p>137</text:p>
          </table:table-cell>
          <table:table-cell table:formula="of:=ROUND(([stats.G114]+[stats.H114]+[stats.J114]+[stats.L114]) / 1024)" office:value-type="float" office:value="35" calcext:value-type="float">
            <text:p>35</text:p>
          </table:table-cell>
          <table:table-cell table:formula="of:=ROUND(([stats.E114]+[stats.F114]+[stats.I114]+[stats.K114]+[stats.M114]+[stats.O11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5] / 1000 / 60)" office:value-type="float" office:value="113" calcext:value-type="float">
            <text:p>113</text:p>
          </table:table-cell>
          <table:table-cell table:style-name="ce5" table:formula="of:=1000 * ([stats.B115]-[stats.B114])/([stats.A115]-[stats.A114])" office:value-type="float" office:value="4675.41528239203" calcext:value-type="float">
            <text:p>4.675,42</text:p>
          </table:table-cell>
          <table:table-cell table:formula="of:=ROUND([stats.D115] / 1024)" office:value-type="float" office:value="137" calcext:value-type="float">
            <text:p>137</text:p>
          </table:table-cell>
          <table:table-cell table:formula="of:=ROUND(([stats.G115]+[stats.H115]+[stats.J115]+[stats.L115]) / 1024)" office:value-type="float" office:value="37" calcext:value-type="float">
            <text:p>37</text:p>
          </table:table-cell>
          <table:table-cell table:formula="of:=ROUND(([stats.E115]+[stats.F115]+[stats.I115]+[stats.K115]+[stats.M115]+[stats.O11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6] / 1000 / 60)" office:value-type="float" office:value="114" calcext:value-type="float">
            <text:p>114</text:p>
          </table:table-cell>
          <table:table-cell table:style-name="ce5" table:formula="of:=1000 * ([stats.B116]-[stats.B115])/([stats.A116]-[stats.A115])" office:value-type="float" office:value="4482.38401355459" calcext:value-type="float">
            <text:p>4.482,38</text:p>
          </table:table-cell>
          <table:table-cell table:formula="of:=ROUND([stats.D116] / 1024)" office:value-type="float" office:value="137" calcext:value-type="float">
            <text:p>137</text:p>
          </table:table-cell>
          <table:table-cell table:formula="of:=ROUND(([stats.G116]+[stats.H116]+[stats.J116]+[stats.L116]) / 1024)" office:value-type="float" office:value="35" calcext:value-type="float">
            <text:p>35</text:p>
          </table:table-cell>
          <table:table-cell table:formula="of:=ROUND(([stats.E116]+[stats.F116]+[stats.I116]+[stats.K116]+[stats.M116]+[stats.O11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7] / 1000 / 60)" office:value-type="float" office:value="115" calcext:value-type="float">
            <text:p>115</text:p>
          </table:table-cell>
          <table:table-cell table:style-name="ce5" table:formula="of:=1000 * ([stats.B117]-[stats.B116])/([stats.A117]-[stats.A116])" office:value-type="float" office:value="4253.52206273259" calcext:value-type="float">
            <text:p>4.253,52</text:p>
          </table:table-cell>
          <table:table-cell table:formula="of:=ROUND([stats.D117] / 1024)" office:value-type="float" office:value="137" calcext:value-type="float">
            <text:p>137</text:p>
          </table:table-cell>
          <table:table-cell table:formula="of:=ROUND(([stats.G117]+[stats.H117]+[stats.J117]+[stats.L117]) / 1024)" office:value-type="float" office:value="32" calcext:value-type="float">
            <text:p>32</text:p>
          </table:table-cell>
          <table:table-cell table:formula="of:=ROUND(([stats.E117]+[stats.F117]+[stats.I117]+[stats.K117]+[stats.M117]+[stats.O11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8] / 1000 / 60)" office:value-type="float" office:value="116" calcext:value-type="float">
            <text:p>116</text:p>
          </table:table-cell>
          <table:table-cell table:style-name="ce5" table:formula="of:=1000 * ([stats.B118]-[stats.B117])/([stats.A118]-[stats.A117])" office:value-type="float" office:value="5099.00480154181" calcext:value-type="float">
            <text:p>5.099,00</text:p>
          </table:table-cell>
          <table:table-cell table:formula="of:=ROUND([stats.D118] / 1024)" office:value-type="float" office:value="137" calcext:value-type="float">
            <text:p>137</text:p>
          </table:table-cell>
          <table:table-cell table:formula="of:=ROUND(([stats.G118]+[stats.H118]+[stats.J118]+[stats.L118]) / 1024)" office:value-type="float" office:value="39" calcext:value-type="float">
            <text:p>39</text:p>
          </table:table-cell>
          <table:table-cell table:formula="of:=ROUND(([stats.E118]+[stats.F118]+[stats.I118]+[stats.K118]+[stats.M118]+[stats.O11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9] / 1000 / 60)" office:value-type="float" office:value="117" calcext:value-type="float">
            <text:p>117</text:p>
          </table:table-cell>
          <table:table-cell table:style-name="ce5" table:formula="of:=1000 * ([stats.B119]-[stats.B118])/([stats.A119]-[stats.A118])" office:value-type="float" office:value="4671.64030307058" calcext:value-type="float">
            <text:p>4.671,64</text:p>
          </table:table-cell>
          <table:table-cell table:formula="of:=ROUND([stats.D119] / 1024)" office:value-type="float" office:value="137" calcext:value-type="float">
            <text:p>137</text:p>
          </table:table-cell>
          <table:table-cell table:formula="of:=ROUND(([stats.G119]+[stats.H119]+[stats.J119]+[stats.L119]) / 1024)" office:value-type="float" office:value="39" calcext:value-type="float">
            <text:p>39</text:p>
          </table:table-cell>
          <table:table-cell table:formula="of:=ROUND(([stats.E119]+[stats.F119]+[stats.I119]+[stats.K119]+[stats.M119]+[stats.O11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0] / 1000 / 60)" office:value-type="float" office:value="118" calcext:value-type="float">
            <text:p>118</text:p>
          </table:table-cell>
          <table:table-cell table:style-name="ce5" table:formula="of:=1000 * ([stats.B120]-[stats.B119])/([stats.A120]-[stats.A119])" office:value-type="float" office:value="4888.27975745494" calcext:value-type="float">
            <text:p>4.888,28</text:p>
          </table:table-cell>
          <table:table-cell table:formula="of:=ROUND([stats.D120] / 1024)" office:value-type="float" office:value="137" calcext:value-type="float">
            <text:p>137</text:p>
          </table:table-cell>
          <table:table-cell table:formula="of:=ROUND(([stats.G120]+[stats.H120]+[stats.J120]+[stats.L120]) / 1024)" office:value-type="float" office:value="36" calcext:value-type="float">
            <text:p>36</text:p>
          </table:table-cell>
          <table:table-cell table:formula="of:=ROUND(([stats.E120]+[stats.F120]+[stats.I120]+[stats.K120]+[stats.M120]+[stats.O12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1] / 1000 / 60)" office:value-type="float" office:value="119" calcext:value-type="float">
            <text:p>119</text:p>
          </table:table-cell>
          <table:table-cell table:style-name="ce5" table:formula="of:=1000 * ([stats.B121]-[stats.B120])/([stats.A121]-[stats.A120])" office:value-type="float" office:value="4746.91829750473" calcext:value-type="float">
            <text:p>4.746,92</text:p>
          </table:table-cell>
          <table:table-cell table:formula="of:=ROUND([stats.D121] / 1024)" office:value-type="float" office:value="137" calcext:value-type="float">
            <text:p>137</text:p>
          </table:table-cell>
          <table:table-cell table:formula="of:=ROUND(([stats.G121]+[stats.H121]+[stats.J121]+[stats.L121]) / 1024)" office:value-type="float" office:value="49" calcext:value-type="float">
            <text:p>49</text:p>
          </table:table-cell>
          <table:table-cell table:formula="of:=ROUND(([stats.E121]+[stats.F121]+[stats.I121]+[stats.K121]+[stats.M121]+[stats.O12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2] / 1000 / 60)" office:value-type="float" office:value="120" calcext:value-type="float">
            <text:p>120</text:p>
          </table:table-cell>
          <table:table-cell table:style-name="ce5" table:formula="of:=1000 * ([stats.B122]-[stats.B121])/([stats.A122]-[stats.A121])" office:value-type="float" office:value="3020.39936314183" calcext:value-type="float">
            <text:p>3.020,40</text:p>
          </table:table-cell>
          <table:table-cell table:formula="of:=ROUND([stats.D122] / 1024)" office:value-type="float" office:value="137" calcext:value-type="float">
            <text:p>137</text:p>
          </table:table-cell>
          <table:table-cell table:formula="of:=ROUND(([stats.G122]+[stats.H122]+[stats.J122]+[stats.L122]) / 1024)" office:value-type="float" office:value="1" calcext:value-type="float">
            <text:p>1</text:p>
          </table:table-cell>
          <table:table-cell table:formula="of:=ROUND(([stats.E122]+[stats.F122]+[stats.I122]+[stats.K122]+[stats.M122]+[stats.O12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9:04:08.74159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9:04:30.136293131</dc:date>
    <meta:editing-duration>PT12H46M25S</meta:editing-duration>
    <meta:editing-cycles>48</meta:editing-cycles>
    <meta:generator>LibreOffice/5.1.6.2$Linux_X86_64 LibreOffice_project/10m0$Build-2</meta:generator>
    <meta:document-statistic meta:table-count="2" meta:cell-count="3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4cm" svg:height="15.805cm" xlink:href=".." xlink:type="simple" chart:class="chart:line" chart:column-mapping="1 0" chart:style-name="ch1">
        <chart:title svg:x="5.473cm" svg:y="0.452cm" chart:style-name="ch2">
          <text:p>Jargon2 long running test - keep settings low to run as many hashes as possible</text:p>
        </chart:title>
        <chart:subtitle svg:x="1.179cm" svg:y="1.547cm" chart:style-name="ch3">
          <text:p>4 Java threads executing for 2 hours a hash/verify loop
argon2id, v1.3, 16KB memory, 2 passes, 2 lanes/threads, 8 bytes secret, 8 bytes ad, 8 bytes salt, 8 bytes password, 8 bytes output hash, -Xms64m, -Xmx64m
GCP Compute Engine, 8 vCPUs (Ivy Bridge), 7.2GB RAM, Ubuntu 16.04 LTS, Oracle JDK 8u151
</text:p>
        </chart:subtitle>
        <chart:legend chart:legend-position="end" svg:x="21.463cm" svg:y="6.856cm" style:legend-expansion="high" chart:style-name="ch4"/>
        <chart:plot-area chart:style-name="ch5" table:cell-range-address="graph.A1:graph.A122 graph.B1:graph.B121 graph.C1:graph.E122" chart:data-source-has-labels="both" svg:x="1.551cm" svg:y="3.664cm" svg:width="18.271cm" svg:height="10.844cm">
          <chartooo:coordinate-region svg:x="2.357cm" svg:y="3.785cm" svg:width="15.89cm" svg:height="9.721cm"/>
          <chart:axis chart:dimension="x" chart:name="primary-x" chart:style-name="ch6" chartooo:axis-type="auto">
            <chartooo:date-scale/>
            <chart:title svg:x="9.861cm" svg:y="14.824cm" chart:style-name="ch7">
              <text:p>TIme (min)</text:p>
            </chart:title>
            <chart:categories table:cell-range-address="graph.A2:graph.A122"/>
          </chart:axis>
          <chart:axis chart:dimension="x" chart:name="secondary-x" chart:style-name="ch8"/>
          <chart:axis chart:dimension="y" chart:name="primary-y" chart:style-name="ch6">
            <chart:title svg:x="0.451cm" svg:y="10.109cm" chart:style-name="ch9">
              <text:p>Memory (MB)</text:p>
            </chart:title>
            <chart:grid chart:style-name="ch10" chart:class="major"/>
          </chart:axis>
          <chart:axis chart:dimension="y" chart:name="secondary-y" chart:style-name="ch11">
            <chart:title svg:x="20.362cm" svg:y="9.897cm" chart:style-name="ch9">
              <text:p>Hashes / s</text:p>
            </chart:title>
          </chart:axis>
          <chart:series chart:attached-axis="secondary-y" chart:style-name="ch12" chart:values-cell-range-address="graph.B2:graph.B121" chart:label-cell-address="graph.B1:graph.B1" chart:class="chart:line">
            <chart:data-point chart:repeated="120"/>
          </chart:series>
          <chart:series chart:attached-axis="primary-y" chart:style-name="ch13" chart:values-cell-range-address="graph.C2:graph.C122" chart:label-cell-address="graph.C1:graph.C1" chart:class="chart:line">
            <chart:data-point chart:repeated="121"/>
          </chart:series>
          <chart:series chart:attached-axis="primary-y" chart:style-name="ch14" chart:values-cell-range-address="graph.E2:graph.E122" chart:label-cell-address="graph.E1:graph.E1" chart:class="chart:line">
            <chart:data-point chart:repeated="121"/>
          </chart:series>
          <chart:series chart:attached-axis="primary-y" chart:style-name="ch15" chart:values-cell-range-address="graph.D2:graph.D122" chart:label-cell-address="graph.D1:graph.D1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es / s</text:p>
                <draw:g>
                  <svg:desc>graph.B1:graph.B1</svg:desc>
                </draw:g>
              </table:table-cell>
              <table:table-cell office:value-type="string">
                <text:p>Process memory (MB)</text:p>
                <draw:g>
                  <svg:desc>graph.C1:graph.C1</svg:desc>
                </draw:g>
              </table:table-cell>
              <table:table-cell office:value-type="string">
                <text:p>Heap and meta space (MB)</text:p>
                <draw:g>
                  <svg:desc>graph.E1:graph.E1</svg:desc>
                </draw:g>
              </table:table-cell>
              <table:table-cell office:value-type="string">
                <text:p>Heap utilization (MB)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2:graph.A122</svg:desc>
                </draw:g>
              </table:table-cell>
              <table:table-cell office:value-type="float" office:value="0">
                <text:p>0</text:p>
                <draw:g>
                  <svg:desc>graph.B2:graph.B121</svg:desc>
                </draw:g>
              </table:table-cell>
              <table:table-cell office:value-type="float" office:value="36">
                <text:p>36</text:p>
                <draw:g>
                  <svg:desc>graph.C2:graph.C122</svg:desc>
                </draw:g>
              </table:table-cell>
              <table:table-cell office:value-type="float" office:value="69">
                <text:p>69</text:p>
                <draw:g>
                  <svg:desc>graph.E2:graph.E122</svg:desc>
                </draw:g>
              </table:table-cell>
              <table:table-cell office:value-type="float" office:value="3">
                <text:p>3</text:p>
                <draw:g>
                  <svg:desc>graph.D2:graph.D1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20.52303860523">
                <text:p>4820.52303860523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75.47389231306">
                <text:p>5075.47389231306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30.07724894094">
                <text:p>4930.07724894094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16.61211809075">
                <text:p>5116.61211809075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87.14812722257">
                <text:p>5287.14812722257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77.49160878668">
                <text:p>5277.49160878668</text:p>
              </table:table-cell>
              <table:table-cell office:value-type="float" office:value="104">
                <text:p>10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06.42041772594">
                <text:p>5206.42041772594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79.64907616642">
                <text:p>5179.64907616642</text:p>
              </table:table-cell>
              <table:table-cell office:value-type="float" office:value="109">
                <text:p>1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41.6096231807">
                <text:p>5241.6096231807</text:p>
              </table:table-cell>
              <table:table-cell office:value-type="float" office:value="113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93.67980328305">
                <text:p>5293.67980328305</text:p>
              </table:table-cell>
              <table:table-cell office:value-type="float" office:value="115">
                <text:p>11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96.18368804931">
                <text:p>5296.18368804931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213.06464206801">
                <text:p>5213.06464206801</text:p>
              </table:table-cell>
              <table:table-cell office:value-type="float" office:value="121">
                <text:p>121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0.42694575961">
                <text:p>5140.42694575961</text:p>
              </table:table-cell>
              <table:table-cell office:value-type="float" office:value="123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073.75033235842">
                <text:p>5073.75033235842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04.45293677827">
                <text:p>4404.45293677827</text:p>
              </table:table-cell>
              <table:table-cell office:value-type="float" office:value="127">
                <text:p>127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21.53122767375">
                <text:p>4321.53122767375</text:p>
              </table:table-cell>
              <table:table-cell office:value-type="float" office:value="129">
                <text:p>129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472.17145705267">
                <text:p>4472.17145705267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66.76857636581">
                <text:p>4466.76857636581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594.04953735236">
                <text:p>4594.04953735236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0.74754555875">
                <text:p>5000.74754555875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79.83649867903">
                <text:p>4479.83649867903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27.53372765335">
                <text:p>4627.53372765335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845.17479728832">
                <text:p>4845.17479728832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860.61270600744">
                <text:p>4860.61270600744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70.84821799452">
                <text:p>4870.84821799452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570.87339943202">
                <text:p>4570.87339943202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687.3452841787">
                <text:p>4687.3452841787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647.00996677741">
                <text:p>4647.00996677741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706.10128937924">
                <text:p>4706.10128937924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04.85130420336">
                <text:p>5004.85130420336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829.79677971453">
                <text:p>4829.79677971453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675.43859649123">
                <text:p>4675.43859649123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372.80249908611">
                <text:p>4372.80249908611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426.95023676996">
                <text:p>4426.95023676996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98.1556253427">
                <text:p>4998.1556253427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876.6217585594">
                <text:p>4876.6217585594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164.7424290247">
                <text:p>5164.7424290247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990.54456021404">
                <text:p>4990.54456021404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068.27509429573">
                <text:p>5068.27509429573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62.28609403555">
                <text:p>5162.28609403555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294.78616289503">
                <text:p>5294.78616289503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055.19189234092">
                <text:p>5055.19189234092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017.95949560566">
                <text:p>5017.95949560566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113.88408879436">
                <text:p>5113.88408879436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105.05590908336">
                <text:p>5105.05590908336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979.24663110845">
                <text:p>4979.24663110845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60.32294504618">
                <text:p>4860.32294504618</text:p>
              </table:table-cell>
              <table:table-cell office:value-type="float" office:value="134">
                <text:p>134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07.80860608074">
                <text:p>4807.80860608074</text:p>
              </table:table-cell>
              <table:table-cell office:value-type="float" office:value="134">
                <text:p>134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693.7772019004">
                <text:p>4693.7772019004</text:p>
              </table:table-cell>
              <table:table-cell office:value-type="float" office:value="134">
                <text:p>13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25.12626262626">
                <text:p>4825.12626262626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55.63310069791">
                <text:p>5055.6331006979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913.74927307469">
                <text:p>4913.74927307469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859.94849214921">
                <text:p>4859.9484921492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810.10765550239">
                <text:p>4810.1076555023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08.10900631439">
                <text:p>4808.1090063143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801.06303463167">
                <text:p>4801.06303463167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720.27112336778">
                <text:p>4720.27112336778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812.64535849558">
                <text:p>4812.64535849558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950.63225935096">
                <text:p>4950.63225935096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75.92429504329">
                <text:p>4875.9242950432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762.13737414017">
                <text:p>4762.13737414017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779.00543306694">
                <text:p>4779.00543306694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053.50081414282">
                <text:p>5053.50081414282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21.57077807691">
                <text:p>5021.5707780769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756.84567326864">
                <text:p>4756.84567326864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058.73361357104">
                <text:p>5058.73361357104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171.29421929781">
                <text:p>5171.2942192978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065.74072535761">
                <text:p>5065.7407253576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001.26266821731">
                <text:p>5001.2626682173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05.64388841815">
                <text:p>4705.64388841815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952.62781848695">
                <text:p>4952.62781848695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447.11786111896">
                <text:p>4447.11786111896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058.2293622182">
                <text:p>5058.2293622182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130.04901553543">
                <text:p>5130.04901553543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929.44734305939">
                <text:p>4929.4473430593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067.85856706101">
                <text:p>5067.8585670610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043.14299009506">
                <text:p>5043.14299009506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974.31296314758">
                <text:p>4974.31296314758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45.12527414102">
                <text:p>4545.12527414102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644.22773412191">
                <text:p>4644.2277341219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825.56033694984">
                <text:p>4825.56033694984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643.33898248762">
                <text:p>4643.33898248762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766.02319168023">
                <text:p>4766.02319168023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779.76803695457">
                <text:p>4779.76803695457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003.22323386722">
                <text:p>5003.22323386722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161.80917882423">
                <text:p>5161.80917882423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688.20206048521">
                <text:p>4688.2020604852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903.48414109359">
                <text:p>4903.4841410935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891.53263325801">
                <text:p>4891.5326332580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65.59229107825">
                <text:p>5065.59229107825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714.83167724569">
                <text:p>4714.8316772456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033.08023327297">
                <text:p>5033.08023327297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289.95164426129">
                <text:p>5289.95164426129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251.46645839911">
                <text:p>5251.46645839911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930.74801448842">
                <text:p>4930.74801448842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122.51204519023">
                <text:p>5122.51204519023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028.0985693159">
                <text:p>5028.0985693159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799.14267200558">
                <text:p>4799.14267200558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910.92168884901">
                <text:p>4910.92168884901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95.94549684281">
                <text:p>4995.94549684281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784.18796317836">
                <text:p>4784.18796317836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22.23883821013">
                <text:p>5222.23883821013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883.72247611134">
                <text:p>4883.72247611134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971.00413751849">
                <text:p>4971.00413751849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45.10716065792">
                <text:p>4945.10716065792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766.65946736223">
                <text:p>4766.65946736223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775.97807126838">
                <text:p>4775.97807126838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654.99426900779">
                <text:p>4654.99426900779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466.12844280541">
                <text:p>4466.12844280541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478.06434458921">
                <text:p>4478.06434458921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720.9634551495">
                <text:p>4720.9634551495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301.98521471883">
                <text:p>4301.98521471883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675.41528239203">
                <text:p>4675.41528239203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482.38401355459">
                <text:p>4482.38401355459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253.52206273259">
                <text:p>4253.52206273259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099.00480154181">
                <text:p>5099.00480154181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671.64030307058">
                <text:p>4671.64030307058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888.27975745494">
                <text:p>4888.27975745494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746.91829750473">
                <text:p>4746.91829750473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